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Iné" style:master-page-name="">
      <style:paragraph-properties fo:margin-left="0cm" fo:margin-right="0cm" fo:line-height="150%" fo:text-align="start" style:justify-single-word="false" fo:text-indent="0cm" style:auto-text-indent="false" style:page-number="auto"/>
    </style:style>
    <style:style style:name="P4" style:family="paragraph" style:parent-style-name="Základný_20_text_20__28_3_29_" style:master-page-name="">
      <style:paragraph-properties fo:margin-left="0cm" fo:margin-right="0cm" fo:line-height="150%" fo:text-align="start" style:justify-single-word="false" fo:text-indent="0cm" style:auto-text-indent="false" style:page-number="auto"/>
    </style:style>
    <style:style style:name="P5" style:family="paragraph" style:parent-style-name="Názov_20_obrázka" style:master-page-name="">
      <style:paragraph-properties fo:margin-left="0cm" fo:margin-right="0cm" fo:line-height="150%" fo:text-align="start" style:justify-single-word="false" fo:text-indent="0cm" style:auto-text-indent="false" style:page-number="auto"/>
    </style:style>
    <style:style style:name="P6" style:family="paragraph" style:parent-style-name="Hlavička_20_alebo_20_päta" style:master-page-name="">
      <style:paragraph-properties fo:margin-left="0cm" fo:margin-right="0cm" fo:line-height="150%" fo:text-align="start" style:justify-single-word="false" fo:text-indent="0cm" style:auto-text-indent="false" style:page-number="auto"/>
    </style:style>
    <style:style style:name="P7" style:family="paragraph" style:parent-style-name="Základný_20_text_20__28_2_29_" style:master-page-name="">
      <style:paragraph-properties fo:margin-left="0cm" fo:margin-right="0cm" fo:line-height="150%" fo:text-align="start" style:justify-single-word="false" fo:text-indent="0cm" style:auto-text-indent="false" style:page-number="auto"/>
    </style:style>
    <style:style style:name="P8" style:family="paragraph" style:parent-style-name="Základný_20_text" style:master-page-name="">
      <style:paragraph-properties fo:margin-left="0cm" fo:margin-right="0cm" fo:line-height="150%" fo:text-align="start" style:justify-single-word="false" fo:text-indent="0cm" style:auto-text-indent="false" style:page-number="auto"/>
    </style:style>
    <style:style style:name="P9"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128304"/>
    </style:style>
    <style:style style:name="P10" style:family="paragraph" style:parent-style-name="Základný_20_text">
      <style:paragraph-properties fo:margin-left="0cm" fo:margin-right="0cm" fo:line-height="150%" fo:text-align="start" style:justify-single-word="false" fo:text-indent="0cm" style:auto-text-indent="false"/>
    </style:style>
    <style:style style:name="P11" style:family="paragraph" style:parent-style-name="Základný_20_text">
      <style:paragraph-properties fo:margin-left="0cm" fo:margin-right="0cm" fo:line-height="150%" fo:text-align="start" style:justify-single-word="false" fo:text-indent="0cm" style:auto-text-indent="false"/>
      <style:text-properties officeooo:paragraph-rsid="00128304"/>
    </style:style>
    <style:style style:name="P12" style:family="paragraph" style:parent-style-name="Základný_20_text_20__28_2_29_">
      <style:paragraph-properties fo:margin-left="0cm" fo:margin-right="0cm" fo:line-height="150%" fo:text-align="start" style:justify-single-word="false" fo:text-indent="0cm" style:auto-text-indent="false"/>
    </style:style>
    <style:style style:name="P13" style:family="paragraph" style:parent-style-name="Základný_20_text_20__28_2_29_" style:master-page-name="">
      <style:paragraph-properties fo:margin-left="0.635cm" fo:margin-right="0cm" fo:line-height="150%" fo:text-align="start" style:justify-single-word="false" fo:text-indent="-0.635cm" style:auto-text-indent="false" style:page-number="auto"/>
    </style:style>
    <style:style style:name="P14" style:family="paragraph" style:parent-style-name="Základný_20_text" style:master-page-name="">
      <style:paragraph-properties fo:margin-left="0.635cm" fo:margin-right="0cm" fo:line-height="150%" fo:text-align="start" style:justify-single-word="false" fo:text-indent="-0.635cm" style:auto-text-indent="false" style:page-number="auto"/>
    </style:style>
    <style:style style:name="P15" style:family="paragraph" style:parent-style-name="Základný_20_text" style:master-page-name="">
      <style:paragraph-properties fo:margin-left="0.635cm" fo:margin-right="0cm" fo:line-height="150%" fo:text-align="start" style:justify-single-word="false" fo:text-indent="-0.635cm" style:auto-text-indent="false" style:page-number="auto"/>
      <style:text-properties officeooo:paragraph-rsid="00128304"/>
    </style:style>
    <style:style style:name="P16" style:family="paragraph" style:parent-style-name="Základný_20_text">
      <style:paragraph-properties fo:margin-left="0.635cm" fo:margin-right="0cm" fo:line-height="150%" fo:text-align="start" style:justify-single-word="false" fo:text-indent="-0.635cm" style:auto-text-indent="false"/>
      <style:text-properties officeooo:paragraph-rsid="00128304"/>
    </style:style>
    <style:style style:name="P17" style:family="paragraph" style:parent-style-name="Základný_20_text_20__28_2_29_" style:master-page-name="">
      <style:paragraph-properties fo:margin-left="0cm" fo:margin-right="0cm" fo:line-height="150%" fo:text-align="start" style:justify-single-word="false" fo:text-indent="0.635cm" style:auto-text-indent="false" style:page-number="auto"/>
    </style:style>
    <style:style style:name="P18" style:family="paragraph" style:parent-style-name="Základný_20_text" style:master-page-name="">
      <style:paragraph-properties fo:margin-left="0cm" fo:margin-right="0cm" fo:line-height="150%" fo:text-align="start" style:justify-single-word="false" fo:text-indent="0.635cm" style:auto-text-indent="false" style:page-number="auto"/>
    </style:style>
    <style:style style:name="P1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88cm"/>
        </style:tab-stops>
      </style:paragraph-properties>
    </style:style>
    <style:style style:name="P2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92cm"/>
        </style:tab-stops>
      </style:paragraph-properties>
    </style:style>
    <style:style style:name="P2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59cm"/>
        </style:tab-stops>
      </style:paragraph-properties>
    </style:style>
    <style:style style:name="P2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79cm"/>
        </style:tab-stops>
      </style:paragraph-properties>
    </style:style>
    <style:style style:name="P2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408cm"/>
        </style:tab-stops>
      </style:paragraph-properties>
    </style:style>
    <style:style style:name="P2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0f7a18"/>
    </style:style>
    <style:style style:name="P2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128304"/>
    </style:style>
    <style:style style:name="P2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1b3371"/>
    </style:style>
    <style:style style:name="P2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1c2b3"/>
    </style:style>
    <style:style style:name="P2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9ee01"/>
    </style:style>
    <style:style style:name="P29" style:family="paragraph" style:parent-style-name="Základný_20_text">
      <style:paragraph-properties fo:margin-left="0cm" fo:margin-right="0cm" fo:line-height="150%" fo:text-align="start" style:justify-single-word="false" fo:text-indent="0.635cm" style:auto-text-indent="false"/>
    </style:style>
    <style:style style:name="P30" style:family="paragraph" style:parent-style-name="Základný_20_text">
      <style:paragraph-properties fo:margin-left="0cm" fo:margin-right="0cm" fo:line-height="150%" fo:text-align="start" style:justify-single-word="false" fo:text-indent="0.635cm" style:auto-text-indent="false"/>
      <style:text-properties officeooo:paragraph-rsid="00128304"/>
    </style:style>
    <style:style style:name="P31" style:family="paragraph" style:parent-style-name="Základný_20_text">
      <style:paragraph-properties fo:margin-left="0cm" fo:margin-right="0cm" fo:line-height="150%" fo:text-align="start" style:justify-single-word="false" fo:text-indent="0.635cm" style:auto-text-indent="false"/>
      <style:text-properties officeooo:paragraph-rsid="00197b20"/>
    </style:style>
    <style:style style:name="P32" style:family="paragraph" style:parent-style-name="Standard">
      <style:paragraph-properties fo:line-height="150%"/>
      <style:text-properties style:font-name="Arial" fo:font-size="14pt" style:font-size-asian="14pt" style:font-size-complex="14pt"/>
    </style:style>
    <style:style style:name="P33" style:family="paragraph" style:parent-style-name="Záhlavie_20__23_2" style:master-page-name="PageStyle0">
      <style:paragraph-properties fo:margin-left="0cm" fo:margin-right="0cm" fo:line-height="150%" fo:text-align="start" style:justify-single-word="false" fo:text-indent="0cm" style:auto-text-indent="false" style:page-number="auto"/>
    </style:style>
    <style:style style:name="P34" style:family="paragraph" style:parent-style-name="Záhlavie_20__23_3" style:master-page-name="">
      <style:paragraph-properties fo:margin-left="0cm" fo:margin-right="0cm" fo:line-height="150%" fo:text-align="start" style:justify-single-word="false" fo:text-indent="0cm" style:auto-text-indent="false" style:page-number="auto"/>
    </style:style>
    <style:style style:name="P35" style:family="paragraph" style:parent-style-name="Záhlavie_20__23_3">
      <style:paragraph-properties fo:margin-left="0cm" fo:margin-right="0cm" fo:line-height="150%" fo:text-align="start" style:justify-single-word="false" fo:text-indent="0cm" style:auto-text-indent="false"/>
    </style:style>
    <style:style style:name="P36" style:family="paragraph" style:parent-style-name="Záhlavie_20__23_3">
      <style:paragraph-properties fo:margin-left="0cm" fo:margin-right="0cm" fo:line-height="150%" fo:text-align="start" style:justify-single-word="false" fo:text-indent="0cm" style:auto-text-indent="false"/>
      <style:text-properties officeooo:paragraph-rsid="0019bfb9"/>
    </style:style>
    <style:style style:name="P37" style:family="paragraph" style:parent-style-name="Záhlavie_20__23_1" style:master-page-name="">
      <style:paragraph-properties fo:margin-left="0cm" fo:margin-right="0cm" fo:line-height="150%" fo:text-align="start" style:justify-single-word="false" fo:text-indent="0cm" style:auto-text-indent="false" style:page-number="auto"/>
    </style:style>
    <style:style style:name="T1" style:family="text">
      <style:text-properties fo:color="#000000" style:font-name="Arial" fo:font-size="14pt" fo:background-color="#80ffff" loext:char-shading-value="0" style:font-size-asian="14pt" style:font-size-complex="14pt"/>
    </style:style>
    <style:style style:name="T2" style:family="text">
      <style:text-properties fo:color="#000000" style:font-name="Arial" fo:font-size="14pt" officeooo:rsid="000f7a18" fo:background-color="#80ffff" loext:char-shading-value="0" style:font-size-asian="14pt" style:font-size-complex="14pt"/>
    </style:style>
    <style:style style:name="T3" style:family="text">
      <style:text-properties fo:color="#000000" style:font-name="Arial" fo:font-size="14pt" officeooo:rsid="0010a663" fo:background-color="#80ffff" loext:char-shading-value="0" style:font-size-asian="14pt" style:font-size-complex="14pt"/>
    </style:style>
    <style:style style:name="T4" style:family="text">
      <style:text-properties fo:color="#000000" style:font-name="Arial" fo:font-size="14pt" officeooo:rsid="00121d74" fo:background-color="#80ffff" loext:char-shading-value="0" style:font-size-asian="14pt" style:font-size-complex="14pt"/>
    </style:style>
    <style:style style:name="T5" style:family="text">
      <style:text-properties fo:color="#000000" style:font-name="Arial" fo:font-size="14pt" officeooo:rsid="00128304" fo:background-color="#80ffff" loext:char-shading-value="0" style:font-size-asian="14pt" style:font-size-complex="14pt"/>
    </style:style>
    <style:style style:name="T6" style:family="text">
      <style:text-properties fo:color="#000000" style:font-name="Arial" fo:font-size="14pt" officeooo:rsid="0014ff4d" fo:background-color="#80ffff" loext:char-shading-value="0" style:font-size-asian="14pt" style:font-size-complex="14pt"/>
    </style:style>
    <style:style style:name="T7" style:family="text">
      <style:text-properties fo:color="#000000" style:font-name="Arial" fo:font-size="14pt" officeooo:rsid="00169ef5" fo:background-color="#80ffff" loext:char-shading-value="0" style:font-size-asian="14pt" style:font-size-complex="14pt"/>
    </style:style>
    <style:style style:name="T8" style:family="text">
      <style:text-properties fo:color="#000000" style:font-name="Arial" fo:font-size="14pt" officeooo:rsid="0016c7ba" fo:background-color="#80ffff" loext:char-shading-value="0" style:font-size-asian="14pt" style:font-size-complex="14pt"/>
    </style:style>
    <style:style style:name="T9" style:family="text">
      <style:text-properties fo:color="#000000" style:font-name="Arial" fo:font-size="14pt" officeooo:rsid="00197b20" fo:background-color="#80ffff" loext:char-shading-value="0" style:font-size-asian="14pt" style:font-size-complex="14pt"/>
    </style:style>
    <style:style style:name="T10" style:family="text">
      <style:text-properties fo:color="#000000" style:font-name="Arial" fo:font-size="14pt" officeooo:rsid="0019bfb9" fo:background-color="#80ffff" loext:char-shading-value="0" style:font-size-asian="14pt" style:font-size-complex="14pt"/>
    </style:style>
    <style:style style:name="T11" style:family="text">
      <style:text-properties fo:color="#000000" style:font-name="Arial" fo:font-size="14pt" officeooo:rsid="001b3371" fo:background-color="#80ffff" loext:char-shading-value="0" style:font-size-asian="14pt" style:font-size-complex="14pt"/>
    </style:style>
    <style:style style:name="T12" style:family="text">
      <style:text-properties fo:color="#000000" style:font-name="Arial" fo:font-size="14pt" officeooo:rsid="001ce7de" fo:background-color="#80ffff" loext:char-shading-value="0" style:font-size-asian="14pt" style:font-size-complex="14pt"/>
    </style:style>
    <style:style style:name="T13" style:family="text">
      <style:text-properties fo:color="#000000" style:font-name="Arial" fo:font-size="14pt" officeooo:rsid="002097a2" fo:background-color="#80ffff" loext:char-shading-value="0" style:font-size-asian="14pt" style:font-size-complex="14pt"/>
    </style:style>
    <style:style style:name="T14" style:family="text">
      <style:text-properties fo:color="#000000" style:font-name="Arial" fo:font-size="14pt" officeooo:rsid="0021c2b3" fo:background-color="#80ffff" loext:char-shading-value="0" style:font-size-asian="14pt" style:font-size-complex="14pt"/>
    </style:style>
    <style:style style:name="T15" style:family="text">
      <style:text-properties fo:color="#000000" style:font-name="Arial" fo:font-size="14pt" officeooo:rsid="0022e1d6" fo:background-color="#80ffff" loext:char-shading-value="0" style:font-size-asian="14pt" style:font-size-complex="14pt"/>
    </style:style>
    <style:style style:name="T16" style:family="text">
      <style:text-properties fo:color="#000000" style:font-name="Arial" fo:font-size="14pt" officeooo:rsid="00273dd8" fo:background-color="#80ffff" loext:char-shading-value="0" style:font-size-asian="14pt" style:font-size-complex="14pt"/>
    </style:style>
    <style:style style:name="T17" style:family="text">
      <style:text-properties fo:color="#000000" style:font-name="Arial" fo:font-size="14pt" officeooo:rsid="0029ed25" fo:background-color="#80ffff" loext:char-shading-value="0" style:font-size-asian="14pt" style:font-size-complex="14pt"/>
    </style:style>
    <style:style style:name="T18" style:family="text">
      <style:text-properties fo:color="#000000" style:font-name="Arial" fo:font-size="14pt" officeooo:rsid="0029ee01" fo:background-color="#80ffff" loext:char-shading-value="0" style:font-size-asian="14pt" style:font-size-complex="14pt"/>
    </style:style>
    <style:style style:name="T19" style:family="text">
      <style:text-properties fo:color="#000000" style:font-name="Arial" fo:font-size="14pt" officeooo:rsid="002c55c3" fo:background-color="#80ffff" loext:char-shading-value="0" style:font-size-asian="14pt" style:font-size-complex="14pt"/>
    </style:style>
    <style:style style:name="T20" style:family="text">
      <style:text-properties fo:color="#000000" style:font-name="Arial" fo:font-size="14pt" officeooo:rsid="002cbcea" fo:background-color="#80ffff" loext:char-shading-value="0" style:font-size-asian="14pt" style:font-size-complex="14pt"/>
    </style:style>
    <style:style style:name="T21" style:family="text">
      <style:text-properties fo:color="#000000" style:font-name="Arial1" fo:font-size="14pt" officeooo:rsid="00197b20" fo:background-color="#80ffff" loext:char-shading-value="0" style:font-name-asian="Microsoft Sans Serif" style:font-size-asian="14pt" style:font-name-complex="Microsoft Sans Serif" style:font-size-complex="14pt"/>
    </style:style>
    <style:style style:name="T22" style:family="text">
      <style:text-properties fo:color="#000000" style:font-name="Arial1" fo:font-size="14pt" officeooo:rsid="0021c2b3" fo:background-color="#80ffff" loext:char-shading-value="0" style:font-name-asian="Microsoft Sans Serif" style:font-size-asian="14pt" style:font-name-complex="Microsoft Sans Serif" style:font-size-complex="14pt"/>
    </style:style>
    <style:style style:name="T23" style:family="text">
      <style:text-properties fo:color="#000000" style:font-name="Arial1" fo:font-size="14pt" officeooo:rsid="002cbcea" fo:background-color="#80ffff" loext:char-shading-value="0" style:font-name-asian="Microsoft Sans Serif" style:font-size-asian="14pt" style:font-name-complex="Microsoft Sans Serif" style:font-size-complex="14pt"/>
    </style:style>
    <style:style style:name="T24" style:family="text">
      <style:text-properties style:font-name="Arial" fo:font-size="14pt" style:font-size-asian="14pt" style:font-size-complex="14pt"/>
    </style:style>
    <style:style style:name="T25" style:family="text">
      <style:text-properties style:font-name="Arial" fo:font-size="14pt" officeooo:rsid="000ec136" style:font-size-asian="14pt" style:font-size-complex="14pt"/>
    </style:style>
    <style:style style:name="T26" style:family="text">
      <style:text-properties style:font-name="Arial" fo:font-size="14pt" officeooo:rsid="000f7a18" style:font-size-asian="14pt" style:font-size-complex="14pt"/>
    </style:style>
    <style:style style:name="T27" style:family="text">
      <style:text-properties style:font-name="Arial" fo:font-size="14pt" officeooo:rsid="0010a663" style:font-size-asian="14pt" style:font-size-complex="14pt"/>
    </style:style>
    <style:style style:name="T28" style:family="text">
      <style:text-properties style:font-name="Arial" fo:font-size="14pt" officeooo:rsid="00121d74" style:font-size-asian="14pt" style:font-size-complex="14pt"/>
    </style:style>
    <style:style style:name="T29" style:family="text">
      <style:text-properties style:font-name="Arial" fo:font-size="14pt" officeooo:rsid="00128304" style:font-size-asian="14pt" style:font-size-complex="14pt"/>
    </style:style>
    <style:style style:name="T30" style:family="text">
      <style:text-properties style:font-name="Arial" fo:font-size="14pt" officeooo:rsid="0014ff4d" style:font-size-asian="14pt" style:font-size-complex="14pt"/>
    </style:style>
    <style:style style:name="T31" style:family="text">
      <style:text-properties style:font-name="Arial" fo:font-size="14pt" officeooo:rsid="00169ef5" style:font-size-asian="14pt" style:font-size-complex="14pt"/>
    </style:style>
    <style:style style:name="T32" style:family="text">
      <style:text-properties style:font-name="Arial" fo:font-size="14pt" officeooo:rsid="0016c7ba" style:font-size-asian="14pt" style:font-size-complex="14pt"/>
    </style:style>
    <style:style style:name="T33" style:family="text">
      <style:text-properties style:font-name="Arial" fo:font-size="14pt" officeooo:rsid="00197b20" style:font-size-asian="14pt" style:font-size-complex="14pt"/>
    </style:style>
    <style:style style:name="T34" style:family="text">
      <style:text-properties style:font-name="Arial" fo:font-size="14pt" officeooo:rsid="0019bfb9" style:font-size-asian="14pt" style:font-size-complex="14pt"/>
    </style:style>
    <style:style style:name="T35" style:family="text">
      <style:text-properties style:font-name="Arial" fo:font-size="14pt" officeooo:rsid="001b3371" style:font-size-asian="14pt" style:font-size-complex="14pt"/>
    </style:style>
    <style:style style:name="T36" style:family="text">
      <style:text-properties style:font-name="Arial" fo:font-size="14pt" officeooo:rsid="001ce7de" style:font-size-asian="14pt" style:font-size-complex="14pt"/>
    </style:style>
    <style:style style:name="T37" style:family="text">
      <style:text-properties style:font-name="Arial" fo:font-size="14pt" officeooo:rsid="002097a2" style:font-size-asian="14pt" style:font-size-complex="14pt"/>
    </style:style>
    <style:style style:name="T38" style:family="text">
      <style:text-properties style:font-name="Arial" fo:font-size="14pt" officeooo:rsid="0021c2b3" style:font-size-asian="14pt" style:font-size-complex="14pt"/>
    </style:style>
    <style:style style:name="T39" style:family="text">
      <style:text-properties style:font-name="Arial" fo:font-size="14pt" officeooo:rsid="0022e1d6" style:font-size-asian="14pt" style:font-size-complex="14pt"/>
    </style:style>
    <style:style style:name="T40" style:family="text">
      <style:text-properties style:font-name="Arial" fo:font-size="14pt" officeooo:rsid="00273dd8" style:font-size-asian="14pt" style:font-size-complex="14pt"/>
    </style:style>
    <style:style style:name="T41" style:family="text">
      <style:text-properties style:font-name="Arial" fo:font-size="14pt" officeooo:rsid="0029ed25" style:font-size-asian="14pt" style:font-size-complex="14pt"/>
    </style:style>
    <style:style style:name="T42" style:family="text">
      <style:text-properties style:font-name="Arial" fo:font-size="14pt" officeooo:rsid="0029ee01" style:font-size-asian="14pt" style:font-size-complex="14pt"/>
    </style:style>
    <style:style style:name="T43" style:family="text">
      <style:text-properties style:font-name="Arial" fo:font-size="14pt" officeooo:rsid="002c55c3" style:font-size-asian="14pt" style:font-size-complex="14pt"/>
    </style:style>
    <style:style style:name="T44" style:family="text">
      <style:text-properties style:font-name="Arial" fo:font-size="14pt" officeooo:rsid="002cbcea" style:font-size-asian="14pt" style:font-size-complex="14pt"/>
    </style:style>
    <style:style style:name="T45" style:family="text">
      <style:text-properties style:font-name="Arial" fo:font-size="14pt" fo:background-color="#80ffff" loext:char-shading-value="0" style:font-size-asian="14pt" style:font-size-complex="14pt"/>
    </style:style>
    <style:style style:name="T46" style:family="text">
      <style:text-properties style:font-name="Arial" fo:font-size="14pt" officeooo:rsid="0010a663" fo:background-color="#80ffff" loext:char-shading-value="0" style:font-size-asian="14pt" style:font-size-complex="14pt"/>
    </style:style>
    <style:style style:name="T47" style:family="text">
      <style:text-properties style:font-name="Arial" fo:font-size="14pt" officeooo:rsid="001b3371" fo:background-color="#80ffff" loext:char-shading-value="0" style:font-size-asian="14pt" style:font-size-complex="14pt"/>
    </style:style>
    <style:style style:name="T48" style:family="text">
      <style:text-properties style:font-name="Arial" fo:font-size="14pt" officeooo:rsid="001ce7de" fo:background-color="#80ffff" loext:char-shading-value="0" style:font-size-asian="14pt" style:font-size-complex="14pt"/>
    </style:style>
    <style:style style:name="T49" style:family="text">
      <style:text-properties style:font-name="Arial1" fo:font-size="14pt" officeooo:rsid="001b3371" style:font-name-asian="Microsoft Sans Serif" style:font-size-asian="14pt" style:font-name-complex="Microsoft Sans Serif" style:font-size-complex="14pt"/>
    </style:style>
    <style:style style:name="T50" style:family="text">
      <style:text-properties style:font-name="Arial1" fo:font-size="14pt" officeooo:rsid="0029ed25" style:font-name-asian="Microsoft Sans Serif" style:font-size-asian="14pt" style:font-name-complex="Microsoft Sans Serif" style:font-size-complex="14pt"/>
    </style:style>
    <style:style style:name="Sect1" style:family="section">
      <style:section-properties fo:margin-left="0.635cm" fo:margin-right="1.875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0">
        <text:h text:style-name="P33" text:outline-level="2"><text:bookmark-start text:name="bookmark0"/><text:span text:style-name="CharStyle9"><text:span text:style-name="T24">Amerika, zem zasľúbenia</text:span></text:span><text:bookmark-end text:name="bookmark0"/><text:span text:style-name="CharStyle9"><text:span text:style-name="T24"> </text:span></text:span><text:span text:style-name="CharStyle11"><text:span text:style-name="T24">alebo </text:span></text:span><text:bookmark-start text:name="bookmark2"/><text:span text:style-name="CharStyle13"><text:span text:style-name="T24">o sťahovaní sa nášho ľudu do Ameriky,</text:span></text:span><text:bookmark-end text:name="bookmark2"/></text:h>
        <text:p text:style-name="P8"><text:span text:style-name="CharStyle15"><text:span text:style-name="T24">Napísal a predniesol svojím milým cirkevn</text:span></text:span><text:span text:style-name="CharStyle15"><text:span text:style-name="T1">ík</text:span></text:span><text:span text:style-name="CharStyle15"><text:span text:style-name="T24">om, a podáva k poučeniu a výstrahe vôbec s</text:span></text:span><text:span text:style-name="CharStyle15"><text:span text:style-name="T1">ť</text:span></text:span><text:span text:style-name="CharStyle15"><text:span text:style-name="T24">ahova</text:span></text:span><text:span text:style-name="CharStyle15"><text:span text:style-name="T26">ť</text:span></text:span><text:span text:style-name="CharStyle15"><text:span text:style-name="T24"> sa obmýšľajúcim</text:span></text:span></text:p>
        <text:p text:style-name="P3"><text:span text:style-name="CharStyle16"><text:span text:style-name="T24">MARTIN BUJN</text:span></text:span><text:span text:style-name="CharStyle16"><text:span text:style-name="T25">A</text:span></text:span><text:span text:style-name="CharStyle16"><text:span text:style-name="T1">,</text:span></text:span></text:p>
        <text:p text:style-name="P4"><text:span text:style-name="CharStyle11"><text:span text:style-name="T24">farár.</text:span></text:span></text:p>
        <text:p text:style-name="P4"><text:span text:style-name="CharStyle18"><text:span text:style-name="T24"/></text:span></text:p>
        <text:h text:style-name="P37" text:outline-level="1"><text:span text:style-name="CharStyle24"><text:span text:style-name="T1"/></text:span></text:h>
        <text:h text:style-name="P34" text:outline-level="3"><text:bookmark-start text:name="bookmark6"/><text:span text:style-name="CharStyle25"><text:span text:style-name="T24">Predmluva, alebo príhovor.</text:span></text:span><text:bookmark-end text:name="bookmark6"/></text:h>
        <text:p text:style-name="P18"><text:span text:style-name="CharStyle15"><text:span text:style-name="T24"/></text:span></text:p>
        <text:p text:style-name="P29"><text:span text:style-name="CharStyle15"><text:span text:style-name="T24">Nemyslel som ani z ďaleka, keď som nútený zjavyvšou sa smutnou potrebou, ako sa hovorí na jednom posedení prednášky tieto na papier položil pre mojich drahých mešťanov, že ich aj širokému obecenstvu, zvlášť ľudu nášmu drahému slovenskému prístupné urobím, tlačou vydám. No prednášky tieto u poslucháčov, zvlášť ale poslucháčiek s tak veľkou ú</text:span></text:span><text:span text:style-name="CharStyle15"><text:span text:style-name="T1">ľ</text:span></text:span><text:span text:style-name="CharStyle15"><text:span text:style-name="T24">ubou a súhlasom sa stre</text:span></text:span><text:span text:style-name="CharStyle15"><text:span text:style-name="T2">tl</text:span></text:span><text:span text:style-name="CharStyle15"><text:span text:style-name="T24">y; že myslím malú službičku vykonať, môjmu vrelomilovanému </text:span></text:span><text:span text:style-name="CharStyle15"><text:span text:style-name="T1">ľ</text:span></text:span><text:span text:style-name="CharStyle15"><text:span text:style-name="T24">udu a tak prostredn</text:span></text:span><text:span text:style-name="CharStyle15"><text:span text:style-name="T2">e</text:span></text:span><text:span text:style-name="CharStyle15"><text:span text:style-name="T24"> i drahej vlasti našej Uhorskej, keď ich verejnosti oddám. A zvlášť tým drahým bratom naším, čo sa už tam v tej novej zemi zasľúbenia, ani židia v Kanaán, tak blažene cítia</text:span></text:span><text:span text:style-name="CharStyle15"><text:span text:style-name="T1"> </text:span></text:span><text:span text:style-name="CharStyle15"><text:span text:style-name="T24">(??) i tým čo sú už na ceste a tam sa sťahovať mieni</text:span></text:span><text:span text:style-name="CharStyle15"><text:span text:style-name="T1">a</text:span></text:span><text:span text:style-name="CharStyle15"><text:span text:style-name="T24">; ale i tým, čo doma opustení, osirotení zostanúc, okom slzavým svojich miláčkov de</text:span></text:span><text:span text:style-name="CharStyle15"><text:span text:style-name="T1">ň</text:span></text:span><text:span text:style-name="CharStyle15"><text:span text:style-name="T24">, čo deň vyhliadajú Pravda že v popredí prednášky tieto do ohľadu berú naše pomery, okolnosti, potreby v P. a v okolí; ale v celku a veľk</text:span></text:span><text:span text:style-name="CharStyle15"><text:span text:style-name="T2">u</text:span></text:span><text:span text:style-name="CharStyle15"><text:span text:style-name="T24"> hodia sa ony pre ktorýkoľvek kraj a kút drahej vlasti našej, z kadiaľ ľud náš chápe sa už pútnickej palice. Ale ani to som nemyslel, že poťahom na P. a okolie, kde pred 20—30 rokmi </text:span></text:span><text:span text:style-name="CharStyle15"><text:span text:style-name="T1">ľ</text:span></text:span><text:span text:style-name="CharStyle15"><text:span text:style-name="T24">ud ešte v dos</text:span></text:span><text:span text:style-name="CharStyle15"><text:span text:style-name="T1">ť</text:span></text:span><text:span text:style-name="CharStyle15"><text:span text:style-name="T24"> dobrom blahobyte žil a stál; tieto a tohto obsahu prednášky kedy potrebné budú, ako hlas bôľu a súcitu, rady a výstrahy. No, Bože po­ľutuj, pomiluj, stalo sa, čo sme neočakávali; prišlo, čo sme nepredvídali. Ľud hynie pod ťarchou ťažkých pomerov a okolností a ten krvácajúcim srdcom a chve</text:span></text:span><text:span text:style-name="CharStyle15"><text:span text:style-name="T1">jú</text:span></text:span><text:span text:style-name="CharStyle15"><text:span text:style-name="T24">cou sa pravicou bere hôľ pútnick</text:span></text:span><text:span text:style-name="CharStyle15"><text:span text:style-name="T2">u</text:span></text:span><text:span text:style-name="CharStyle15"><text:span text:style-name="T24">, a sťahuje sa za ďaleké more! —</text:span></text:span></text:p>
        <text:p text:style-name="P24"><text:span text:style-name="CharStyle15"><text:span text:style-name="T24">I prijmite bratia milí a sestry drahé, ty ľud </text:span></text:span><text:span text:style-name="CharStyle15"><text:span text:style-name="T2">m</text:span></text:span><text:span text:style-name="CharStyle15"><text:span text:style-name="T24">ôj drahý, ubolený príjmy tento prosebný a vý­stražný hlas, s tak dôverným srdcom, ako on plynie, vinie sa zo srdca teba horúcou láskou milujúceho. N</text:span></text:span><text:span text:style-name="CharStyle15"><text:span text:style-name="T2">a</text:span></text:span><text:span text:style-name="CharStyle15"><text:span text:style-name="T24">jdeš snáď niečo v prednáškach týchto, čo ťa roz­veselí, poteší; n</text:span></text:span><text:span text:style-name="CharStyle15"><text:span text:style-name="T2">a</text:span></text:span><text:span text:style-name="CharStyle15"><text:span text:style-name="T24">jdeš čo ťa raní, zarmúti; n</text:span></text:span><text:span text:style-name="CharStyle15"><text:span text:style-name="T2">a</text:span></text:span><text:span text:style-name="CharStyle15"><text:span text:style-name="T24">jdeš i čo ti bude radou a výstrahou. Obrazy a podoben­stvá, skutočné udalosti a prípady zo života, pre ži­vot, rozprávky a anekdoty v hojnej miere, bo pri mojich prednáškach držím sa zásady miscere utile </text:span></text:span><text:soft-page-break/><text:span text:style-name="CharStyle15"><text:span text:style-name="T24">dulci t. j. prospešné, vzdelavateľné, osožné pomie­šať, popretkávať veselým. Nuž akže dá to Boh, že aspoň len niekoľkí bratia a sestry sa týmito pred­náškami tu zadržať dajú; niektorí na ceste neistej, ba často nebezpečnej radu, úpravu a výstrahu na</text:span></text:span><text:span text:style-name="CharStyle15"><text:span text:style-name="T1">jd</text:span></text:span><text:span text:style-name="CharStyle15"><text:span text:style-name="T24">ú; aspoň niekoľkí z mrazivej cudziny nazpät sa vrátia; aspoň niektorí </text:span></text:span><text:span text:style-name="CharStyle15"><text:span text:style-name="T1">d</text:span></text:span><text:span text:style-name="CharStyle15"><text:span text:style-name="T24">oma pozostalí sa potešia v blahej nádeji pokochajú: dosiahol som svoj vznešený cieľ, ktorý hľadať, stíhať, láska ma ponúkala, dosť, ba hojne som odmenený za skromnú prácičku. — Žehnaj len Boh láskavý dobrotiv</text:span></text:span><text:span text:style-name="CharStyle15"><text:span text:style-name="T2">e</text:span></text:span><text:span text:style-name="CharStyle15"><text:span text:style-name="T24"> týc</text:span></text:span><text:span text:style-name="CharStyle15"><text:span text:style-name="T2">h,</text:span></text:span><text:span text:style-name="CharStyle15"><text:span text:style-name="T24"> čo už odišli v tú zem zasľúbenia, chráň sprevoď tam a časom doveď zpä</text:span></text:span><text:span text:style-name="CharStyle15"><text:span text:style-name="T1">ť</text:span></text:span><text:span text:style-name="CharStyle15"><text:span text:style-name="T24"> tých, čo tam idú a potešuj tých, čo tu o</text:span></text:span><text:span text:style-name="CharStyle15"><text:span text:style-name="T26">d </text:span></text:span><text:span text:style-name="CharStyle15"><text:span text:style-name="T24">svo</text:span></text:span><text:span text:style-name="CharStyle15"><text:span text:style-name="T1">j</text:span></text:span><text:span text:style-name="CharStyle15"><text:span text:style-name="T2">í</text:span></text:span><text:span text:style-name="CharStyle15"><text:span text:style-name="T24">ch opustení zostávaj</text:span></text:span><text:span text:style-name="CharStyle15"><text:span text:style-name="T1">ú</text:span></text:span><text:span text:style-name="CharStyle15"><text:span text:style-name="T24">! Áno, áno, žehnaj Bože našu drahú vlasť a otčinu tak, aby ľud z nej sa sťa­hovať nikdy nemusel; žehnaj ubiedený náš ľud i všetkých </text:span></text:span><text:span text:style-name="CharStyle15"><text:span text:style-name="T1">je</text:span></text:span><text:span text:style-name="CharStyle15"><text:span text:style-name="T24">ho priateľov, ľudomilov, čo ho v láske na srdci nosia, o jeho dobro, blaho pečujú, pracujú</text:span></text:span></text:p>
        <text:p text:style-name="P18"><text:span text:style-name="CharStyle15"><text:span text:style-name="T24">Písal som v Pukanci na deň Medarda r. 1903.</text:span></text:span></text:p>
        <text:p text:style-name="P3"><text:span text:style-name="CharStyle26"><text:span text:style-name="T24">M. B—</text:span></text:span><text:span text:style-name="CharStyle26"><text:span text:style-name="T1">a</text:span></text:span><text:span text:style-name="CharStyle26"><text:span text:style-name="T24">.</text:span></text:span></text:p>
        <text:p text:style-name="P32"/>
        <text:p text:style-name="P32"/>
        <text:p text:style-name="P6"><text:span text:style-name="CharStyle31"><text:span text:style-name="T24">I.</text:span></text:span></text:p>
        <text:p text:style-name="P7"><text:span text:style-name="CharStyle33"><text:span text:style-name="T24"/></text:span></text:p>
        <text:p text:style-name="P12"><text:span text:style-name="CharStyle33"><text:span text:style-name="T24">Potreba a povinnosť o tomto zjave a veci ot</text:span></text:span><text:span text:style-name="CharStyle33"><text:span text:style-name="T1">áz</text:span></text:span><text:span text:style-name="CharStyle33"><text:span text:style-name="T2">k</text:span></text:span><text:span text:style-name="CharStyle33"><text:span text:style-name="T1">e </text:span></text:span><text:span text:style-name="CharStyle33"><text:span text:style-name="T24">a záležitosti premýšľať, písať, ľud v láske poučovať, vystríhať.</text:span></text:span></text:p>
        <text:p text:style-name="P18"><text:span text:style-name="CharStyle15"><text:span text:style-name="T24"/></text:span></text:p>
        <text:p text:style-name="P29"><text:span text:style-name="CharStyle15"><text:span text:style-name="T24">S</text:span></text:span><text:span text:style-name="CharStyle15"><text:span text:style-name="T1">t</text:span></text:span><text:span text:style-name="CharStyle15"><text:span text:style-name="T24">alo sa zvykom a obyčajou, že o otázkach a potrebách, zjavoch a udalos</text:span></text:span><text:span text:style-name="CharStyle15"><text:span text:style-name="T1">ť</text:span></text:span><text:span text:style-name="CharStyle15"><text:span text:style-name="T24">ach života občansko-spoločenského, cirkevno-náboženského, a vôbec o všetkých výjavoch života a spoločnosti, prehovoria mužovia, ktorým rozvoj a rozkvet, blaho a šťastie tejže spoločnosti a ľudu opravdu na srdci leží, v takzvaných prednáškach; ktorí totiž poťahom na tieže, snáď pálčivé otázky čistý názor majú, im ro­zumejú a k </text:span></text:span><text:span text:style-name="CharStyle15"><text:span text:style-name="T3">í</text:span></text:span><text:span text:style-name="CharStyle15"><text:span text:style-name="T24">ch zdarnému rozriešeniu tým dopomôcť môžu. Nuž bezotázne je to zvyk pekný a potreb­ný, tu i tam snáď i prospešný a požehnaný, ktorý mnohé zlo a neresť odstrániť, mnohé nešťastie pre­kaziť a mnohý šľachetný cie</text:span></text:span><text:span text:style-name="CharStyle15"><text:span text:style-name="T3">ľ</text:span></text:span><text:span text:style-name="CharStyle15"><text:span text:style-name="T24"> výdatne napomáhať môže. A takýchto občasných otázok, ktoré, ako sa hovorí, sú na dennom poriadku, ktoré naplňujú srdcia a zaujímajú myseľ a duše; takých potrieb ve</text:span></text:span><text:span text:style-name="CharStyle15"><text:span text:style-name="T1">ľk</text:span></text:span><text:span text:style-name="CharStyle15"><text:span text:style-name="T46">ý</text:span></text:span><text:span text:style-name="CharStyle15"><text:span text:style-name="T1">c</text:span></text:span><text:span text:style-name="CharStyle15"><text:span text:style-name="T24">h, ktoré súrnu odpomoc čakajú; takých zja­vov chorobných, nebezpečných, ktorým medze klásť je svätou povinnosťou — je v našom čase dosť a dosť, mnoho a mnoho! No vďaka </text:span></text:span><text:soft-page-break/><text:span text:style-name="CharStyle15"><text:span text:style-name="T24">Bohu, že nachá­dzajú sa i prejavy a obrazy krásne, ktoré zas napomáhať, </text:span></text:span><text:span text:style-name="CharStyle15"><text:span text:style-name="T1">ľ</text:span></text:span><text:span text:style-name="CharStyle15"><text:span text:style-name="T24">ud s nimi oboznamovať, je milou a vďač­nou úlohou každého šľachatnomyselného ľudomila. A kto môže i vie k veci, k otázke prehovoriť a to zamešká — iste hriechu sa dopúšťa, vinu na seba </text:span></text:span><text:span text:style-name="CharStyle15"><text:span text:style-name="T1">uv</text:span></text:span><text:span text:style-name="CharStyle15"><text:span text:style-name="T24">aľ</text:span></text:span><text:span text:style-name="CharStyle15"><text:span text:style-name="T1">uje</text:span></text:span><text:span text:style-name="CharStyle15"><text:span text:style-name="T24">.</text:span></text:span></text:p>
        <text:p text:style-name="P18"><text:span text:style-name="CharStyle15"><text:span text:style-name="T24">Pravda že vo dňoch našich máme aj iný spô­sob a možnosť, o bežných potrebách a otázkach verejného života prehovoriť, o nich pojednať, čo dobré odporúčať, čo záhubné a nebezpečné pred tým vystríhať, nie len verejné prednášky. Myslím tu spôsob a cestu novín a tlače, časopisov, pouč­ných spiskov. A preto nemôžeme dosť dôrazne od­porúčať ľudu nášmu riadne čítanie novín, časopisov, poučných kních a spisov. Veď je to v na</text:span></text:span><text:span text:style-name="CharStyle15"><text:span text:style-name="T1">šo</text:span></text:span><text:span text:style-name="CharStyle15"><text:span text:style-name="T24">m čase tak potrebné, ako lačnému kus chleba. Ten starý spôsob života, kde človek všetku svoju vzdelanosť načerpal zo snárov a kalendárov, je dnes už cele nemožný, ba nadmieru škodný. Každý náš človek, ktorý chce ako tak krok s druhými držať, mal by čítať riadne aspoň tri časopisy. Jeden cirkevný, náboženský aby sa prúdom nevery a znemravnelosti strhnúť nedal; druhý odborný, t. j. pre svoje povolanie obchod remeslo, hospodárstvo potrebný, aby na postati svojho povolania s druhými zdarn</text:span></text:span><text:span text:style-name="CharStyle15"><text:span text:style-name="T27">e</text:span></text:span><text:span text:style-name="CharStyle15"><text:span text:style-name="T1"> </text:span></text:span><text:span text:style-name="CharStyle15"><text:span text:style-name="T24">zápasiť a závodiť mohol a tretí takzvaný politický, aby vedel ako svet beží.</text:span></text:span></text:p>
        <text:p text:style-name="P18"><text:span text:style-name="CharStyle15"><text:span text:style-name="T24">Pravda človek chudobnejší, pod ťarchou rozlič­ných poplatkov klesajúci, je nie v stave sná</text:span></text:span><text:span text:style-name="CharStyle15"><text:span text:style-name="T1">ď</text:span></text:span><text:span text:style-name="CharStyle15"><text:span text:style-name="T24"> ani jeden, aspoň mesačný časopis si predplácať, preto treba sa viacerím spojiť, jestli niet v obci, v meste dáky čítací spolok, spoločne si predplatiť, alebo keď jednotlivec predplatí, časopisy si zamie</text:span></text:span><text:span text:style-name="CharStyle15"><text:span text:style-name="T3">n</text:span></text:span><text:span text:style-name="CharStyle15"><text:span text:style-name="T24">a</text:span></text:span><text:span text:style-name="CharStyle15"><text:span text:style-name="T1">ť</text:span></text:span><text:span text:style-name="CharStyle15"><text:span text:style-name="T24">.</text:span></text:span></text:p>
        <text:p text:style-name="P18"><text:span text:style-name="CharStyle15"><text:span text:style-name="T24">No človeku takto duševný pokrm a vzdelanie hľadajúcemu i takéto vedecké prednášky živým slovom môžu byt k ve</text:span></text:span><text:span text:style-name="CharStyle15"><text:span text:style-name="T3">ľ</text:span></text:span><text:span text:style-name="CharStyle15"><text:span text:style-name="T24">kému prospech</text:span></text:span><text:span text:style-name="CharStyle15"><text:span text:style-name="T1">u</text:span></text:span><text:span text:style-name="CharStyle15"><text:span text:style-name="T24">; môžu obzor známosti rozšíriť, zdravé náhľady a názory vyvolať, a myšlienky v pravú kolaj naraziť. A že táto svätá povinnosť v popredí na nás kňazov dopáda, to nie len príkladom božsk</text:span></text:span><text:span text:style-name="CharStyle15"><text:span text:style-name="T27">ý</text:span></text:span><text:span text:style-name="CharStyle15"><text:span text:style-name="T24">m nášho Spasi­teľa a jeho verných apoštolov podopreť sa dá (sý­til najprv duševným, potom i telesným pokrmom zástupy); ale i ver</text:span></text:span><text:span text:style-name="CharStyle15"><text:span text:style-name="T1">e</text:span></text:span><text:span text:style-name="CharStyle15"><text:span text:style-name="T3">j</text:span></text:span><text:span text:style-name="CharStyle15"><text:span text:style-name="T24">ná mienka v mnohých takých pádoch a chorobných zjavoch života hlasno volá po nás: kde, kdeže ste kň</text:span></text:span><text:span text:style-name="CharStyle15"><text:span text:style-name="T1">a</text:span></text:span><text:span text:style-name="CharStyle15"><text:span text:style-name="T24">zia? A dobre tak! Ve</text:span></text:span><text:span text:style-name="CharStyle15"><text:span text:style-name="T1">ď </text:span></text:span><text:span text:style-name="CharStyle15"><text:span text:style-name="T24">čo úroveň vzdelanosti a umravnenia ľudu pozdvi­hnúť môže, v tom vo všetkom má kňaz príkladom svietiť, napred kráča</text:span></text:span><text:span text:style-name="CharStyle15"><text:span text:style-name="T1">ť</text:span></text:span><text:span text:style-name="CharStyle15"><text:span text:style-name="T24">! Pramene, zdroje opravdového vzdelania a blaha vyhľadávať, prekážky a od­pory s cesty odstraňovať, nové cesty a spôsoby vy­hľadávať v svetle tej prastarej ale predsa vždy novej pravdy Božej — to je iste vznešená úloha kňaza. Viesť ho má vždy v tom, ako apoštola Pavla, len a </text:span></text:span><text:soft-page-break/><text:span text:style-name="CharStyle15"><text:span text:style-name="T24">jedine láska Kristova (II. Kor. 5, 14.) a potom láska š</text:span></text:span><text:span text:style-name="CharStyle15"><text:span text:style-name="T1">ľ</text:span></text:span><text:span text:style-name="CharStyle15"><text:span text:style-name="T24">ach</text:span></text:span><text:span text:style-name="CharStyle15"><text:span text:style-name="T1">et</text:span></text:span><text:span text:style-name="CharStyle15"><text:span text:style-name="T24">no-svätá k tomu ľudu, ktoré­mu ho Pán za pastiera a vodcu predstavil. (Mat. 9, 36. Jána 10, 11—13. Jána 21, 15—17.) Len keby tá verejná mienka — ktorá je často v našich dňoch opravdový t</text:span></text:span><text:span text:style-name="CharStyle15"><text:span text:style-name="T3">y</text:span></text:span><text:span text:style-name="CharStyle15"><text:span text:style-name="T24">ran, slabšie duše a charaktery úplne zotročujúci — zvlášť židovským, v mravno-kresťanskom ohľade veľmi povrchným, časopisectvom podporovaná, ba </text:span></text:span><text:span text:style-name="CharStyle15"><text:span text:style-name="T1">vs</text:span></text:span><text:span text:style-name="CharStyle15"><text:span text:style-name="T24">kutku cele robená, vyvolávaná, aj ináč znala služby kňazstva v zaujme mravnosti a blaha ľudu oceniť a neborila prepevné základy</text:span></text:span><text:span text:style-name="CharStyle34"><text:span text:style-name="T24"> </text:span></text:span><text:span text:style-name="CharStyle15"><text:span text:style-name="T24">pravdy Božej a mravnosti, na ktorých keby sa </text:span></text:span><text:span text:style-name="CharStyle15"><text:span text:style-name="T1">ľ</text:span></text:span><text:span text:style-name="CharStyle15"><text:span text:style-name="T24">ud návodom prirodzených svojich vodcov: kňazov, uč</text:span></text:span><text:span text:style-name="CharStyle15"><text:span text:style-name="T3">i</text:span></text:span><text:span text:style-name="CharStyle15"><text:span text:style-name="T24">teľov a iných ľudomilov postavil — mnohé cho­robné zjavy života zamedzené, prípadne odstránené by byť moh</text:span></text:span><text:span text:style-name="CharStyle15"><text:span text:style-name="T1">l</text:span></text:span><text:span text:style-name="CharStyle15"><text:span text:style-name="T24">y. Áno tam, kde je už zle periculum in mora nešťastie, ne</text:span></text:span><text:span text:style-name="CharStyle15"><text:span text:style-name="T4">b</text:span></text:span><text:span text:style-name="CharStyle15"><text:span text:style-name="T24">ezpečie v zápätí, alebo kde sa už strecha ohňom chytá, tam sa volá po ná</text:span></text:span><text:span text:style-name="CharStyle15"><text:span text:style-name="T1">s</text:span></text:span><text:span text:style-name="CharStyle15"><text:span text:style-name="T24">; ináč ale bezbožne, ľahkomyseľne hádže sa oheň do svätyne Božej (Žalm 74, 7.). </text:span></text:span><text:span text:style-name="CharStyle15"><text:span text:style-name="T28">O</text:span></text:span><text:span text:style-name="CharStyle15"><text:span text:style-name="T24"> mravnosti, zbožnosti a náboženstve posmešne sa súdi, a naše služby sotvy povrchne oceňované bývajú. A predsa stojí, dejiny ľudstva nepochybne to dosvedčujú, že bez ná­božnosti, niet mravnosti života. Bez Božej bázne, bázeň pred zákonom, súdom a trestom sveta nie je dostatočná človeka pred rozcestím ani od tých naj­hnusnejších hrichov ochrániť; (viď a pováž naše moderné zjav</text:span></text:span><text:span text:style-name="CharStyle15"><text:span text:style-name="T1">y</text:span></text:span><text:span text:style-name="CharStyle15"><text:span text:style-name="T24">: samovraždy, vraždy, defraudácie, anarchismus, nihilismus at</text:span></text:span><text:span text:style-name="CharStyle15"><text:span text:style-name="T1">ď</text:span></text:span><text:span text:style-name="CharStyle15"><text:span text:style-name="T24">.) Kde niet lásky Božej v Kristu, tam všetka oslavovaná láska a vernosť k vlasti je vlastne len stíhanie osobnýsh cieľov, čierny egoismus, milovanie seba. (Viď: Filip. 3, 17—20., a stá príkladov sťahovania sa pre tie naj­rozmanitejšie zločiny.)</text:span></text:span></text:p>
        <text:p text:style-name="P18"><text:span text:style-name="CharStyle15"><text:span text:style-name="T24">Bez mravnosti ale nie</text:span></text:span><text:span text:style-name="CharStyle15"><text:span text:style-name="T4">ť</text:span></text:span><text:span text:style-name="CharStyle15"><text:span text:style-name="T24"> základu a podmienok šťastia a blaha, ani u jednotlivcov, ani u celých vrství ľudskej spoločnosti a celých národov. No vzdor tomu nám je veľmi milé, keď mužovia výteční, v živote vynikajúci a šľachetnou láskou a na dobrobyte, blahu a rozkvetu vlasti a národa pra­cujúci, i nás v ťažkom boji žitia a v hodinách nebezpečia, čo spolub</text:span></text:span><text:span text:style-name="CharStyle15"><text:span text:style-name="T4">o</text:span></text:span><text:span text:style-name="CharStyle15"><text:span text:style-name="T24">jovíkov pod vyzdvižený pr</text:span></text:span><text:span text:style-name="CharStyle15"><text:span text:style-name="T4">a</text:span></text:span><text:span text:style-name="CharStyle15"><text:span text:style-name="T24">por</text:span></text:span><text:span text:style-name="CharStyle31"><text:span text:style-name="T24"> </text:span></text:span><text:span text:style-name="CharStyle15"><text:span text:style-name="T24">do </text:span></text:span><text:span text:style-name="CharStyle15"><text:span text:style-name="T28">b</text:span></text:span><text:span text:style-name="CharStyle15"><text:span text:style-name="T24">oja volajú. Bo my milujúc na jednej strane celým srdcom Pána, čo služobníci jeho, a na druhej svoj ľud — tak by to malo by</text:span></text:span><text:span text:style-name="CharStyle15"><text:span text:style-name="T28">ť</text:span></text:span><text:span text:style-name="CharStyle15"><text:span text:style-name="T24"> u všetkých — jehož sme duchovní otcovia, cestou života vodcovia v š</text:span></text:span><text:span text:style-name="CharStyle15"><text:span text:style-name="T1">ľ</text:span></text:span><text:span text:style-name="CharStyle15"><text:span text:style-name="T24">apäjách Kristových; s rados</text:span></text:span><text:span text:style-name="CharStyle15"><text:span text:style-name="T28">ť</text:span></text:span><text:span text:style-name="CharStyle15"><text:span text:style-name="T24">ou a rozkošou srdca dáme sa tu za spoludelníkov a spolubojo­vníkov.</text:span></text:span></text:p>
        <text:p text:style-name="P18"><text:span text:style-name="CharStyle15"><text:span text:style-name="T24">Nedivte sa tedy, ve</text:span></text:span><text:span text:style-name="CharStyle15"><text:span text:style-name="T1">ľ</text:span></text:span><text:span text:style-name="CharStyle15"><text:span text:style-name="T24">actení priatelia moji, že ako v ten čas, keď sa u nás bolo stahovanie sa do Slavonie začalo, o sťahovaní tamže; tak teraz vám niečo o sťahovaní sa vôbec, a do Ameriky zvlášte predniesť mienim. Ale aniž sa pohoršite a </text:span></text:span><text:soft-page-break/><text:span text:style-name="CharStyle15"><text:span text:style-name="T24">hnevajte moj</text:span></text:span><text:span text:style-name="CharStyle15"><text:span text:style-name="T6">í</text:span></text:span><text:span text:style-name="CharStyle15"><text:span text:style-name="T24"> drahí priatelia, čo o Amerike ako o nejakom raji snívate, ako vtedy tak i teraz: A čo kňaza do toho, do nás. </text:span></text:span><text:span text:style-name="CharStyle15"><text:span text:style-name="T1">N</text:span></text:span><text:span text:style-name="CharStyle15"><text:span text:style-name="T6">u</text:span></text:span><text:span text:style-name="CharStyle15"><text:span text:style-name="T1">ž</text:span></text:span><text:span text:style-name="CharStyle15"><text:span text:style-name="T24"> veď pravda, tak my to smýšľame, hovorievame tam a vtedy, kde a kedy tie-ktoré nádeje krásne, túžby, výhlady milé nás cele opanovaly, každém stavu rady a výstrahy a oprá­vnenému náh</text:span></text:span><text:span text:style-name="CharStyle15"><text:span text:style-name="T1">ľ</text:span></text:span><text:span text:style-name="CharStyle15"><text:span text:style-name="T24">adu iných neprístupných urobily. Až vtedy, keď naše túžby nás sklamaly, nádeje sa neuskutočnily a my nad hrobom nášho nasnívaného blaha stojíme, slzíme. Tu potom hovorievame: Ej, keby mňa bol mal kto upozorniť, vystríhať, radu a úpravu mi poskytnúť. A akže sme takého šľache­tného priateľa mali a on hluchým ušiam, necitnému srdcu hovoril, tu sa potom bijeme v prsa hovoria</text:span></text:span><text:span text:style-name="CharStyle15"><text:span text:style-name="T1">c</text:span></text:span><text:span text:style-name="CharStyle15"><text:span text:style-name="T24">: moja vina, moja vlastná vina. Bo v skutku tak smýšľať a hovoriť, totiž: </text:span></text:span><text:span text:style-name="CharStyle15"><text:span text:style-name="T1">A č</text:span></text:span><text:span text:style-name="CharStyle15"><text:span text:style-name="T24">o kňaza atď. do toho, môže len človek, tak cítiaci a smýšľajúci, ako tí dvaja Angličania, čo sme ich boli v našej predná­ške o sťahovaní sa do Slavonie predstavili. Predstavme si ešte </text:span></text:span><text:span text:style-name="CharStyle15"><text:span text:style-name="T1">i</text:span></text:span><text:span text:style-name="CharStyle15"><text:span text:style-name="T24">ch obraz ak sme naň zabudli. Jeden totiž cestujúc železnicou, choval sa odmietav</text:span></text:span><text:span text:style-name="CharStyle15"><text:span text:style-name="T6">e</text:span></text:span><text:span text:style-name="CharStyle15"><text:span text:style-name="T24"> na­proti všetkým spoluce</text:span></text:span><text:span text:style-name="CharStyle15"><text:span text:style-name="T1">stov</text:span></text:span><text:span text:style-name="CharStyle15"><text:span text:style-name="T24">ateľom, keď t</text:span></text:span><text:span text:style-name="CharStyle15"><text:span text:style-name="T1">í</text:span></text:span><text:span text:style-name="CharStyle15"><text:span text:style-name="T24"> jeden s druhým sa oboznamovali, veselý rozhovor viedli, sa v dôvere tým, čo mali počastovali. M</text:span></text:span><text:span text:style-name="CharStyle15"><text:span text:style-name="T1">ô</text:span></text:span><text:span text:style-name="CharStyle15"><text:span text:style-name="T24">jmu An­gličanovi sa ale darmo prihovárali, sa ho doptávali alebo ponúkali nieč</text:span></text:span><text:span text:style-name="CharStyle15"><text:span text:style-name="T6">i</text:span></text:span><text:span text:style-name="CharStyle15"><text:span text:style-name="T24">m, on na všetko zánovitým mlčaním a mrzutým pohľadom odpovedal. Nuž ne­chali Angličana Angličanom by</text:span></text:span><text:span text:style-name="CharStyle15"><text:span text:style-name="T6">ť</text:span></text:span><text:span text:style-name="CharStyle15"><text:span text:style-name="T24">. Nepozrel sa nik viac o mrzutého nezdvorilca. Keď mu všetci dali pokoj, premohla ho ospanlivosť. I vypadla mu z úst cigára, čo on nespozoroval. Chytil sa mu od nej kabát a začal hore</text:span></text:span><text:span text:style-name="CharStyle15"><text:span text:style-name="T1">ť</text:span></text:span><text:span text:style-name="CharStyle15"><text:span text:style-name="T24">. Začali ho tedy budiť a kab</text:span></text:span><text:span text:style-name="CharStyle15"><text:span text:style-name="T30">á</text:span></text:span><text:span text:style-name="CharStyle15"><text:span text:style-name="T24">t hasiť. On ale miesto vďaky okríkol ich: Čo koho do jeho kabáta, kto sa ho opováži hasiť a jeho budiť? On si takú dotieravosť od všetkých a kaž­dého vyprosí.</text:span></text:span></text:p>
        <text:p text:style-name="P18"><text:span text:style-name="CharStyle15"><text:span text:style-name="T24">Druhý zas padol, a či nárokom hodil sa do rieky Temži — veď to je tiež moderný a častý zjav u tých, čo nechcú aby sa kňazia do n</text:span></text:span><text:span text:style-name="CharStyle15"><text:span text:style-name="T6">í</text:span></text:span><text:span text:style-name="CharStyle15"><text:span text:style-name="T24">ch sta­rali — a počal tonúť. Vidiac to jeden ľudomil, ne­rozmýšľa</text:span></text:span><text:span text:style-name="CharStyle15"><text:span text:style-name="T1">jú</text:span></text:span><text:span text:style-name="CharStyle15"><text:span text:style-name="T24">c hodí sa za nim a s napnutím všetkých síl vytiahol ho na breh. Ale jaj</text:span></text:span><text:span text:style-name="CharStyle15"><text:span text:style-name="T1">!</text:span></text:span><text:span text:style-name="CharStyle15"><text:span text:style-name="T24"> Rozdrapil mu akosi, nechtiac kabát. Tu môj kandidát utopenia dá sa do neho s krikom a nádavkami: </text:span></text:span><text:span text:style-name="CharStyle15"><text:span text:style-name="T1">Č</text:span></text:span><text:span text:style-name="CharStyle15"><text:span text:style-name="T24">o sa staral do neho, čo chcel s nim, aby mu hneď za kabát zaplatil, bo ho ide žalovať.</text:span></text:span></text:p>
        <text:p text:style-name="P18"><text:span text:style-name="CharStyle15"><text:span text:style-name="T24">Hľa, tí tiež tak smýšľali: a čo koho, kňaza do toho, či ja shorím alebo sa utopím. Tí neverili v krásnu výpoveď Pán</text:span></text:span><text:span text:style-name="CharStyle15"><text:span text:style-name="T1">a</text:span></text:span><text:span text:style-name="CharStyle15"><text:span text:style-name="T24">: Zdaliž neni život, t</text:span></text:span><text:span text:style-name="CharStyle15"><text:span text:style-name="T30">ě</text:span></text:span><text:span text:style-name="CharStyle15"><text:span text:style-name="T24">lo více nežli od</text:span></text:span><text:span text:style-name="CharStyle15"><text:span text:style-name="T30">ě</text:span></text:span><text:span text:style-name="CharStyle15"><text:span text:style-name="T24">v. (Mat. 6, 25.) Zaráža to asi na</text:span></text:span><text:span text:style-name="CharStyle31"><text:span text:style-name="T24"> </text:span></text:span><text:span text:style-name="CharStyle15"><text:span text:style-name="T24">výpoveď vraj toho Poliaka, čo ve</text:span></text:span><text:span text:style-name="CharStyle15"><text:span text:style-name="T1">ľ</text:span></text:span><text:span text:style-name="CharStyle15"><text:span text:style-name="T24">mi sa por</text:span></text:span><text:span text:style-name="CharStyle15"><text:span text:style-name="T30">ú</text:span></text:span><text:span text:style-name="CharStyle15"><text:span text:style-name="T24">bajúc, neželel na</text:span></text:span><text:span text:style-name="CharStyle15"><text:span text:style-name="T30">d</text:span></text:span><text:span text:style-name="CharStyle15"><text:span text:style-name="T24"> pokalíčenou nohou ale nad porúbanou nohavicou, vzdychajúc: Noha, ako noha ale no­havica nová.</text:span></text:span></text:p>
        <text:p text:style-name="P18"><text:soft-page-break/><text:span text:style-name="CharStyle15"><text:span text:style-name="T24">Myslím tedy, že i tí priatelia </text:span></text:span><text:span text:style-name="CharStyle15"><text:span text:style-name="T6">n</text:span></text:span><text:span text:style-name="CharStyle15"><text:span text:style-name="T24">aší, čo už v slove Amerika, vidia celý súhrn pozemského šťastia a blahoslavenstva, nebudú sa odmietav</text:span></text:span><text:span text:style-name="CharStyle15"><text:span text:style-name="T6">e</text:span></text:span><text:span text:style-name="CharStyle15"><text:span text:style-name="T24"> chovať na­proti mojej prednáške, ale moje pokyny, výstrahy, upozornenia a nárady, keď aj nie s povďakou aspoň dobromyseľne príjmu. Daj Boh zdaru a prajného výsledku, ako vtedy, keď ešte Sl</text:span></text:span><text:span text:style-name="CharStyle15"><text:span text:style-name="T1">av</text:span></text:span><text:span text:style-name="CharStyle15"><text:span text:style-name="T24">onia bola e</text:span></text:span><text:span text:style-name="CharStyle15"><text:span text:style-name="T1">l</text:span></text:span><text:span text:style-name="CharStyle15"><text:span text:style-name="T24">dorado, t. j. zem zlata a strieba, vlasť a otčina do­konalého pozemského blaha — že, ako mi tvrdené bolo, dvaadvadsať rodín, strojilo sa tam sťahovať, po mojej ale prednáške išly len tie dve, čo tam už mal</text:span></text:span><text:span text:style-name="CharStyle15"><text:span text:style-name="T6">y</text:span></text:span><text:span text:style-name="CharStyle15"><text:span text:style-name="T24"> závdavky. I z tých ako vieme, jedna naša milá rodina vrátila sa nám. Daj Boh, aby sa doma lepšie cítila než tam.</text:span></text:span></text:p>
        <text:p text:style-name="P18"><text:span text:style-name="CharStyle15"><text:span text:style-name="T24">Mohol by ale snáď niekto tú otázku nadvrhnúť: Či u nás sťahovanie sa, natoľko srdcia, duše a mysle opanovalo, také rozmery zaujalo, že hodné a po­trebné je s tým sa zaoberať, o tom prednášky dr­žať. Neni-li to boj proti veterným mlynom, ktorých neni? Mnohí totiž tak smýšľajú i hovoria, že tých pár čo od nás tam šli, dobre urobili, i tak už pôdu pod nohami utratili, nemožnými sa urobili. Dobre že šli, bárby to dávno boli urobili. Nám tu dobre bez n</text:span></text:span><text:span text:style-name="CharStyle15"><text:span text:style-name="T1">i</text:span></text:span><text:span text:style-name="CharStyle15"><text:span text:style-name="T24">ch a im snáď tam bez nás. Nuž takéto s</text:span></text:span><text:span text:style-name="CharStyle15"><text:span text:style-name="T1">m</text:span></text:span><text:span text:style-name="CharStyle15"><text:span text:style-name="T6">ý</text:span></text:span><text:span text:style-name="CharStyle15"><text:span text:style-name="T24">šľanie je vždy neľudské a nanajvýš nekresťanské. My totiž v svetle pravdy Božej musíme cele ináč zmýšľať, vždy vieru a nádej mať, že ten prúdom</text:span></text:span><text:span text:style-name="CharStyle31"><text:span text:style-name="T24"> </text:span></text:span><text:span text:style-name="CharStyle15"><text:span text:style-name="T24">času a duchom sveta vedený už už zomrelý, zhynul</text:span></text:span><text:span text:style-name="CharStyle15"><text:span text:style-name="T1">ý </text:span></text:span><text:span text:style-name="CharStyle15"><text:span text:style-name="T24">m</text:span></text:span><text:span text:style-name="CharStyle15"><text:span text:style-name="T6">a</text:span></text:span><text:span text:style-name="CharStyle15"><text:span text:style-name="T24">rnotratný syn alebo spolubrat náš zpät v dom otca nebeského sa vrátiť, príkladným človekom, verným de</text:span></text:span><text:span text:style-name="CharStyle15"><text:span text:style-name="T30">lní</text:span></text:span><text:span text:style-name="CharStyle15"><text:span text:style-name="T24">kom, pravdy bojovníkom stať sa môže, a to d</text:span></text:span><text:span text:style-name="CharStyle15"><text:span text:style-name="T1">ľ</text:span></text:span><text:span text:style-name="CharStyle15"><text:span text:style-name="T24">a svedectva Pána skôr a ľahšie, než mnohý namyslený, samospravodlivý </text:span></text:span><text:span text:style-name="CharStyle15"><text:span text:style-name="T1">fa</text:span></text:span><text:span text:style-name="CharStyle15"><text:span text:style-name="T24">rizeus. Nie tedy tešiť sa, keď z domu otcovského uteká, ale ho zpät tia­hnuť do neho. Bo odidúc raz za mor</text:span></text:span><text:span text:style-name="CharStyle15"><text:span text:style-name="T1">e</text:span></text:span><text:span text:style-name="CharStyle15"><text:span text:style-name="T24">, pre cirkev a spoločnosť, pre národ a vlasť je snáď na vždy ztratený. Pôjdeli totiž i sám započatou cestou ďalej, kto ho tam v tej úmornej, studenej cudzine v láske a milosrdenstve na bludnej tej ceste zastaví, keď pozostalí jeho ani len z ďaleka netušia, akými a ktorými cestami on tam kráča, chodí, aby aspoň v srdečnej, vrúcnej modlitbe mohli vzdychnúť za n</text:span></text:span><text:span text:style-name="CharStyle15"><text:span text:style-name="T1">e</text:span></text:span><text:span text:style-name="CharStyle15"><text:span text:style-name="T24">ho. O hrozné, ach hrozné je hynúť v ťažkom kríži, v hroznom súžení duše, svedomia, tela tam, kde nás žiadna pravica lásky na ňadra neprivinie, slzy nestiera, rany neviaže, kde žiadne oko sa slzou zármutku nad námi nezr</text:span></text:span><text:span text:style-name="CharStyle15"><text:span text:style-name="T30">os</text:span></text:span><text:span text:style-name="CharStyle15"><text:span text:style-name="T24">í, a niet kto by nás slovom lásky a pravdy poteši</text:span></text:span><text:span text:style-name="CharStyle15"><text:span text:style-name="T1">l</text:span></text:span><text:span text:style-name="CharStyle15"><text:span text:style-name="T24">! Ej cudzina, čoby všetkými poklady oplývala, zostane vždy studenou, chladnou; ale jej chlad dvojnásobne cíti človek v ťažkom nešťastí.</text:span></text:span></text:p>
        <text:p text:style-name="P18"><text:span text:style-name="CharStyle15"><text:span text:style-name="T24">Že od nás sa ešte málo sťahovali? St</text:span></text:span><text:span text:style-name="CharStyle15"><text:span text:style-name="T1">o</text:span></text:span><text:span text:style-name="CharStyle15"><text:span text:style-name="T24">j</text:span></text:span><text:span text:style-name="CharStyle15"><text:span text:style-name="T1">í</text:span></text:span><text:span text:style-name="CharStyle15"><text:span text:style-name="T24">: Ale doposi</text:span></text:span><text:span text:style-name="CharStyle15"><text:span text:style-name="T1">el</text:span></text:span><text:span text:style-name="CharStyle15"><text:span text:style-name="T24">ané dolláre ľudmi, ktorí tu v starej vlasti sotvy vyžiť vedeli mocne vábia, volaj</text:span></text:span><text:span text:style-name="CharStyle15"><text:span text:style-name="T1">ú</text:span></text:span><text:span text:style-name="CharStyle15"><text:span text:style-name="T24">: Poďte i vy tam v Egypte hynúci, </text:span></text:span><text:soft-page-break/><text:span text:style-name="CharStyle15"><text:span text:style-name="T24">poďte do zemi zasľúbenej, oplý­vajúcej medom i mliekom, zlatom i striebrom a zvlášť voľnosťou a slobodou. Nebojte sa ani mora veľkého, púšte a cudzieho sveta. Tu vlak železničný,</text:span></text:span><text:span text:style-name="CharStyle31"><text:span text:style-name="T1"> </text:span></text:span><text:span text:style-name="CharStyle15"><text:span text:style-name="T24">t</text:span></text:span><text:span text:style-name="CharStyle15"><text:span text:style-name="T30">am</text:span></text:span><text:span text:style-name="CharStyle15"><text:span text:style-name="T24"> paroloď bezpečne prevezú vás. A keď s tamtej strany pobrežia vaši miláčkovia — aspoň len v my­šlienkach, boľné s Bohom vám v prúde slz privolávať, šatkami v</text:span></text:span><text:span text:style-name="CharStyle15"><text:span text:style-name="T1">i</text:span></text:span><text:span text:style-name="CharStyle15"><text:span text:style-name="T24">ať vám budú na rozlúčnú; nebojte </text:span></text:span><text:span text:style-name="CharStyle15"><text:span text:style-name="T1">s</text:span></text:span><text:span text:style-name="CharStyle15"><text:span text:style-name="T24">a, tu na zámorskom pobreží my známi vaš</text:span></text:span><text:span text:style-name="CharStyle15"><text:span text:style-name="T1">i</text:span></text:span><text:span text:style-name="CharStyle15"><text:span text:style-name="T24">, vás s radostným: hossanah a vítajte rodní bratia naši, v tejto vlasti slobody, pozdravíme a vás, čo vaši Jozuovia do tejto zemi zasľúbenia s radosťou uvedieme. Nuž krásne to, mil</text:span></text:span><text:span text:style-name="CharStyle15"><text:span text:style-name="T7">e</text:span></text:span><text:span text:style-name="CharStyle15"><text:span text:style-name="T24"> to tak v snách bla­hých v nádejách milých na cestu sa dávať, púť nastupovať, morom sa plav</text:span></text:span><text:span text:style-name="CharStyle15"><text:span text:style-name="T7">iť</text:span></text:span><text:span text:style-name="CharStyle15"><text:span text:style-name="T24">, obtiaže a ne</text:span></text:span><text:span text:style-name="CharStyle15"><text:span text:style-name="T1">b</text:span></text:span><text:span text:style-name="CharStyle15"><text:span text:style-name="T24">ezpečia cesty, zvlášť pomorskej, prenášať, na pobrežie vlasti slodody vystúpiť a v milozvučnej mluve sladkej ma­teri pozdraveným byť; len že to všetko rýchle po­minúť môže a nastane tvrdá skutočnosť, akže nie protiva všetkých blahých snov a nádejí. A žiaľ! že skutočnosť zriedka nádeji zodpovedá!</text:span></text:span></text:p>
        <text:p text:style-name="P18"><text:span text:style-name="CharStyle15"><text:span text:style-name="T24">Že tedy držím za potrebné o sťahovaní sa nie­koľko vážnych slov prehovoriť, ač sa tože u nás ešte len na jednotlivé pády obmedzuje — má to svo</text:span></text:span><text:span text:style-name="CharStyle15"><text:span text:style-name="T1">ju </text:span></text:span><text:span text:style-name="CharStyle15"><text:span text:style-name="T24">príčinu. Vieme totiž, že každá chytľavá choroba a nemoc sa najprv v pojediných pádoch zjavuje; potom ale, nestava</text:span></text:span><text:span text:style-name="CharStyle15"><text:span text:style-name="T1">jú</text:span></text:span><text:span text:style-name="CharStyle15"><text:span text:style-name="T24">-li sa jej v cestu prekážky, rozo­žiera sa čim dial, tým viac. Podobne má sa vec i s módou a rozličnými navyklosťami. A sťahova</text:span></text:span><text:span text:style-name="CharStyle15"><text:span text:style-name="T31">nie</text:span></text:span><text:span text:style-name="CharStyle15"><text:span text:style-name="T1"> </text:span></text:span><text:span text:style-name="CharStyle15"><text:span text:style-name="T24">sa nášho ľudu z jeho vlasti, začína sa už chytľavej nemoci, alebo povrchnej móde rovnať. Držím sa tu t</text:span></text:span><text:span text:style-name="CharStyle15"><text:span text:style-name="T7">ed</text:span></text:span><text:span text:style-name="CharStyle15"><text:span text:style-name="T24">y poťahom na nás latinského príslovia: Principiis obsta atď. po našsk</text:span></text:span><text:span text:style-name="CharStyle15"><text:span text:style-name="T7">y</text:span></text:span><text:span text:style-name="CharStyle15"><text:span text:style-name="T24">: Počiatkom t. j. nemoce, choroby, módy, zlozvyku stavaj sa člo</text:span></text:span><text:span text:style-name="CharStyle15"><text:span text:style-name="T1">v</text:span></text:span><text:span text:style-name="CharStyle15"><text:span text:style-name="T24">eče oproti, bo pozde pripravuje sa liek, keď sa už nemoc za</text:span></text:span><text:span text:style-name="CharStyle31"><text:span text:style-name="T24"> </text:span></text:span><text:span text:style-name="CharStyle15"><text:span text:style-name="T24">dlhší čas rozožrala. A pravda! nemožnol</text:span></text:span><text:span text:style-name="CharStyle15"><text:span text:style-name="T1">i</text:span></text:span><text:span text:style-name="CharStyle15"><text:span text:style-name="T24"> nemoc v začiatkoch premôcť, sotvy bude to možné, keďže už celú sústavu tela opanovala. A že od nás ešte len niekoľkí sa vysťahovali, tým viac putuje ich tam zo susedných obcí, zvlášť z Prandor</text:span></text:span><text:span text:style-name="CharStyle15"><text:span text:style-name="T1">f</text:span></text:span><text:span text:style-name="CharStyle15"><text:span text:style-name="T24">u. A keď to tak ďalej v tých rozmeroch pôjde, ako sa začí­na o krátkych pár rokov bude jedna tretina Prandorfan</text:span></text:span><text:span text:style-name="CharStyle15"><text:span text:style-name="T1">ov</text:span></text:span><text:span text:style-name="CharStyle15"><text:span text:style-name="T24"> tam. Práve minulý týždeň, idúc podvečer z malej prachádzky pomedzi naše hrobitovy, hovo­rila mi jedna mladá prandorfská ženička, ktorá gar­biarsku kôru do mesta viezla, na môj dotaz — keďže jej to poháňanie volk</text:span></text:span><text:span text:style-name="CharStyle15"><text:span text:style-name="T1">ov</text:span></text:span><text:span text:style-name="CharStyle15"><text:span text:style-name="T24"> akosi zle pristalo — kde je jej muž, že ver v Amerike, a že aj ju s malou dcérkou veľmi tam vábi. Ona síce na moju </text:span></text:span><text:span text:style-name="CharStyle15"><text:span text:style-name="T31">o</text:span></text:span><text:span text:style-name="CharStyle15"><text:span text:style-name="T1">t</text:span></text:span><text:span text:style-name="CharStyle15"><text:span text:style-name="T24">ázku: máli k tomu vôlu, odvetila, že ver nie, ona že nepôjde. A</text:span></text:span><text:span text:style-name="CharStyle15"><text:span text:style-name="T31">l</text:span></text:span><text:span text:style-name="CharStyle15"><text:span text:style-name="T24">e </text:span></text:span><text:span text:style-name="CharStyle15"><text:span text:style-name="T31">h</text:span></text:span><text:span text:style-name="CharStyle15"><text:span text:style-name="T24">odné, bystré asi 8—9 ročné dievčatko smele odpovedalo, že ona chce ísť veľmi a že aj pôjde. Pýtajúc sa ďalej: Nuž a tej veľkej vody nebála by si sa, dieťa moje, veď </text:span></text:span><text:soft-page-break/><text:span text:style-name="CharStyle15"><text:span text:style-name="T24">to trochu väčšia, ako váš prandorfský potôček. Nech, ja sa ver nebojím odpovedala smele.</text:span></text:span></text:p>
        <text:p text:style-name="P18"><text:span text:style-name="CharStyle15"><text:span text:style-name="T24">Aké city a dôjmy výjav a rozhovor tento v srdci mojom vyvolal, každý si ľahko dom</text:span></text:span><text:span text:style-name="CharStyle15"><text:span text:style-name="T1">ys</text:span></text:span><text:span text:style-name="CharStyle15"><text:span text:style-name="T24">lí, keď si predstaví ako ja: Ajhľa, žena vdova a má man­žela; ajhľa, dieťa sirota a predsa má otca. A či dnes zajtrá žena vdovou, dieťa sirotou sa nestane, nevidiac viac otca, manžela milovaného — kto to vie? — Tedy v tejto susednej obci, kde len pred krátkymi rokmi ešte istý blahobyt prebýval, kde sa tak výborné ovocie rodí, ako na málo miestach drahej vlasti našej, kde je pôda požehnaná, kde sa</text:span></text:span><text:span text:style-name="CharStyle31"><text:span text:style-name="T24"> </text:span></text:span><text:span text:style-name="CharStyle15"><text:span text:style-name="T24">kedysi na chýrnej Pliešky v okolí povestné víno rodilo, kde bývalo požehnanie na dietkach a predsa všetko vyžilo; v tejto obci sa už hovorí o ceste do Ameriky, ako vziať košíčok na ruku alebo na chrbát s kuriatkom, prasiatkom, s</text:span></text:span><text:span text:style-name="CharStyle15"><text:span text:style-name="T31">t</text:span></text:span><text:span text:style-name="CharStyle15"><text:span text:style-name="T24">rovou, vajíčka­mi at</text:span></text:span><text:span text:style-name="CharStyle15"><text:span text:style-name="T31">ď</text:span></text:span><text:span text:style-name="CharStyle15"><text:span text:style-name="T24">., at</text:span></text:span><text:span text:style-name="CharStyle15"><text:span text:style-name="T1">ď</text:span></text:span><text:span text:style-name="CharStyle15"><text:span text:style-name="T24">. a prejsť sa k nám do Pukanca. Stojí ale platí latinské príslovi</text:span></text:span><text:span text:style-name="CharStyle15"><text:span text:style-name="T1">e</text:span></text:span><text:span text:style-name="CharStyle15"><text:span text:style-name="T24">: </text:span></text:span><text:span text:style-name="CharStyle15"><text:span text:style-name="T1">T</text:span></text:span><text:span text:style-name="CharStyle15"><text:span text:style-name="T24">um tua res agitur paries dum proximus ordet t. j., jedná sa o tebe, ty si človeče v otázke keď susedova strecha pla­meňom horí. Je tedy i potreba i povinnosť o te</text:span></text:span><text:span text:style-name="CharStyle15"><text:span text:style-name="T1">jt</text:span></text:span><text:span text:style-name="CharStyle15"><text:span text:style-name="T24">o veci rozmýšľať, o tejto otázke dôverné slovo pre­hovoriť. A ako spomenuté, zvlášť my kňazia býva­me i cestou novín i so strany vrchnosti i jednotli­vých vplyvných, blaho a dobrobyt ľudu na srdci nosiacich mužov, ku konaniu povinnosti, t. j. vy­stríhaniu a poučovaniu ľudu, vyzývaní. Tak v prvej polovici mesiaca mája, svojim voličom </text:span></text:span><text:span text:style-name="CharStyle15"><text:span text:style-name="T7">u</text:span></text:span><text:span text:style-name="CharStyle15"><text:span text:style-name="T24">čtujúci vyslanec senického okresu veľk. p. Fr. Veselovský, o ktorom sa písalo, že z rečí na sneme počas ob­štrukcie povedaných, alebo vôbec v najnovšom čase, jeho reč bola najobsažnejšia — svoju </text:span></text:span><text:span text:style-name="CharStyle15"><text:span text:style-name="T31">ú</text:span></text:span><text:span text:style-name="CharStyle15"><text:span text:style-name="T24">čtujúcu reč nasledovne ukonči</text:span></text:span><text:span text:style-name="CharStyle15"><text:span text:style-name="T1">l</text:span></text:span><text:span text:style-name="CharStyle15"><text:span text:style-name="T24">: (Ods</text:span></text:span><text:span text:style-name="CharStyle15"><text:span text:style-name="T7">t</text:span></text:span><text:span text:style-name="CharStyle15"><text:span text:style-name="T24">avec tento od slova do slova je podaný.) Chcem prehovoriť niekoľko slov vo veľmi pálčivej a tak nášho ľudu, ako i našej vlasti veľmi osúdne týkajúcej sa záležitosti a veci.</text:span></text:span></text:p>
        <text:p text:style-name="P18"><text:span text:style-name="CharStyle15"><text:span text:style-name="T24">Pod touto záležitosťou</text:span></text:span><text:span text:style-name="CharStyle15"><text:span text:style-name="T1">,</text:span></text:span><text:span text:style-name="CharStyle15"><text:span text:style-name="T24"> pod touto vecou rozu­miem sťahovanie sa do Ameriky.</text:span></text:span></text:p>
        <text:p text:style-name="P18"><text:span text:style-name="CharStyle15"><text:span text:style-name="T24">Je pravda, že v Amerike vo veľkom a v celosti sú také zárobky o akých u nás neslýchať. No nie je všetko zlato, čo sa blyští, a verte mi, ako mysliteľovi a pozorovateľovi nášho života, že my</text:span></text:span><text:span text:style-name="CharStyle31"><text:span text:style-name="T24"> </text:span></text:span><text:span text:style-name="CharStyle15"><text:span text:style-name="T24">tie zárobky veľmi draho platíme, že nás tie zárobky skôr zniči</text:span></text:span><text:span text:style-name="CharStyle15"><text:span text:style-name="T7">ť</text:span></text:span><text:span text:style-name="CharStyle15"><text:span text:style-name="T24"> môžu, ako všetko iné.</text:span></text:span></text:p>
        <text:p text:style-name="P18"><text:span text:style-name="CharStyle15"><text:span text:style-name="T24">Rod a rodina patria sebe. A udržovanie rodu a rodiny je najprvším povolaním človeka.</text:span></text:span></text:p>
        <text:p text:style-name="P18"><text:span text:style-name="CharStyle15"><text:span text:style-name="T24">Už ale akože chcem rod náš, rodinu našu tým spôsobom udržať, keď muž ženu, žena muža, otec dietky, syn a dcéra rodičov, bratov a se</text:span></text:span><text:span text:style-name="CharStyle15"><text:span text:style-name="T1">s</text:span></text:span><text:span text:style-name="CharStyle15"><text:span text:style-name="T24">try opustí od n</text:span></text:span><text:span text:style-name="CharStyle15"><text:span text:style-name="T1">i</text:span></text:span><text:span text:style-name="CharStyle15"><text:span text:style-name="T24">ch sa odtrhne a do cudzieho sveta žiť a tam bývať ide?!</text:span></text:span></text:p>
        <text:p text:style-name="P18"><text:soft-page-break/><text:span text:style-name="CharStyle15"><text:span text:style-name="T24">Netrpí tým manželská vernosť, oddanosť, obetivos</text:span></text:span><text:span text:style-name="CharStyle15"><text:span text:style-name="T1">ť</text:span></text:span><text:span text:style-name="CharStyle15"><text:span text:style-name="T24">? Nevädne, netratí a nemizne rodinná láska? Nezabudne muž ženu a deti, deti na rodičov, milý na milú alebo milá na milého?</text:span></text:span></text:p>
        <text:p text:style-name="P18"><text:span text:style-name="CharStyle15"><text:span text:style-name="T24">A koľko vysťahovalcov sa ztratí, zahynie a to akou smrťou, či na mori, či v baňách, či v železolejárňach a iných fabrikách, alebo nemocami a vy­silením práci?</text:span></text:span></text:p>
        <text:p text:style-name="P18"><text:span text:style-name="CharStyle15"><text:span text:style-name="T24">Ako sa strhá a ožebráčí náš dobrý ľud v cu­dzine. </text:span></text:span><text:span text:style-name="CharStyle15"><text:span text:style-name="T31">O</text:span></text:span><text:span text:style-name="CharStyle15"><text:span text:style-name="T24"> koľko si život zkráti? A čo sa má stať z našej vlasti, z n</text:span></text:span><text:span text:style-name="CharStyle15"><text:span text:style-name="T1">á</text:span></text:span><text:span text:style-name="CharStyle15"><text:span text:style-name="T24">šho rajského Horno-Uhorska?</text:span></text:span></text:p>
        <text:p text:style-name="P18"><text:span text:style-name="CharStyle15"><text:span text:style-name="T24">Či majú naše role, naše polia, naše nivy, naše lúky zapustnúť? (Nedávno sme na pr. čítali, že z jednej spišskej obce z dosť požehnaného kraja, všetci obyvatelia sa vysťahovali a svoje role-pole sverili obyvateľom susedných obcí, aby </text:span></text:span><text:span text:style-name="CharStyle15"><text:span text:style-name="T1">i</text:span></text:span><text:span text:style-name="CharStyle15"><text:span text:style-name="T24">ch užívali a ob­rábali. Začo </text:span></text:span><text:span text:style-name="CharStyle15"><text:span text:style-name="T1">i</text:span></text:span><text:span text:style-name="CharStyle15"><text:span text:style-name="T24">ch tí</text:span></text:span><text:span text:style-name="CharStyle15"><text:span text:style-name="T7">to</text:span></text:span><text:span text:style-name="CharStyle15"><text:span text:style-name="T24"> s radosťou a hudbou k želez­nici vyprevádzali. M. B—a.)</text:span></text:span></text:p>
        <text:p text:style-name="P18"><text:span text:style-name="CharStyle15"><text:span text:style-name="T24">Či majú naše háje, naše hory, naše vrchy len šelmám za úkr</text:span></text:span><text:span text:style-name="CharStyle15"><text:span text:style-name="T1">yt</text:span></text:span><text:span text:style-name="CharStyle15"><text:span text:style-name="T24">ok a za dupätá slúžiť?</text:span></text:span></text:p>
        <text:p text:style-name="P18"><text:span text:style-name="CharStyle15"><text:span text:style-name="T24">Či majú zvony v našich obciach a mestečkách prestať ľud náš nábožný do chrámu svolávať?</text:span></text:span></text:p>
        <text:p text:style-name="P18"><text:span text:style-name="CharStyle15"><text:span text:style-name="T24">Bratia drahí! Akže vysťahovanie sa do Amerihy dlho trvať a tie rozmery, ktoré menovite tohoto roku zaujalo, mať bude — tedy je po našom slovenskom rod</text:span></text:span><text:span text:style-name="CharStyle15"><text:span text:style-name="T1">e</text:span></text:span><text:span text:style-name="CharStyle15"><text:span text:style-name="T24">! Preto vás milí bratia a zvlášte vás veľactení p. farári o to snažne prosím, aby ste ľud</text:span></text:span><text:span text:style-name="CharStyle15"><text:span text:style-name="T1"> </text:span></text:span><text:span text:style-name="CharStyle15"><text:span text:style-name="T24">náš pred opúšťaním vlasti všemožne vystríhali!</text:span></text:span><text:span text:style-name="CharStyle15"><text:span text:style-name="T1"> </text:span></text:span><text:span text:style-name="CharStyle15"><text:span text:style-name="T24">I v tejto krásno-dojemnej reči hľa z</text:span></text:span><text:span text:style-name="CharStyle15"><text:span text:style-name="T1">n</text:span></text:span><text:span text:style-name="CharStyle15"><text:span text:style-name="T24">eje, vyzvanie nám kňazom, by sme ľud všemožne pred sťahova­ním sa vystríhali a ho milej vlasti a rodu zadržať sa snažili Tieto a podobné hlasy pobádajú i mňa, aby som v tejto vážnej veci slovo prehovoril a túto krátku prednášku zadržal. Je toho najvyššia potreba — a tak povinnosť a aj oprávnenie.</text:span></text:span></text:p>
        <text:p text:style-name="P8"><text:span text:style-name="CharStyle15"><text:span text:style-name="T24"/></text:span></text:p>
        <text:p text:style-name="P10"><text:span text:style-name="CharStyle15"><text:span text:style-name="T24"/></text:span></text:p>
        <text:p text:style-name="P10"><text:span text:style-name="CharStyle15"><text:span text:style-name="T24">II.</text:span></text:span></text:p>
        <text:p text:style-name="P13"><text:span text:style-name="CharStyle33"><text:span text:style-name="T24">Jeden občasný smutný zjav v živote nášho ľudu, čo najväčšia príčina a podnet sťahovania sa.</text:span></text:span></text:p>
        <text:p text:style-name="P18"><text:span text:style-name="CharStyle15"><text:span text:style-name="T24"/></text:span></text:p>
        <text:p text:style-name="P31"><text:span text:style-name="CharStyle15"><text:span text:style-name="T24">Majúc úmyseľ niečo o sťahovaní sa nášho ľudu do Ameriky predniesť, napísať; nemôžem tomu vy­hnúť, aby som aj druhý smutný, chorobný a na­najvýš zkazonosný zjav a obraz v živote nášho ľudu nepripomenul, ktorý zjav, ba povedzme rovno, ťažký hriech býva u mnohých, hovorím len u mnohých, nie u všetkých, pohnútkou a </text:span></text:span><text:soft-page-break/><text:span text:style-name="CharStyle15"><text:span text:style-name="T24">príčinou vysťahovania sa. A tento presmutný zjav, ktorý sa oku nášmu deň, čo deň predstavuje, prúdy sĺz do neho vyludzuje, srdce nevýslovne raní, dušu hroznou boľasťou a zármutkom naplňuje — je nemierne pitie toho pekelného výtoku: pálenky! Veru, veru, keby sme pamätliví chceli byť napomenutia apoštola Pavla: </text:span></text:span><text:span text:style-name="CharStyle15"><text:span text:style-name="T1">Mírn</text:span></text:span><text:span text:style-name="CharStyle15"><text:span text:style-name="T24">o</text:span></text:span><text:span text:style-name="CharStyle15"><text:span text:style-name="T1">st</text:span></text:span><text:span text:style-name="CharStyle15"><text:span text:style-name="T24"> vaše známá buď všechn</text:span></text:span><text:span text:style-name="CharStyle15"><text:span text:style-name="T33">ě</text:span></text:span><text:span text:style-name="CharStyle15"><text:span text:style-name="T24">m lidem; Pán blízko </text:span></text:span><text:span text:style-name="CharStyle15"><text:span text:style-name="T1">(</text:span></text:span><text:span text:style-name="CharStyle15"><text:span text:style-name="T24">Tit. 4 — 5, 6.); a výpovedi proroka Izaiáša kap. 5—</text:span></text:span><text:span text:style-name="CharStyle15"><text:span text:style-name="T1">11</text:span></text:span><text:span text:style-name="CharStyle15"><text:span text:style-name="T24">. B</text:span></text:span><text:span text:style-name="CharStyle15"><text:span text:style-name="T33">ě</text:span></text:span><text:span text:style-name="CharStyle15"><text:span text:style-name="T24">da t</text:span></text:span><text:span text:style-name="CharStyle15"><text:span text:style-name="T33">ě</text:span></text:span><text:span text:style-name="CharStyle15"><text:span text:style-name="T24">m, kte</text:span></text:span><text:span text:style-name="CharStyle15"><text:span text:style-name="T33">ř</text:span></text:span><text:span text:style-name="CharStyle15"><text:span text:style-name="T24">íž ráno vstávajíce chodí po opilství, a trvají p</text:span></text:span><text:span text:style-name="CharStyle15"><text:span text:style-name="T33">ř</text:span></text:span><text:span text:style-name="CharStyle15"><text:span text:style-name="T24">i tom až do večera až je i víno rozpaluje — v ten čas víno a teraz horší výmysel diabla a pekla: pálenka — keby sme hovorím v pití miernosť zachovávať doviedli, snáď by sťahovanie sa, aspoň na polovicu, alebo tretinu obmedzilo. Že som o tejto strašnej chorobe viac prednášok držal, strašné pády predstavil, opíjanie sa každé, ale zvlášť tou prenešťast</text:span></text:span><text:span text:style-name="CharStyle15"><text:span text:style-name="T33">no</text:span></text:span><text:span text:style-name="CharStyle15"><text:span text:style-name="T24">u smrad</text:span></text:span><text:span text:style-name="CharStyle15"><text:span text:style-name="T1">ľ</text:span></text:span><text:span text:style-name="CharStyle15"><text:span text:style-name="T24">ačk</text:span></text:span><text:span text:style-name="CharStyle15"><text:span text:style-name="T1">o</text:span></text:span><text:span text:style-name="CharStyle15"><text:span text:style-name="T24">u, ako jeden z najťažších hriechov proti Bohu, sebe, blížnym predstavil — viete to vy, priatelia moji vysokoctení</text:span></text:span><text:span text:style-name="CharStyle15"><text:span text:style-name="T1">,</text:span></text:span><text:span text:style-name="CharStyle15"><text:span text:style-name="T24"> čo sa tak radi na prednáškach mojich súčastňujete. (Ba nie len, že jeden z najstarších hriechov je pijanstvo a zvlášť pálenčené, ale snáď najťažší hriech, preto že z iných hriechov ľah</text:span></text:span><text:span text:style-name="CharStyle15"><text:span text:style-name="T1">š</text:span></text:span><text:span text:style-name="CharStyle15"><text:span text:style-name="T24">ie možno pokánie činiť, kdežto z pijanstva pálenky — takmer nemožno, bo už, akoby ten pekelný plameň tu pálil hrtan a vnútornosti nešťastného pálenkára, tak, že pije, pije do zúrenia, triašky, do zošalenia a zbláznenia sa. A keď už bije tá hodina, ktorá ho pred súdnu stolicu Kristovu postaviť má, bo stoj</text:span></text:span><text:span text:style-name="CharStyle15"><text:span text:style-name="T1">í</text:span></text:span><text:span text:style-name="CharStyle15"><text:span text:style-name="T24">: Uloženo jest lidem jednou um</text:span></text:span><text:span text:style-name="CharStyle15"><text:span text:style-name="T9">ř</text:span></text:span><text:span text:style-name="CharStyle15"><text:span text:style-name="T24">íti, a potom bude so</text:span></text:span><text:span text:style-name="CharStyle15"><text:span text:style-name="T9">u</text:span></text:span><text:span text:style-name="CharStyle15"><text:span text:style-name="T24">d (Žid. 9</text:span></text:span><text:span text:style-name="CharStyle15"><text:span text:style-name="T1">—</text:span></text:span><text:span text:style-name="CharStyle15"><text:span text:style-name="T24">27.), keď má s milými sa citnobôľne rozlúčiť, </text:span></text:span><text:span text:style-name="CharStyle15"><text:span text:style-name="T9">í</text:span></text:span><text:span text:style-name="CharStyle15"><text:span text:style-name="T24">ch láske a milosti Božej odporučiť; ím požehnať a dobroreči</text:span></text:span><text:span text:style-name="CharStyle15"><text:span text:style-name="T1">ť</text:span></text:span><text:span text:style-name="CharStyle15"><text:span text:style-name="T24">; keď má vola</text:span></text:span><text:span text:style-name="CharStyle15"><text:span text:style-name="T1">ť</text:span></text:span><text:span text:style-name="CharStyle15"><text:span text:style-name="T24"> vier</text:span></text:span><text:span text:style-name="CharStyle15"><text:span text:style-name="T1">yp</text:span></text:span><text:span text:style-name="CharStyle15"><text:span text:style-name="T24">lne:</text:span></text:span><text:span text:style-name="CharStyle31"><text:span text:style-name="T24"> </text:span></text:span><text:span text:style-name="CharStyle15"><text:span text:style-name="T24">Pane Ježíši Kriste, p</text:span></text:span><text:span text:style-name="CharStyle15"><text:span text:style-name="T33">ř</text:span></text:span><text:span text:style-name="CharStyle15"><text:span text:style-name="T24">ijmi ducha mého (Skut. ap. 7 </text:span></text:span><text:span text:style-name="CharStyle15"><text:span text:style-name="T1">—</text:span></text:span><text:span text:style-name="CharStyle15"><text:span text:style-name="T24"> 59, 60.), v ten čas zúri, búri, strachom, hrúzou hynie, diablov, peklo pred sebou vidí. Tak vraj raz jeden z naš</text:span></text:span><text:span text:style-name="CharStyle15"><text:span text:style-name="T9">í</text:span></text:span><text:span text:style-name="CharStyle15"><text:span text:style-name="T24">ch pijanov z remesla chvastal sa takmer na smrteľnej posteli tým, že ver on už dobrých tristo litrov prelial, prekliatym hrtanom, toho roku ač ešte sotva </text:span></text:span><text:span text:style-name="CharStyle15"><text:span text:style-name="T9">2/3</text:span></text:span><text:span text:style-name="CharStyle15"><text:span text:style-name="T24"> roku </text:span></text:span><text:span text:style-name="CharStyle15"><text:span text:style-name="T33">b</text:span></text:span><text:span text:style-name="CharStyle15"><text:span text:style-name="T1">o</text:span></text:span><text:span text:style-name="CharStyle15"><text:span text:style-name="T9">l</text:span></text:span><text:span text:style-name="CharStyle15"><text:span text:style-name="T24">y minul</text:span></text:span><text:span text:style-name="CharStyle15"><text:span text:style-name="T9">y</text:span></text:span><text:span text:style-name="CharStyle15"><text:span text:style-name="T24">. A žiadal si ďalej žiť nie snáď, aby pokánie činiť, milosť hľadať, ale aby ešte ďalej tou pekelnicou telo, ducha za­bíjať mohol! Hrozné — až zúfalé to.) Čo som tedy získal, docielil mojimi námahami, mojimi predná­škami, to vidím </text:span></text:span><text:span text:style-name="CharStyle15"><text:span text:style-name="T1">ja</text:span></text:span><text:span text:style-name="CharStyle15"><text:span text:style-name="T24">, to vidíte vy priatelia moji a to vidia, znajú aj naši otroci tej otravy. Ale rozdiel je v tom predsa veľký. Títo poslední sa tešia, ra­dujú, smejú — no: Nemýlte se, B</text:span></text:span><text:span text:style-name="CharStyle15"><text:span text:style-name="T21">ů</text:span></text:span><text:span text:style-name="CharStyle15"><text:span text:style-name="T24">h nebude posmíván veď už majú tu hrozný trest svoj. Vy mierni i v tomto ohľade zas vidiac to myslíte: A čo sa ten kňaz roztrhá, ako sa zdá, lepšie to ne­bude a všetky prednášky, spolky — aký nám aj teraz náš p. biskup a to hneď založiť nakladá — nič nepomôžu. Ja ale boľastne, žalujem, volám, prosím: Pane! pomož tonieme, </text:span></text:span><text:soft-page-break/><text:span text:style-name="CharStyle15"><text:span text:style-name="T24">hynieme! No keď už o hroznej záhube a moru pálenčenom mnoho s</text:span></text:span><text:span text:style-name="CharStyle15"><text:span text:style-name="T1">a </text:span></text:span><text:span text:style-name="CharStyle15"><text:span text:style-name="T24">v našich časoch píše, spolky, spoločnosti sa utvorujú, zasadajú, radia, spisy, knihy sa píšu (viď u ná</text:span></text:span><text:span text:style-name="CharStyle15"><text:span text:style-name="T1">s </text:span></text:span><text:span text:style-name="CharStyle15"><text:span text:style-name="T24">v Zpráve o </text:span></text:span><text:span text:style-name="CharStyle15"><text:span text:style-name="T1">I</text:span></text:span><text:span text:style-name="CharStyle15"><text:span text:style-name="T24">I. ev. a. v. vnútorno-missiovej a pastor</text:span></text:span><text:span text:style-name="CharStyle15"><text:span text:style-name="T1">.</text:span></text:span><text:span text:style-name="CharStyle15"><text:span text:style-name="T24"> konferencii od v. p. J. Fáb</text:span></text:span><text:span text:style-name="CharStyle15"><text:span text:style-name="T1">ry</text:span></text:span><text:span text:style-name="CharStyle15"><text:span text:style-name="T24">, a tohože ne</text:span></text:span><text:span text:style-name="CharStyle15"><text:span text:style-name="T9">u</text:span></text:span><text:span text:style-name="CharStyle15"><text:span text:style-name="T24">navného spisovateľa osobytný spis: Neopi sa a mnohé iné) a tak o hroznej tejto nákaze, každý sa poučiť môže; ja v mojich prednáškach o tejto otázke, aby prázdnu slamu nemlátil, iných nenapodobňoval, hľadal som</text:span></text:span><text:span text:style-name="CharStyle31"><text:span text:style-name="T24"> </text:span></text:span><text:span text:style-name="CharStyle15"><text:span text:style-name="T24">spolubojovníkov proti tomuto najhroznejšiemu ne­priateľovi ľudstva. A týchto myslím hľadať a nájsť v našich ženách, manželkách, matkách, dcérac</text:span></text:span><text:span text:style-name="CharStyle15"><text:span text:style-name="T33">h</text:span></text:span><text:span text:style-name="CharStyle15"><text:span text:style-name="T24">, pannách, nevestác</text:span></text:span><text:span text:style-name="CharStyle15"><text:span text:style-name="T1">h</text:span></text:span><text:span text:style-name="CharStyle15"><text:span text:style-name="T24">! Áno, keď platí francúzske prí­slovie: stopuj, hľadaj ženu, t. j. tam, kde sa dač zlého skutilo, previedlo, prečo by nemalo stáť: hľadaj ženu v prácu, v boj, v zápas proti tomu moru, čo aj ju, aj dietky jej drahé, dom, celú rodinu najviac morí, vraždí. A ja verím, že ak manželky, matky, panny a zvlášť nevesty — nepodajúc žiadnemu ruku na púť života, kto už čo mládenec ohavnicu tú ob­ľubuje —- nestanú si rozhodne na našu stranu, pre­lievajúc si aj ony aspoň potajme, alebo čo aj mierne hrtáň tou besnico</text:span></text:span><text:span text:style-name="CharStyle15"><text:span text:style-name="T1">u</text:span></text:span><text:span text:style-name="CharStyle15"><text:span text:style-name="T24">; tak složme zbroj a zbraň v tomto boji, už sme napred premožení. — Ale majúc pred­nášať o sťahovaní sa: nač to tu zas pripomínam spýta sa mnohý. A druhý snáď vtipkujúc odpovie: Hľa, to už obľúbená paripa nášho kňaza na ktorej on tak veľmi rád jazdí. Ja ale odpovedám: Preto, že súvis a spojenie medzi nákazou pijanstva a cho­robou vysťahovalectva, sú nepopierateľné. Pravda sú, ej Bože drahý, ty to najlepšie vieš, ej sú aj iné po­hnútky a príčiny, a aj o tých si behom tejto pred­nášky dač povieme, ktoré nútia dobrý náš ľud brať do ruky hôl pútnick</text:span></text:span><text:span text:style-name="CharStyle15"><text:span text:style-name="T9">u</text:span></text:span><text:span text:style-name="CharStyle15"><text:span text:style-name="T24">. Ale bezotázne, mnohých ne­mierne pitie pálenky k tomu privodí; bo pálenka duševne zotročuje človeka všetkej šľachetnej radosti, vôle, energie, lásky k šľachetno-svätým výjavom ži­vota, k Bohu, k bližným pozbavuje; telesne ale zdravie, spôsobnosť k práci podrýva, predvčasný hrob kope. A tým všetkým v nevýslovnú neresť a</text:span></text:span><text:span text:style-name="CharStyle31"><text:span text:style-name="T24"> </text:span></text:span><text:span text:style-name="CharStyle15"><text:span text:style-name="T24">biedu nás uvaľuje. Ona prekáža vzdelávanie sa, ak</text:span></text:span><text:span text:style-name="CharStyle15"><text:span text:style-name="T1">o </text:span></text:span><text:span text:style-name="CharStyle15"><text:span text:style-name="T24">náš čas a vek to požaduje. Bo ktorý že otrok pá­lenky vezme do ruky dobré, vzdelávateľné spisy, noviny vážne, mravnopoučn</text:span></text:span><text:span text:style-name="CharStyle15"><text:span text:style-name="T1">é</text:span></text:span><text:span text:style-name="CharStyle15"><text:span text:style-name="T24">? Žiaden! Najviac ak dáke politické, lebo humoristické, kde nájde výjavy, nimiž pre</text:span></text:span><text:span text:style-name="CharStyle15"><text:span text:style-name="T10">ť</text:span></text:span><text:span text:style-name="CharStyle15"><text:span text:style-name="T24">ažký hriech svoj ospravedlniť a okrášliť môže. A tak potom nieto čím kryť mnohé výdavy v dome, v rodine, bieda sa čím viac rozmáha, as­poň na dostatočnú chov a stravovanie sa nedostačí. Povstávajú v rodine</text:span></text:span><text:span text:style-name="CharStyle15"><text:span text:style-name="T1">,</text:span></text:span><text:span text:style-name="CharStyle15"><text:span text:style-name="T24"> v dome nepokoje, svady, rôznice, bitky, rastie neláska, nedôvera, nenávisť — a pád, veľký pád rodiny a domu je hotový. (Viď a prečítaj si Ev. Mat. 7. v. 24—27.) A proti tomu, čo ultimum </text:span></text:span><text:soft-page-break/><text:span text:style-name="CharStyle15"><text:span text:style-name="T24">remedium a refugium t. j. posledné útočište, posledný prístav, ten prístav vysťahovania sa. Tak h</text:span></text:span><text:span text:style-name="CharStyle15"><text:span text:style-name="T1">ľ</text:span></text:span><text:span text:style-name="CharStyle15"><text:span text:style-name="T24">a, jeden hriech druhý plodí, rodí. A čo samo v sebe nenie ešte hriechom, keď je ale pôrod hriechu a tým mnohé povinnosti sa zanedbajú — ľahko hriechom sa stať môže; lebo veď to </text:span></text:span><text:span text:style-name="CharStyle15"><text:span text:style-name="T1">je</text:span></text:span><text:span text:style-name="CharStyle15"><text:span text:style-name="T24"> kliatba hriechu, že vždy len zlo a hriech množí. Kto tedy proti moru pálenčenému bojuje — bojuje prostredn</text:span></text:span><text:span text:style-name="CharStyle15"><text:span text:style-name="T34">e</text:span></text:span><text:span text:style-name="CharStyle15"><text:span text:style-name="T1"> </text:span></text:span><text:span text:style-name="CharStyle15"><text:span text:style-name="T24">aj proti vysťahovaniu sa z vlasti a domoviny. Lebo, budeme-li tu mať pri vernej práci vždy svoj kus chleba, na vandrovanie ani nepomyslíme. Bo kde, ani nie cele do roka, jeden zlorečen</text:span></text:span><text:span text:style-name="CharStyle15"><text:span text:style-name="T1">ý</text:span></text:span><text:span text:style-name="CharStyle15"><text:span text:style-name="T24"> hrtáň tristo litrov, tri hektolitre preleje, kde, ako tam môže byť dobrobyt, kde šťastie manželského, rodinného života, kde možnosť zdravého, dostatočného stravovania ako tam niesť ťarchy a plniť povinnosti krajinské, obecné, cirkevné, školské atď. Bieda, chudoba roz­ložia tam svoje stánky a jediný cieľ je: sťahovanie</text:span></text:span><text:span text:style-name="CharStyle31"><text:span text:style-name="T24"> </text:span></text:span><text:span text:style-name="CharStyle15"><text:span text:style-name="T24">sa — Amerika. Len to je spravodlivý trest a súd B. na pijanov, n</text:span></text:span><text:span text:style-name="CharStyle15"><text:span text:style-name="T10">o</text:span></text:span><text:span text:style-name="CharStyle15"><text:span text:style-name="T24"> žiaľ, na všetkých nás, že ako sme si v poslednej našej prednáške ukázali: Ani do tej Ameriky — nie to ešte do neba pijanov našich, totiž tých, ktorých poznať môžu, bo pečať ich preťažkého hriechu </text:span></text:span><text:span text:style-name="CharStyle15"><text:span text:style-name="T10">í</text:span></text:span><text:span text:style-name="CharStyle15"><text:span text:style-name="T24">m na čele a tvári, v očiach a na nose tam vyrazená čupí, do Ameriky nechcú! Ach že nechcú. A predsa týchto bolo by najlepšie len na lode ponakladať a to keby sa predvidelo v taký čas, keď bude dobrá, hodná búrka morská! Ba ozaj, či by takýto vypálený hrtáň i v takej hroznej víchrici len žížni</text:span></text:span><text:span text:style-name="CharStyle15"><text:span text:style-name="T1">l!</text:span></text:span><text:span text:style-name="CharStyle15"><text:span text:style-name="T24">?</text:span></text:span></text:p>
        <text:p text:style-name="P18"><text:span text:style-name="CharStyle15"><text:span text:style-name="T24">Sťahovanie sa síce nestískame ani z ďaleka na stupeň pijanstva, aniž ho, samo na seba za hriech považujeme ale je </text:span></text:span><text:span text:style-name="CharStyle15"><text:span text:style-name="T34">o</text:span></text:span><text:span text:style-name="CharStyle15"><text:span text:style-name="T24">no predsa stav chorobný, zjav a obraz na najvýš smutný dňov a časov našich; a to tým viac, čím viac stáva sa púhym zvykom a módou a čím viac sa človek vlastnou vinou do neho uvádza. Za taký ho poznávajú, vyhlasujú všetci šľachetní ľudomilovia a milovníci svojho rodu a svojej vlasti, počnúc od zákonodarstva, správcov krajín, ministrov — až do tichého, utiahnutého delníka pre dobro ľudu. Dôkaz podal som vám aj v krásnej reči krajinského vyslanca p. Veselovského. Nuž k takýmto vážnym hlasom a výzyvom — ne­chcel som ani ja, a nemohol s</text:span></text:span><text:span text:style-name="CharStyle15"><text:span text:style-name="T1">o</text:span></text:span><text:span text:style-name="CharStyle15"><text:span text:style-name="T24">m mlčať. Chcel bych vás t</text:span></text:span><text:span text:style-name="CharStyle15"><text:span text:style-name="T34">e</text:span></text:span><text:span text:style-name="CharStyle15"><text:span text:style-name="T24">dy priatelia moji, teba ľud môj drahý, k srdcu mi prirástlý, vystríhať pred každým prenáhleným krokom, a prosiť vás, ktorí oko, srdce už tam v blahé zámorie obraciate, by ste si sto ráz rozmysleli, roz­mysleli u seba, v dome, v rodine, s priateľmi, pred</text:span></text:span><text:span text:style-name="CharStyle31"><text:span text:style-name="T24"> </text:span></text:span><text:span text:style-name="CharStyle15"><text:span text:style-name="T24">Bohom, v skrytej komôrke, prv než opustíte man­želky, dietky, otcov, matky, dom a rodinu, obec i cirkev, národ a vlasť. Pripomínam vám len, že tak som vystríhal pred prenáhleným sťahovaním sa do Slavonie, poslanie dievčat do Viedne, dávaním </text:span></text:span><text:span text:style-name="CharStyle15"><text:span text:style-name="T1">i</text:span></text:span><text:span text:style-name="CharStyle15"><text:span text:style-name="T24">ch do Vacova a </text:span></text:span><text:soft-page-break/><text:span text:style-name="CharStyle15"><text:span text:style-name="T24">všade v skutku, výsledok prav­divosť mojich slov dokázal. Vypadlo to smutne, presmutne. Nie snáď, ako by si jakúsi neomylnosť pri­vlastňoval — no Boh vidí, nie. Ale považujem veci a otázky v svetle pravdy Božej a </text:span></text:span><text:span text:style-name="CharStyle15"><text:span text:style-name="T1">ro</text:span></text:span><text:span text:style-name="CharStyle15"><text:span text:style-name="T24">zvaž</text:span></text:span><text:span text:style-name="CharStyle15"><text:span text:style-name="T1">uje</text:span></text:span><text:span text:style-name="CharStyle15"><text:span text:style-name="T24">m íc</text:span></text:span><text:span text:style-name="CharStyle15"><text:span text:style-name="T34">h</text:span></text:span><text:span text:style-name="CharStyle15"><text:span text:style-name="T24"> srdcom k ľudu môjmu, silným horúcej lásky, kto­rému, keby tak bolo v tejto jeho vlasti a v do­movine jeho, ako mu je v srdci mojom, ach, ver že by mu dobre bol</text:span></text:span><text:span text:style-name="CharStyle15"><text:span text:style-name="T1">o</text:span></text:span><text:span text:style-name="CharStyle15"><text:span text:style-name="T24">!</text:span></text:span><text:span text:style-name="CharStyle15"><text:span text:style-name="T1"> </text:span></text:span><text:span text:style-name="CharStyle15"><text:span text:style-name="T24">(Hodža.) — Bo keď prav­divé je, utešené slovo zlatoustého pevca nášho:</text:span></text:span><text:span text:style-name="CharStyle15"><text:span text:style-name="T1"> </text:span></text:span><text:span text:style-name="CharStyle15"><text:span text:style-name="T24">Hojže Bože, jak to bolí, keď sa junač roztratí, na tom šírom sveta poli, na chlebovej postati: desať­násobne bolí, bolieť musí, srdce krváca, keď sa mu­žovia a ženy, otcovia a útle dietky roztratia a t</text:span></text:span><text:span text:style-name="CharStyle15"><text:span text:style-name="T1">o </text:span></text:span><text:span text:style-name="CharStyle15"><text:span text:style-name="T24">snáď — navždy, navždy!</text:span></text:span></text:p>
        <text:h text:style-name="P34" text:outline-level="3"><text:bookmark text:name="bookmark8"/><text:span text:style-name="CharStyle13"><text:span text:style-name="T24"/></text:span></text:h>
        <text:h text:style-name="P35" text:outline-level="3"><text:span text:style-name="CharStyle13"><text:span text:style-name="T24"/></text:span></text:h>
        <text:h text:style-name="P36" text:outline-level="3"><text:span text:style-name="CharStyle13"><text:span text:style-name="T34">III.</text:span></text:span></text:h>
        <text:p text:style-name="P7"><text:span text:style-name="CharStyle33"><text:span text:style-name="T24">Povedzme si t</text:span></text:span><text:span text:style-name="CharStyle33"><text:span text:style-name="T1">e</text:span></text:span><text:span text:style-name="CharStyle33"><text:span text:style-name="T24">dy niečo bližšie o samom sťahovaní, alebo </text:span></text:span><text:span text:style-name="CharStyle33"><text:span text:style-name="T10">o</text:span></text:span><text:span text:style-name="CharStyle33"><text:span text:style-name="T24"> </text:span></text:span><text:span text:style-name="CharStyle33"><text:span text:style-name="T1">j</text:span></text:span><text:span text:style-name="CharStyle33"><text:span text:style-name="T24">eho oprávnenosti, pr</text:span></text:span><text:span text:style-name="CharStyle33"><text:span text:style-name="T1">í</text:span></text:span><text:span text:style-name="CharStyle33"><text:span text:style-name="T24">činách, potrebe a ak</text:span></text:span><text:span text:style-name="CharStyle33"><text:span text:style-name="T1">o </text:span></text:span><text:span text:style-name="CharStyle33"><text:span text:style-name="T24">tomu zlu odpomáha</text:span></text:span><text:span text:style-name="CharStyle33"><text:span text:style-name="T1">ť</text:span></text:span><text:span text:style-name="CharStyle33"><text:span text:style-name="T24">?</text:span></text:span></text:p>
        <text:p text:style-name="P18"><text:span text:style-name="CharStyle15"><text:span text:style-name="T24"/></text:span></text:p>
        <text:p text:style-name="P29"><text:span text:style-name="CharStyle15"><text:span text:style-name="T24">Áno, u nás už to tak ďaleko ide, tak nezdravo v</text:span></text:span><text:span text:style-name="CharStyle15"><text:span text:style-name="T1">yv</text:span></text:span><text:span text:style-name="CharStyle15"><text:span text:style-name="T24">iňu</text:span></text:span><text:span text:style-name="CharStyle15"><text:span text:style-name="T1">jú</text:span></text:span><text:span text:style-name="CharStyle15"><text:span text:style-name="T24"> sa naše pomery, že sťahovanie sa u mnohých môže sa stať nevyhnutnou potre</text:span></text:span><text:span text:style-name="CharStyle15"><text:span text:style-name="T10">b</text:span></text:span><text:span text:style-name="CharStyle15"><text:span text:style-name="T24">ou. Lebo veď náš úbohý ľud, jehož dobro tak málo kto úprimne na srdci nosí, má príčiny vola</text:span></text:span><text:span text:style-name="CharStyle15"><text:span text:style-name="T10">ť</text:span></text:span><text:span text:style-name="CharStyle15"><text:span text:style-name="T24">: Nakrmil si nás chlebem pláče a dals nám </text:span></text:span><text:span text:style-name="CharStyle15"><text:span text:style-name="T34">v</text:span></text:span><text:span text:style-name="CharStyle15"><text:span text:style-name="T24">yp</text:span></text:span><text:span text:style-name="CharStyle15"><text:span text:style-name="T1">í</text:span></text:span><text:span text:style-name="CharStyle15"><text:span text:style-name="T24">ti slz míru velmi velikou (Žalm 8—6, 7.). Kto ho zaiste miluje, kto sa oň stará, pečuje, kto sa za jeho dobro obetuje? Stádo on biednych oviec najviac bez pastiera, bo­jovník bez vodcov, delník bez mzdy a to i tej najmenšej, čo by aspoň najnutnejším potrebám vyho­vela! Ale nač odťahovať oponu bied a rán ľudu, pravda i vlastnou vinou i nepriateľmi jeho zapríči­nených, ktorí hrnú sa z Haliče a inakade húfne k nám, keď ľud z vlasti uteka</text:span></text:span><text:span text:style-name="CharStyle15"><text:span text:style-name="T34">ť</text:span></text:span><text:span text:style-name="CharStyle15"><text:span text:style-name="T24"> musí! Nač obväzok trhať z rán jeho, aby väčšmi pá</text:span></text:span><text:span text:style-name="CharStyle15"><text:span text:style-name="T1">l</text:span></text:span><text:span text:style-name="CharStyle15"><text:span text:style-name="T24">i</text:span></text:span><text:span text:style-name="CharStyle15"><text:span text:style-name="T1">l</text:span></text:span><text:span text:style-name="CharStyle15"><text:span text:style-name="T24">y? Veď do čiernej, hustej krve namočiť by musel svoje pero opísať tie nesčíslné biedy ľudu, tie rany pálčivé, z níchž krvá­cajúc hynie telesne, duševne, mravne. </text:span></text:span><text:span text:style-name="CharStyle15"><text:span text:style-name="T34">Ó</text:span></text:span><text:span text:style-name="CharStyle15"><text:span text:style-name="T24">, daj že Pane Bože, dožiť nám tie časy, kde tieto rany ľudu nášho budú zhojené, ťarchy uľavené a tak odpadne potreba sťahovania sa. Veď už aj to je veľmi smutný zjav, že náš ľud svoj kus zeme, ktorý tak miloval, ako najdrahší poklad, tak ľahko opúšťa a tak svätoúcta (pieta) u neho i k vlasti a rodu, i domu a ro­dine hynie. Ba ako by s istou horkosťou a zadosť­učinením tu opúšťal všetko, mysliac s</text:span></text:span><text:span text:style-name="CharStyle15"><text:span text:style-name="T1">i</text:span></text:span><text:span text:style-name="CharStyle15"><text:span text:style-name="T24">: Keď si ma rolička, zemička moja, remeslo a povolanie moje nie v stave vyživiť, opúšťam ťa ľahkým srdcom a idem si hľadať vlasť a postať života inú. </text:span></text:span><text:soft-page-break/><text:span text:style-name="CharStyle15"><text:span text:style-name="T24">Nuž od­straňovať tie ťarchy, čo ľud k zemi tlačia, tie po­treby, čo ím odpomôc</text:span></text:span><text:span text:style-name="CharStyle15"><text:span text:style-name="T1">ť</text:span></text:span><text:span text:style-name="CharStyle15"><text:span text:style-name="T24"> nevládze, pomáhať ľudu niesť tie ťarchy, dvíhať úroveň </text:span></text:span><text:span text:style-name="CharStyle15"><text:span text:style-name="T1">je</text:span></text:span><text:span text:style-name="CharStyle15"><text:span text:style-name="T24">ho mravno-náboženského</text:span></text:span><text:span text:style-name="CharStyle31"><text:span text:style-name="T24"> </text:span></text:span><text:span text:style-name="CharStyle15"><text:span text:style-name="T24">vzdelania, ukázať mu spôsob, ako so zdarom pra­covať, otvárať pramene zárobku, prisluhovať ľudu: pravdu, právo, </text:span></text:span><text:span text:style-name="CharStyle15"><text:span text:style-name="T1">sp</text:span></text:span><text:span text:style-name="CharStyle15"><text:span text:style-name="T24">ravedlnosť, účastným ho robiť slo­body a blahobytia atď atď. to myslím, najlepší spôsob proti s</text:span></text:span><text:span text:style-name="CharStyle15"><text:span text:style-name="T34">ť</text:span></text:span><text:span text:style-name="CharStyle15"><text:span text:style-name="T24">ahovaniu sa. Lebo, d</text:span></text:span><text:span text:style-name="CharStyle15"><text:span text:style-name="T1">ľ</text:span></text:span><text:span text:style-name="CharStyle15"><text:span text:style-name="T24">a môjho zdania, </text:span></text:span><text:span text:style-name="CharStyle15"><text:span text:style-name="T1">ľ</text:span></text:span><text:span text:style-name="CharStyle15"><text:span text:style-name="T24">ud tu chce</text:span></text:span><text:span text:style-name="CharStyle15"><text:span text:style-name="T1">ť</text:span></text:span><text:span text:style-name="CharStyle15"><text:span text:style-name="T24"> na silu udržať, bez podmienok živo­bytia, je cont</text:span></text:span><text:span text:style-name="CharStyle15"><text:span text:style-name="T1">ra</text:span></text:span><text:span text:style-name="CharStyle15"><text:span text:style-name="T24"> </text:span></text:span><text:span text:style-name="CharStyle15"><text:span text:style-name="T1">ju</text:span></text:span><text:span text:style-name="CharStyle15"><text:span text:style-name="T24">s naturae proti prirodzenému, božiemu právu. Veď právo má predsa ten človek povedať tomu, čo ho, už či zákonom, či bodákom na ceste sťahovania sa zastavuje: Daj mi podmienky živobytia, alebo ma slobodne pusť, nech si </text:span></text:span><text:span text:style-name="CharStyle15"><text:span text:style-name="T1">i</text:span></text:span><text:span text:style-name="CharStyle15"><text:span text:style-name="T24">ch hľadám sám. Zhyniem-li na ceste razom, čo za právo máš to hatiť ty, ktorý ma nútiš hynúť po­maly, ale iste? Nuž tak čisté srdcia, šľachetné duše a jasné umy — a každý, kto nie čo šarlatán, pod­vodník, pokrytský farizeus kričí</text:span></text:span><text:span text:style-name="CharStyle15"><text:span text:style-name="T1">š</text:span></text:span><text:span text:style-name="CharStyle15"><text:span text:style-name="T24">: vlasť, vlasť, vlasť, pri tom ale myslíš len seba, svoje brucho — každý, kto miluješ vlasť z toho srdca, z tej duše v tom ľude živom, obraze a podobenstve B., tedy opravdový vlastenec, čo v srdci celý národ nosíš, š</text:span></text:span><text:span text:style-name="CharStyle15"><text:span text:style-name="T34">ľ</text:span></text:span><text:span text:style-name="CharStyle15"><text:span text:style-name="T24">achetný ľudomil, pričiň sa, aby potreba, príčiny a po­hnútky sťahovania odstránené bo</text:span></text:span><text:span text:style-name="CharStyle15"><text:span text:style-name="T10">l</text:span></text:span><text:span text:style-name="CharStyle15"><text:span text:style-name="T24">y. Pričiň sa, aby sa remeslá, obchod, priemysel, hospodárstvo pozdvihly; pracuj, aby ľud z otroctva a nevoľníctva toho ľudu, ktorý je, ako kliatba národov vyslobo­dený bol. (Viď naše predtým kvetúce obce, mestá, kde je t</text:span></text:span><text:span text:style-name="CharStyle15"><text:span text:style-name="T1">e</text:span></text:span><text:span text:style-name="CharStyle15"><text:span text:style-name="T24">raz už celé kupectvo, obchody, krčmárstvo v </text:span></text:span><text:span text:style-name="CharStyle15"><text:span text:style-name="T10">í</text:span></text:span><text:span text:style-name="CharStyle15"><text:span text:style-name="T24">ch rukách, sústrednené, viď Halič, našich uhor­ských Rusov, ktorým ani vládou vyslaní šľachetní Eganovia pomôcť nemôžu. A dnes-zajtrá bude to aj u nás tak, akže len aj nám Boh nepošle dákych</text:span></text:span><text:span text:style-name="CharStyle31"><text:span text:style-name="T24"> </text:span></text:span><text:span text:style-name="CharStyle15"><text:span text:style-name="T24">neohrozených Luegerov.) Ano, sebaobetovave na blahu </text:span></text:span><text:span text:style-name="CharStyle15"><text:span text:style-name="T1">ľ</text:span></text:span><text:span text:style-name="CharStyle15"><text:span text:style-name="T24">udu pracovať, zakladať rozličné družstvá, čí­tacie a potravné spolky, mliekarne, missijné, vzdela­nostné jednoty, to spôsob, aspoň v malej miere hatiť mohutný prúd sťahovania sa. Pravdaže, pra</text:span></text:span><text:span text:style-name="CharStyle15"><text:span text:style-name="T1">vd</text:span></text:span><text:span text:style-name="CharStyle15"><text:span text:style-name="T24">a u nás za také ľudomilné námahy ľahko si nadobudne človek obvinenie z nevlastenectva, od vlastencov, ktorým vlasť je brucho a sláva v mrzkos</text:span></text:span><text:span text:style-name="CharStyle15"><text:span text:style-name="T1">ť</text:span></text:span><text:span text:style-name="CharStyle15"><text:span text:style-name="T24">ach, kto­rých heslom je: P</text:span></text:span><text:span text:style-name="CharStyle15"><text:span text:style-name="T1">er</text:span></text:span><text:span text:style-name="CharStyle15"><text:span text:style-name="T10">e</text:span></text:span><text:span text:style-name="CharStyle15"><text:span text:style-name="T1">at</text:span></text:span><text:span text:style-name="CharStyle15"><text:span text:style-name="T24"> mundus, pereat justitia, fiat voluntas mea alebo: Ubi bene — ibi patria, t. j. nech zhynie svet, pravda a spravedlnos</text:span></text:span><text:span text:style-name="CharStyle15"><text:span text:style-name="T1">ť</text:span></text:span><text:span text:style-name="CharStyle15"><text:span text:style-name="T24">, len nech je mne dobre — a: Kde </text:span></text:span><text:span text:style-name="CharStyle15"><text:span text:style-name="T1">je</text:span></text:span><text:span text:style-name="CharStyle15"><text:span text:style-name="T24"> dobre tam som ja — a tam je aj vlasť moja.</text:span></text:span></text:p>
        <text:p text:style-name="P26"><text:span text:style-name="CharStyle15"><text:span text:style-name="T24">Nemôžem ešte, s hlbokým bôľom srdca, nespo­menúť dvoje príčin sťahovania sa nášho ľudu v stu­denú cudzinu, mimo iných mnohých. Myslím tu pri úp</text:span></text:span><text:span text:style-name="CharStyle15"><text:span text:style-name="T10">a</text:span></text:span><text:span text:style-name="CharStyle15"><text:span text:style-name="T24">de remesiel — dopomohly nám snáď k tomu zákony o slobodnom priemysle — obchod, kupectvá a sústrednenia toho všetkého v židovských rukách, veľké nesnesiteľné </text:span></text:span><text:soft-page-break/><text:span text:style-name="CharStyle15"><text:span text:style-name="T24">ťarchy, bremená, poplatky, dane: krajinské, obecné, stoličné, cirkevné, školské atď. A ten úbohý ľud sťažuje si len na daň priamu, čože ale tá nepriama. </text:span></text:span><text:span text:style-name="CharStyle15"><text:span text:style-name="T10">U</text:span></text:span><text:span text:style-name="CharStyle15"><text:span text:style-name="T24">božiak — ani nevie o nej —! Veď človeče: jieš, piješ, odievaš, ohrievaš sa, svetlo si zaobstarávaš — a už všetko je to odanené. A keď už raz predsa i človek mierny, pilný, nepijan, nekartáč, nevýstupník, predsa nikam nevládze tie ťarchy niesť, tu trasúcou pravicou chopí sa pútnic­kej palice a ta, ta ide šírym svetom, mysliac s</text:span></text:span><text:span text:style-name="CharStyle15"><text:span text:style-name="T1">i</text:span></text:span><text:span text:style-name="CharStyle15"><text:span text:style-name="T24">: už horšie mi nikde byť nemôž</text:span></text:span><text:span text:style-name="CharStyle15"><text:span text:style-name="T1">e</text:span></text:span><text:span text:style-name="CharStyle15"><text:span text:style-name="T24">! A čože a akože bude pri najnovšom usporiadaní a povýšení úradníckych</text:span></text:span><text:span text:style-name="CharStyle31"><text:span text:style-name="T24"> </text:span></text:span><text:span text:style-name="CharStyle15"><text:span text:style-name="T24">platov a po uvedení do života návr</text:span></text:span><text:span text:style-name="CharStyle15"><text:span text:style-name="T10">h</text:span></text:span><text:span text:style-name="CharStyle15"><text:span text:style-name="T24">u nových vo­jenských zákonov? Toto vlastne len natoľko súvisí s obsahom a cieľom mojich prednášok, nakoľko musí byť oprávnená obava, že tým zas len na úbo­hých poplatníkov väčšie ťarchy dopadnú. Bo v celku a zásadne žiaden rozsúdny človek nemôže nič nadmieta</text:span></text:span><text:span text:style-name="CharStyle15"><text:span text:style-name="T1">ť</text:span></text:span><text:span text:style-name="CharStyle15"><text:span text:style-name="T24"> proti tomu, aby sa dľa pomerov a potrieb času i platy prispôsobily. A veď: Hodenť jest d</text:span></text:span><text:span text:style-name="CharStyle15"><text:span text:style-name="T35">ě</text:span></text:span><text:span text:style-name="CharStyle15"><text:span text:style-name="T24">lník mzdy své. Kde on zaiste denne s péčou a staro­sťou o každodenní chlieb zápasiť musí, tam vážnu prácu svoju nebude môcť konať s radosťou a tak ani so zdarom a prajným výsledkom. Dvoje len nutno by bolo pri tom uvážiť: </text:span></text:span><text:span text:style-name="CharStyle15"><text:span text:style-name="T11">Č</text:span></text:span><text:span text:style-name="CharStyle15"><text:span text:style-name="T24">i je prameň z kadiaľ to čerpať, a či to nepadne na ťarchu toho ľudu, čo hynie už v biede o mnoho väčšej než tí, čo sa im dať má a preto chytá sa pútnickej palice, aby krvácajúcim srdcom opustil predrahú otčinu? Bo jedným dávať aby majúc, hojne mali a druhým brať, aby cele nič mať nemohli; to prichádza mi tak, ako keď povestný J</text:span></text:span><text:span text:style-name="CharStyle15"><text:span text:style-name="T1">á</text:span></text:span><text:span text:style-name="CharStyle15"><text:span text:style-name="T24">nošík kaštiele ozbíjal a chalu­pám dával a chudobným študentom súkno od buka do buka meral, alebo dákysi svätý Krišpín remeň vraj kradol a chudobným zdarma čižmy šil. Lenže títo obaja brali tam, kde bolo a iste len hojne bolo, a dávali kde nič, alebo málo bolo; kdežto tu je obava, že sa dá a to zvlášť tým, čo už majú a hodne majú a o ľud sa kto ohliadne — keď sa to v poplatkach a dani na neho vyhodí — či ešte má aspoň suchú skývu slzami skropeného chleba? Veru to tak vyhliada, akoby sa dľa litery malo v XX. století prevádzať to slovo Spasiteľovo: Nebo každému majícímu bude dáno atd. Mat. 25. v. 29. Viď aj podobenstvo: </text:span></text:span><text:span text:style-name="CharStyle15"><text:span text:style-name="T1">O</text:span></text:span><text:span text:style-name="CharStyle15"><text:span text:style-name="T24"> ovečke proroka Nátana II. Sam. X</text:span></text:span><text:span text:style-name="CharStyle15"><text:span text:style-name="T1">I</text:span></text:span><text:span text:style-name="CharStyle15"><text:span text:style-name="T24"> v. 1—7)!</text:span></text:span></text:p>
        <text:p text:style-name="P18"><text:span text:style-name="CharStyle15"><text:span text:style-name="T24">A keď ten ľud vidí, zkusu</text:span></text:span><text:span text:style-name="CharStyle15"><text:span text:style-name="T1">je</text:span></text:span><text:span text:style-name="CharStyle15"><text:span text:style-name="T24">, a zvlášť pri našej administrácii, kde mnohý necitný úradník horšie zachodí s </text:span></text:span><text:span text:style-name="CharStyle15"><text:span text:style-name="T1">ľu</text:span></text:span><text:span text:style-name="CharStyle15"><text:span text:style-name="T24">dom, než šľachetný </text:span></text:span><text:span text:style-name="CharStyle15"><text:span text:style-name="T35">č</text:span></text:span><text:span text:style-name="CharStyle15"><text:span text:style-name="T24">lovek s nerozum­ným zverom, že sa nik oň nestará, niet milosrdného Samaritána, čoby ob</text:span></text:span><text:span text:style-name="CharStyle15"><text:span text:style-name="T1">etov</text:span></text:span><text:span text:style-name="CharStyle15"><text:span text:style-name="T24">ave rany jeho obväzoval, a domýšľa sa, že to len horšie a horšie bude s roka na rok; i čo sa diviť, že na tomto búrnom mori žitia len jeden prístav blaha a pokoja vyhliada slzavé oko jeho a to j</text:span></text:span><text:span text:style-name="CharStyle15"><text:span text:style-name="T1">e</text:span></text:span><text:span text:style-name="CharStyle15"><text:span text:style-name="T24">: </text:span></text:span><text:soft-page-break/><text:span text:style-name="CharStyle15"><text:span text:style-name="T24">Amerik</text:span></text:span><text:span text:style-name="CharStyle15"><text:span text:style-name="T1">a</text:span></text:span><text:span text:style-name="CharStyle15"><text:span text:style-name="T24">! Ej vera Bože! nech by len videl a v skutku zkusoval, že vodcovia, správcovia jeho sú razom i pečliví otcovia jeh</text:span></text:span><text:span text:style-name="CharStyle15"><text:span text:style-name="T1">o</text:span></text:span><text:span text:style-name="CharStyle15"><text:span text:style-name="T24">; keby videl na pr. že sa uvádza postupná (progretssívna) daň t. j. boháči nech platia a hodne platia, lebo môžu a majú z čoho, bedár ale nech je pošetrený, nech sa mu jeho pos</text:span></text:span><text:span text:style-name="CharStyle15"><text:span text:style-name="T35">l</text:span></text:span><text:span text:style-name="CharStyle15"><text:span text:style-name="T24">e</text:span></text:span><text:span text:style-name="CharStyle15"><text:span text:style-name="T35">d</text:span></text:span><text:span text:style-name="CharStyle15"><text:span text:style-name="T24">ná hlavnica, kravička, čo snáď četnú rodinu, živí atď. atď. nebere pod exe­kúciu; keby sa, ako už takmer vo všetkých kraji­nách zaviedlo všeobecné právo hlasovania, a tože prevádzalo sa tajne po obciach, nech by sa za svoj hlas nikto nemusel báť, že znebezpečí svoje posta­venie; nech by sa právo, pravda, spravedlnos</text:span></text:span><text:span text:style-name="CharStyle15"><text:span text:style-name="T1">ť</text:span></text:span><text:span text:style-name="CharStyle15"><text:span text:style-name="T24"> bez ohľadu na osoby, </text:span></text:span><text:span text:style-name="CharStyle15"><text:span text:style-name="T11">í</text:span></text:span><text:span text:style-name="CharStyle15"><text:span text:style-name="T24">ch presvedčenie, zásady, náhľady, reč prisluhovaly: áno, keby toto a m</text:span></text:span><text:span text:style-name="CharStyle15"><text:span text:style-name="T11">n</text:span></text:span><text:span text:style-name="CharStyle15"><text:span text:style-name="T24">o</text:span></text:span><text:span text:style-name="CharStyle15"><text:span text:style-name="T1">h</text:span></text:span><text:span text:style-name="CharStyle15"><text:span text:style-name="T24">é iné dal nášmu ľudu vidieť Hospodin, tak by vys</text:span></text:span><text:span text:style-name="CharStyle15"><text:span text:style-name="T35">ť</text:span></text:span><text:span text:style-name="CharStyle15"><text:span text:style-name="T1">a</text:span></text:span><text:span text:style-name="CharStyle15"><text:span text:style-name="T11">h</text:span></text:span><text:span text:style-name="CharStyle15"><text:span text:style-name="T24">ovaniu sa, iste najväčšia prekážka v ceste položená bola. Tu by zostal ľud náš v drahej domovine, ktorú tak celým srdcom miluje, ako dieťa matku, od ktorej sa odvráti len tam, keď v jej chovaní pozná, že mu</text:span></text:span><text:span text:style-name="CharStyle38"><text:span text:style-name="T1"> </text:span></text:span><text:span text:style-name="CharStyle15"><text:span text:style-name="T24">je necitnou macochou. Veď blázon by bol pomýšľať na Ameriku, miláčk</text:span></text:span><text:span text:style-name="CharStyle15"><text:span text:style-name="T1">ov</text:span></text:span><text:span text:style-name="CharStyle15"><text:span text:style-name="T24"> svojich tu opustiť a ísť do ďalekej cudziny, bo tu platilo by slovo velducha Goetheho: Wozu in die Ferne schweifen, wenn da</text:span></text:span><text:span text:style-name="CharStyle15"><text:span text:style-name="T1">s </text:span></text:span><text:span text:style-name="CharStyle15"><text:span text:style-name="T24">Gute lie</text:span></text:span><text:span text:style-name="CharStyle15"><text:span text:style-name="T1">gt</text:span></text:span><text:span text:style-name="CharStyle15"><text:span text:style-name="T24"> so nah po našsk</text:span></text:span><text:span text:style-name="CharStyle15"><text:span text:style-name="T11">y</text:span></text:span><text:span text:style-name="CharStyle15"><text:span text:style-name="T24">: Nač sa potulovať v ďalekosti, keď to dobré máš v blízkost</text:span></text:span><text:span text:style-name="CharStyle15"><text:span text:style-name="T1">i!</text:span></text:span><text:span text:style-name="CharStyle15"><text:span text:style-name="T24">? —</text:span></text:span></text:p>
        <text:p text:style-name="P18"><text:span text:style-name="CharStyle15"><text:span text:style-name="T24">Nemôžem, len s najpálčivejším bôľom a krvá­cajúcim srdcom, nepripomenúť zvlášť poťahom na naš</text:span></text:span><text:span text:style-name="CharStyle15"><text:span text:style-name="T11">í</text:span></text:span><text:span text:style-name="CharStyle15"><text:span text:style-name="T24">ch slovenských vysťahovalcov i naše na teraz, žiaľ Bohu, panujúce národnostné a rečové pomery v milovanej našej vlasti Uhorskej! Myslím ten pre­smutný zjav</text:span></text:span><text:span text:style-name="CharStyle15"><text:span text:style-name="T1">,</text:span></text:span><text:span text:style-name="CharStyle15"><text:span text:style-name="T24"> že synovia a dietky tejže sladkej matky vlasti, ktorí by tedy aj mali, túže matku vlasť rov­nou posvätno-plamennou láskou milovať, pre jej blaho, rozkvet život posvätiť a obetovať; že tieto dietky jednej matky vlasti sa pre rodnú reč a preto, že patria k rozličnému národu, či národnosti, ne­návidia, potupujú, prenasledujú, o prácu a slobodu ukracujú! Tak povstáva nepriateľstvo, rozklad, odťahovanie sa od povinnosti a — a utekanie za more. Že tým trpia i jednotlivci i celok tj. vlasť — len slepý nevidí, neuzná. A predsa v popredí tu plat</text:span></text:span><text:span text:style-name="CharStyle15"><text:span text:style-name="T1">í </text:span></text:span><text:span text:style-name="CharStyle15"><text:span text:style-name="T24">slovo Pánovo: </text:span></text:span><text:span text:style-name="CharStyle15"><text:span text:style-name="T1">K</text:span></text:span><text:span text:style-name="CharStyle15"><text:span text:style-name="T24">aždé království samo v sob</text:span></text:span><text:span text:style-name="CharStyle15"><text:span text:style-name="T35">ě</text:span></text:span><text:span text:style-name="CharStyle15"><text:span text:style-name="T24"> </text:span></text:span><text:span text:style-name="CharStyle15"><text:span text:style-name="T1">ro</text:span></text:span><text:span text:style-name="CharStyle15"><text:span text:style-name="T24">zd</text:span></text:span><text:span text:style-name="CharStyle15"><text:span text:style-name="T35">ě</text:span></text:span><text:span text:style-name="CharStyle15"><text:span text:style-name="T24">lené pustne, a d</text:span></text:span><text:span text:style-name="CharStyle15"><text:span text:style-name="T49">ů</text:span></text:span><text:span text:style-name="CharStyle15"><text:span text:style-name="T24">m rozdvojený padá. (Luk. </text:span></text:span><text:span text:style-name="CharStyle15"><text:span text:style-name="T1">11</text:span></text:span><text:span text:style-name="CharStyle15"><text:span text:style-name="T24">, v. 17.) Pravda, náš ľud býva chválený ako dobrý, usilovný, pilný, nábožný atď. Ale človeče B., kebys tak videl ako sa s tým ľudom zachodí, dajme tomu pri železniciach, fabrikách, v písarňách (kanselláriach) atď. srdce by ti bô</text:span></text:span><text:span text:style-name="CharStyle15"><text:span text:style-name="T1">ľ</text:span></text:span><text:span text:style-name="CharStyle15"><text:span text:style-name="T24">om pukať muselo, a ty bys si pomyslel, koľko v tom svedoctve úprimnosti.</text:span></text:span></text:p>
        <text:p text:style-name="P18"><text:span text:style-name="CharStyle15"><text:span text:style-name="T24">Ej dávno, dávno prestalo už byť pravdou, zvlášť pre náš </text:span></text:span><text:span text:style-name="CharStyle15"><text:span text:style-name="T1">ľ</text:span></text:span><text:span text:style-name="CharStyle15"><text:span text:style-name="T24">ud: Extra Hungariam non est vit</text:span></text:span><text:span text:style-name="CharStyle15"><text:span text:style-name="T11">a</text:span></text:span><text:span text:style-name="CharStyle15"><text:span text:style-name="T24">, si e</text:span></text:span><text:span text:style-name="CharStyle15"><text:span text:style-name="T1">st</text:span></text:span><text:span text:style-name="CharStyle15"><text:span text:style-name="T24"> vit</text:span></text:span><text:span text:style-name="CharStyle15"><text:span text:style-name="T11">a</text:span></text:span><text:span text:style-name="CharStyle15"><text:span text:style-name="T24"> non est ita. Po našsk</text:span></text:span><text:span text:style-name="CharStyle15"><text:span text:style-name="T11">y</text:span></text:span><text:span text:style-name="CharStyle15"><text:span text:style-name="T24"> asi: Mim</text:span></text:span><text:span text:style-name="CharStyle15"><text:span text:style-name="T11">o</text:span></text:span><text:span text:style-name="CharStyle15"><text:span text:style-name="T24"> Uhorska niet života a jeli </text:span></text:span><text:soft-page-break/><text:span text:style-name="CharStyle15"><text:span text:style-name="T24">život: nie taká jeho dobrota! Teraz sa </text:span></text:span><text:span text:style-name="CharStyle15"><text:span text:style-name="T35">h</text:span></text:span><text:span text:style-name="CharStyle15"><text:span text:style-name="T24">l</text:span></text:span><text:span text:style-name="CharStyle15"><text:span text:style-name="T11">u</text:span></text:span><text:span text:style-name="CharStyle15"><text:span text:style-name="T24">čne o</text:span></text:span><text:span text:style-name="CharStyle15"><text:span text:style-name="T11">z</text:span></text:span><text:span text:style-name="CharStyle15"><text:span text:style-name="T24">íva u mnohých: len v Amerike je život. Čujem, že prandorfskí naši bratia, tj. len tí, čo sa im dobre povodilo — píšu o Amerike, ako o zemi a vlasti opravdového znovuzrodenia, že len tu vedia, vidia, čo je sloboda, čo je život</text:span></text:span><text:span text:style-name="CharStyle15"><text:span text:style-name="T1">?</text:span></text:span><text:span text:style-name="CharStyle15"><text:span text:style-name="T24">! Teda cudzina stáva sa sladkou matkou a matka, tá zem otcov posvätná, akoby studenou macochou! V Amerike totiž pre reč a jazyk, pre príslušnosť k tomuto, lebo k inému národu, nikto nebýva tu­pený, hanený, prenasledovaný a práva k životu po­zbavený. Ešte ani len tú panujúcu štátnu reč nikto nebýva nútený učiť sa, ale každý by bol blázon, kto by sa čim skôr nenamáhal ju naučiť, keďže to jeho záujem a prospech žiada. U nás ale zarečníš, zaspievaš si sladkou mluvou materskou, poneváč: Len ta reč je milá čo učila matka a nájdu sa hneď podlí udavači, čo v tom vlastizradu vetria. Ej nie, nie spev v rodnom jazyku zradzuje vlasť, ale áno zpustlosť, pijanstvo, znemravnelosť atď. Kto zaiste Boha a Krista svojho nezradí, nezradí ani vlasť nikdy, kto ale Krista zradil, zradí i cisára a kráľa svojho — ako povedal cisár Konštantín Velký — a zradí, k</text:span></text:span><text:span text:style-name="CharStyle15"><text:span text:style-name="T1">e</text:span></text:span><text:span text:style-name="CharStyle15"><text:span text:style-name="T24">ď to mu k zisk</text:span></text:span><text:span text:style-name="CharStyle15"><text:span text:style-name="T1">u</text:span></text:span><text:span text:style-name="CharStyle15"><text:span text:style-name="T24"> bude, i vlasť. Ale napriek tomu, že, ako sa zdá, my v tomto ohľa­de priechodný čas žijeme; vzdor tomu, že láska k ľudu svojmu u nás už mnohé obete požadovala a požaduje, bo kto s prúdom plávať sa zdráha,</text:span></text:span><text:span text:style-name="CharStyle31"><text:span text:style-name="T24"> </text:span></text:span><text:span text:style-name="CharStyle15"><text:span text:style-name="T24">mocný prúd ho ľahko v priepasť strhn</text:span></text:span><text:span text:style-name="CharStyle15"><text:span text:style-name="T1">e</text:span></text:span><text:span text:style-name="CharStyle15"><text:span text:style-name="T24">; vzdor tomu, čomu sa nevýslovne tešíme a Bohu za to ďakujeme — že naš</text:span></text:span><text:span text:style-name="CharStyle15"><text:span text:style-name="T1">i</text:span></text:span><text:span text:style-name="CharStyle15"><text:span text:style-name="T24"> bratia za morom, česť a</text:span></text:span><text:span text:style-name="CharStyle15"><text:span text:style-name="T1"> </text:span></text:span><text:span text:style-name="CharStyle15"><text:span text:style-name="T24">úctu v</text:span></text:span><text:span text:style-name="CharStyle15"><text:span text:style-name="T1">yd</text:span></text:span><text:span text:style-name="CharStyle15"><text:span text:style-name="T24">obi</text:span></text:span><text:span text:style-name="CharStyle15"><text:span text:style-name="T11">l</text:span></text:span><text:span text:style-name="CharStyle15"><text:span text:style-name="T24">i sebe, svojmu rodu a tak i svojej starej vlasti; vzdor tomu, že na pôde amerikánskej slo­body </text:span></text:span><text:span text:style-name="CharStyle15"><text:span text:style-name="T1">i</text:span></text:span><text:span text:style-name="CharStyle15"><text:span text:style-name="T24">ch sp</text:span></text:span><text:span text:style-name="CharStyle15"><text:span text:style-name="T1">o</text:span></text:span><text:span text:style-name="CharStyle15"><text:span text:style-name="T24">lkovitosť, spolky, jednoty, družstvá atď. kvitnú</text:span></text:span><text:span text:style-name="CharStyle15"><text:span text:style-name="T1">,</text:span></text:span><text:span text:style-name="CharStyle15"><text:span text:style-name="T24"> všade pokrok, rozvoj, rozkvet pozorovať; vdor tomuto všetkému, a mnohým iným utešeným života prejavom, opúšťanie vlasti, sťahovanie sa, mimo najkrajnejších pádov potreby a nutnosti, kde tomu už nebolo možno vyhnúť, neodobrujeme, ne­schvaľujeme. Veď, pravda, dobre, </text:span></text:span><text:span text:style-name="CharStyle15"><text:span text:style-name="T35">m</text:span></text:span><text:span text:style-name="CharStyle15"><text:span text:style-name="T1">i</text:span></text:span><text:span text:style-name="CharStyle15"><text:span text:style-name="T24">lo sa to žije kde za každým slovom, krokom, činom, skutkom, napísaným riadkom, nemáš v zápätí udávača, žalobníka, krivosvedka, špicla atď. atď., ale veď len dú­fame a veríme, že časy tieto nedorozumenia, časy neblahé i pre tých, čo majú moc a pa­novanie i pre práce takto pozb</text:span></text:span><text:span text:style-name="CharStyle15"><text:span text:style-name="T1">avov</text:span></text:span><text:span text:style-name="CharStyle15"><text:span text:style-name="T24">aných, len predsa prejdú pominú a dietky, synovia jednej vlasti pravice v dôvere a láske si podajú. Za to nám všetkým pracovať bojovať, a modliť sa treba. Bo ne­môže byť šťatná m</text:span></text:span><text:span text:style-name="CharStyle15"><text:span text:style-name="T1">at</text:span></text:span><text:span text:style-name="CharStyle15"><text:span text:style-name="T24">ka-vas</text:span></text:span><text:span text:style-name="CharStyle15"><text:span text:style-name="T1">ť</text:span></text:span><text:span text:style-name="CharStyle15"><text:span text:style-name="T24">, kde jej dietky v nenávisti a zášti jedno druhé práva pozbavuje a ona rov­nou láskou všetky k sebe vinúť nemôže Že toto nedorozumenie medzi národami Uhorska najviac židovské novinárstvo v</text:span></text:span><text:span text:style-name="CharStyle15"><text:span text:style-name="T1">yv</text:span></text:span><text:span text:style-name="CharStyle15"><text:span text:style-name="T24">olávavá a roznecuje, to tajiť nemožno. Áno židia na celom svete a vždy držia s panuj</text:span></text:span><text:span text:style-name="CharStyle15"><text:span text:style-name="T1">ú</text:span></text:span><text:span text:style-name="CharStyle15"><text:span text:style-name="T24">cim elementom a aby </text:span></text:span><text:soft-page-break/><text:span text:style-name="CharStyle15"><text:span text:style-name="T24">pre seba čo najväč­šie výhody získať mohli, tu sú hotoví slabších vždy napádať, upodozrievať, sebe vlastenectvo pripisovať, iných z n</text:span></text:span><text:span text:style-name="CharStyle15"><text:span text:style-name="T1">ev</text:span></text:span><text:span text:style-name="CharStyle15"><text:span text:style-name="T24">lastenectva obvi</text:span></text:span><text:span text:style-name="CharStyle15"><text:span text:style-name="T1">ň</text:span></text:span><text:span text:style-name="CharStyle15"><text:span text:style-name="T24">ovať, dľa hesla: </text:span></text:span><text:span text:style-name="CharStyle15"><text:span text:style-name="T1">D</text:span></text:span><text:span text:style-name="CharStyle15"><text:span text:style-name="T24">ivide et impere t. j. rozdvojuj a opanuj, kdežto predsa žid nestanúc sa kresťanom, zostáva vždy a všade židom, d</text:span></text:span><text:span text:style-name="CharStyle15"><text:span text:style-name="T1">ľ</text:span></text:span><text:span text:style-name="CharStyle15"><text:span text:style-name="T24">a toho hesla ako sme už spome­nuli: Ubi bene atď. A že sa im v našom Uhorsku pri tom dosiaľ nadmier dobre darí, žiaľ, zkusujeme deň čo deň. </text:span></text:span><text:span text:style-name="CharStyle15"><text:span text:style-name="T35">(</text:span></text:span><text:span text:style-name="CharStyle15"><text:span text:style-name="T24">Nie som ani z ďaleka antisemita, t. j. nepriateľ židov zo zásady. Ak je dačo vo mne z antisemitismu, je len z lásky k môjmu ľudu a vlasti, keď vidím akým morom, zkazou a záhubou je ži­dovstvo nášmu ľudu, v mravnom, zvlášť ale v hmo­tnom ohľade. Keďže na pr. jeden biedny židáčik spôsobný je i tú najkvetúcejšú obe</text:span></text:span><text:span text:style-name="CharStyle15"><text:span text:style-name="T1">c</text:span></text:span><text:span text:style-name="CharStyle15"><text:span text:style-name="T24"> za pár rokov cele na mizinu doviesť Som, povedal by kresťanský antisemita, t. j. verím, vyznávam, že pre židovstvo len na podnoží kríža je spasenie, dokiaľ tu nenájde svojho zaslúbeného Messiáša dotiaľ je a bude kliat­bou a zlorečením národov. Veľké požehnanie býva vždy z tých židov, čo z presvedčenia, vo viere a láske stanú sa kresťanmi; pramalé pravda z tých, čo to urobili len z poli</text:span></text:span><text:span text:style-name="CharStyle15"><text:span text:style-name="T35">t</text:span></text:span><text:span text:style-name="CharStyle15"><text:span text:style-name="T24">iky a hriešnych záujmov. Ale i tomu pr</text:span></text:span><text:span text:style-name="CharStyle15"><text:span text:style-name="T1">i</text:span></text:span><text:span text:style-name="CharStyle15"><text:span text:style-name="T24">chodí tešiť sa, bo aspoň v druhom treťom kolene predsa ten židovský duch sa ztratí. A kto chce m</text:span></text:span><text:span text:style-name="CharStyle15"><text:span text:style-name="T11">o</text:span></text:span><text:span text:style-name="CharStyle15"><text:span text:style-name="T24">že sa ľahko presvedčiť, že i na čel</text:span></text:span><text:span text:style-name="CharStyle15"><text:span text:style-name="T1">e </text:span></text:span><text:span text:style-name="CharStyle15"><text:span text:style-name="T24">znemravnelosti veku nášho v popredí židia kráčajú. Ich cieľ je, rozklad spoločenstva a lovenie rý</text:span></text:span><text:span text:style-name="CharStyle15"><text:span text:style-name="T35">b</text:span></text:span><text:span text:style-name="CharStyle15"><text:span text:style-name="T24"> v mútnom. (Viď Halič, Rumunsko atď.)</text:span></text:span></text:p>
        <text:p text:style-name="P18"><text:span text:style-name="CharStyle15"><text:span text:style-name="T24">A keď už, ako v skutku stojí mnohý pre tiet</text:span></text:span><text:span text:style-name="CharStyle15"><text:span text:style-name="T35">o</text:span></text:span><text:span text:style-name="CharStyle15"><text:span text:style-name="T24"> naše nezdravé národnostné pomery opú</text:span></text:span><text:span text:style-name="CharStyle15"><text:span text:style-name="T1">š</text:span></text:span><text:span text:style-name="CharStyle15"><text:span text:style-name="T24">ťa drah</text:span></text:span><text:span text:style-name="CharStyle15"><text:span text:style-name="T35">ú</text:span></text:span><text:span text:style-name="CharStyle15"><text:span text:style-name="T1"> </text:span></text:span><text:span text:style-name="CharStyle15"><text:span text:style-name="T24">otčinu, tu pradsa snáď len zle počíta a čomu vy­hnúť chce do toho práve upadne Keď nie on, ta</text:span></text:span><text:span text:style-name="CharStyle15"><text:span text:style-name="T35">k</text:span></text:span><text:span text:style-name="CharStyle15"><text:span text:style-name="T1"> </text:span></text:span><text:span text:style-name="CharStyle15"><text:span text:style-name="T24">jeho potomci. Lebo akže by bolo večnou Božo</text:span></text:span><text:span text:style-name="CharStyle15"><text:span text:style-name="T11">u</text:span></text:span><text:span text:style-name="CharStyle31"><text:span text:style-name="T47"> </text:span></text:span><text:span text:style-name="CharStyle15"><text:span text:style-name="T24">prozreteľnosťou napísané v knihách osudu, že ná</text:span></text:span><text:span text:style-name="CharStyle15"><text:span text:style-name="T1">š </text:span></text:span><text:span text:style-name="CharStyle15"><text:span text:style-name="T24">ľud a rod, naša sladká mluva a reč tu vo vlasti otcov svojich vyhynúť musí, že človek-Slovák, ako taký nebude môcť jestvovať — čo neverím, veriť nemôžem, veriac v Božiu milo</text:span></text:span><text:span text:style-name="CharStyle15"><text:span text:style-name="T1">s</text:span></text:span><text:span text:style-name="CharStyle15"><text:span text:style-name="T24">ť a sprav</text:span></text:span><text:span text:style-name="CharStyle15"><text:span text:style-name="T1">o</text:span></text:span><text:span text:style-name="CharStyle15"><text:span text:style-name="T24">dlivosť — čože predsa tam v ďalekej cudzine očakáva nás a naš</text:span></text:span><text:span text:style-name="CharStyle15"><text:span text:style-name="T1">i</text:span></text:span><text:span text:style-name="CharStyle15"><text:span text:style-name="T24">ch bratov, vysťahovalcov? Pravda, tam, kde sa väčším počtom osadia, spolky, cirkve založia tam kvitnú a prospievajú a to snáď za nekoľko desaťročí tak i ďalej bud</text:span></text:span><text:span text:style-name="CharStyle15"><text:span text:style-name="T1">e</text:span></text:span><text:span text:style-name="CharStyle15"><text:span text:style-name="T24">; ale pri treťom-štvrtom kolene zavrú sa nad </text:span></text:span><text:span text:style-name="CharStyle15"><text:span text:style-name="T13">í</text:span></text:span><text:span text:style-name="CharStyle15"><text:span text:style-name="T24">ch malým ostrôvkom vlny nekoneč­ného mora anglo-saského národa. Súdenoli </text:span></text:span><text:span text:style-name="CharStyle15"><text:span text:style-name="T13">t</text:span></text:span><text:span text:style-name="CharStyle15"><text:span text:style-name="T24">edy tu vo vlasti zahynúť rodu nášmu; pravdepodobne vetev amerikánska, od pňa stromu odčesnutá, ešte prv uschne! No preč podobné trudné myšlienky! Bratia, čo tisíce rokov spolu žili na tejto posvätnej otcov­skej pôde, spolu pod práporom práva a slobody proti nepriateľom vlasti bojovali môžu žiť aj ďalej. Ako prestaly boje a prenasledovania náboženské a teraz každý môže sa svojho </text:span></text:span><text:soft-page-break/><text:span text:style-name="CharStyle15"><text:span text:style-name="T24">držať cele slobodne; tak úfajme, na tom pracujme, že prestanú aj ná­rodnostné trenice a svitne deň práva, pravdy a slo­body rovne pre všetkých. Veď čo je v malom Švaj­čiarsku možno, kde tri, ba štyri — </text:span></text:span><text:span text:style-name="CharStyle15"><text:span text:style-name="T1">je</text:span></text:span><text:span text:style-name="CharStyle15"><text:span text:style-name="T24">sto asi 140 tisíc Rumunov a i títo sú celé rovnoprávni s Nem­cami, Francúzmi a Talianmi — keď je to množno vo veľkej Amerike, čoby</text:span></text:span><text:span text:style-name="CharStyle15"><text:span text:style-name="T1"> </text:span></text:span><text:span text:style-name="CharStyle15"><text:span text:style-name="T24">keď</text:span></text:span><text:span text:style-name="CharStyle15"><text:span text:style-name="T1"> </text:span></text:span><text:span text:style-name="CharStyle15"><text:span text:style-name="T24">aj mutatis mutandis, t. j dľa pomerov a okolností, niečo premenen</text:span></text:span><text:span text:style-name="CharStyle15"><text:span text:style-name="T13">o</text:span></text:span><text:span text:style-name="CharStyle15"><text:span text:style-name="T24">, i v našom ľúbenom Uhorsku byť nemohlo, keby neschádzalo na dobrej vôli? Nie len tedy za ne­oprávnenú a nedostatočnú príčinu sťahovania sa</text:span></text:span><text:span text:style-name="CharStyle31"><text:span text:style-name="T24"> </text:span></text:span><text:span text:style-name="CharStyle15"><text:span text:style-name="T24">považujeme </text:span></text:span><text:span text:style-name="CharStyle15"><text:span text:style-name="T1">n</text:span></text:span><text:span text:style-name="CharStyle15"><text:span text:style-name="T24">aše socialno-politické, narodno-občanské pomery; ale zrovn</text:span></text:span><text:span text:style-name="CharStyle15"><text:span text:style-name="T13">a</text:span></text:span><text:span text:style-name="CharStyle15"><text:span text:style-name="T24"> držíme to za hriešne, záhubné a zkazonosné, rovnako vzťahom na v</text:span></text:span><text:span text:style-name="CharStyle15"><text:span text:style-name="T13">la</text:span></text:span><text:span text:style-name="CharStyle15"><text:span text:style-name="T24">s</text:span></text:span><text:span text:style-name="CharStyle15"><text:span text:style-name="T1">ť</text:span></text:span><text:span text:style-name="CharStyle15"><text:span text:style-name="T24"> ako i náš rod. Rozumie sa Nulla regula sine exsceptione žiadne pravidlo nenie bez výnimky, t. j. koho raz vypovedia a rieknu m</text:span></text:span><text:span text:style-name="CharStyle15"><text:span text:style-name="T1">u</text:span></text:span><text:span text:style-name="CharStyle15"><text:span text:style-name="T24">: tu práva, miesta ne­máš, ten je ospravedlnený, keď ide. Nuž daj to Boh, radšej dnes než zajtrá, by láska a bratská svornosť, dorozumenie a shoda zavladla medzi bratmi</text:span></text:span><text:span text:style-name="CharStyle15"><text:span text:style-name="T1">,</text:span></text:span><text:span text:style-name="CharStyle15"><text:span text:style-name="T24"> synami jednej matky vlasti; aby brat Maďar, keď aj ako primus inter pares prvý medz</text:span></text:span><text:span text:style-name="CharStyle15"><text:span text:style-name="T1">i</text:span></text:span><text:span text:style-name="CharStyle15"><text:span text:style-name="T24"> rovnými, žičil i bratom iným a zvlášť Slovákom života a tak panovaly u ná</text:span></text:span><text:span text:style-name="CharStyle15"><text:span text:style-name="T1">s</text:span></text:span><text:span text:style-name="CharStyle15"><text:span text:style-name="T24">: </text:span></text:span><text:span text:style-name="CharStyle15"><text:span text:style-name="T1">P</text:span></text:span><text:span text:style-name="CharStyle15"><text:span text:style-name="T24">ravda, právo, sloboda zákon, spraved</text:span></text:span><text:span text:style-name="CharStyle15"><text:span text:style-name="T1">l</text:span></text:span><text:span text:style-name="CharStyle15"><text:span text:style-name="T24">nosť. Ej to, vera Bože, to by mnohého šľache­tného syna horúcou láskou a nezdolnou vernosťou priviazalo k matke vlasti. Daj to Bože, Bože drahý, by čím skôr tak bolo, aby to k tvojej cti a sláve, k dobru a blahu vlasti a jej obyvateľstva bez rozdielu reči, stavu, rodu a nábožen</text:span></text:span><text:span text:style-name="CharStyle15"><text:span text:style-name="T1">s</text:span></text:span><text:span text:style-name="CharStyle15"><text:span text:style-name="T24">tva poslúžiť mohlo!</text:span></text:span></text:p>
        <text:p text:style-name="P18"><text:span text:style-name="CharStyle15"><text:span text:style-name="T24">Mimo týchto troch hlavných príčin sťahovania sa hromadného nášho ľudu: totiž nemierneho pitia pálenčených nápojov, čo padá jedine a výlučn</text:span></text:span><text:span text:style-name="CharStyle15"><text:span text:style-name="T37">e</text:span></text:span><text:span text:style-name="CharStyle15"><text:span text:style-name="T24"> </text:span></text:span><text:span text:style-name="CharStyle15"><text:span text:style-name="T1">n</text:span></text:span><text:span text:style-name="CharStyle15"><text:span text:style-name="T24">a zodpovednosť vlastnú každého pijana; ďalej veľkých a mnohých bremien poplatkov pod nimiž úbohý ľud klesá a padá, nenachodiac dostatočné pramene zá­robku, keďby aj pracovať vôľu mal a spôsobný bol; a naposled našich rozháraných, neusporiadaných, čiastočne už nesnesitedlných národnostných po­merov, ktorých dvoje posledných príčin sťahovania sa naskrz nespadajú na zodpovednosť jednotlivcov a týmže medze postaviť nestojí v moci s</text:span></text:span><text:span text:style-name="CharStyle15"><text:span text:style-name="T1">ť</text:span></text:span><text:span text:style-name="CharStyle15"><text:span text:style-name="T24">ahovalca:</text:span></text:span><text:span text:style-name="CharStyle31"><text:span text:style-name="T24"> </text:span></text:span><text:span text:style-name="CharStyle15"><text:span text:style-name="T24">sú ešte iné mnohé a mnohé príčiny a pohnútky, ktoré privolávajú ľudu nášmu: </text:span></text:span><text:span text:style-name="CharStyle15"><text:span text:style-name="T1">V</text:span></text:span><text:span text:style-name="CharStyle15"><text:span text:style-name="T24">yjdi ze zem</text:span></text:span><text:span text:style-name="CharStyle15"><text:span text:style-name="T37">ě</text:span></text:span><text:span text:style-name="CharStyle15"><text:span text:style-name="T24"> své a z príbuznosti své, i z domu otce svého — do zem</text:span></text:span><text:span text:style-name="CharStyle15"><text:span text:style-name="T37">ě</text:span></text:span><text:span text:style-name="CharStyle15"><text:span text:style-name="T24">, kterouž ukáží tob</text:span></text:span><text:span text:style-name="CharStyle15"><text:span text:style-name="T13">ě</text:span></text:span><text:span text:style-name="CharStyle15"><text:span text:style-name="T24"> (</text:span></text:span><text:span text:style-name="CharStyle15"><text:span text:style-name="T37">I.</text:span></text:span><text:span text:style-name="CharStyle15"><text:span text:style-name="T24"> Mojž 12, 1.) Žiaľ, pr</text:span></text:span><text:span text:style-name="CharStyle15"><text:span text:style-name="T1">e</text:span></text:span><text:span text:style-name="CharStyle15"><text:span text:style-name="T13">ť</text:span></text:span><text:span text:style-name="CharStyle15"><text:span text:style-name="T24">a</text:span></text:span><text:span text:style-name="CharStyle15"><text:span text:style-name="T1">žk</text:span></text:span><text:span text:style-name="CharStyle15"><text:span text:style-name="T24">ý žiaľ, že tieto zpr</text:span></text:span><text:span text:style-name="CharStyle15"><text:span text:style-name="T1">áv</text:span></text:span><text:span text:style-name="CharStyle15"><text:span text:style-name="T24">y a príčiny sú najviac hriechom a vinou jednotlivcov a spadajú na </text:span></text:span><text:span text:style-name="CharStyle15"><text:span text:style-name="T13">í</text:span></text:span><text:span text:style-name="CharStyle15"><text:span text:style-name="T24">ch zodpovednosť. O týchto chorobných zprávach života o príčinách a pohnútkach sťahovania sa len na krátko pár slov, aby sa naše prednášky prílišne na dlho neroztiahly.</text:span></text:span></text:p>
        <text:p text:style-name="P27"><text:soft-page-break/><text:span text:style-name="CharStyle15"><text:span text:style-name="T24">Takéto sú na pr. Žížen a túžba za ľahkým živobytím, za rozkošou, pôžitkami, zábavámi, tan­cami a zvlášte aj u ľudu pospolitého hrozne sa roz­širujúce kart</text:span></text:span><text:span text:style-name="CharStyle15"><text:span text:style-name="T1">á</text:span></text:span><text:span text:style-name="CharStyle15"><text:span text:style-name="T24">rst</text:span></text:span><text:span text:style-name="CharStyle15"><text:span text:style-name="T1">vo</text:span></text:span><text:span text:style-name="CharStyle15"><text:span text:style-name="T24">. To všetko požaduje veľký výdav, peňazí; pri zábavách a tancoch p</text:span></text:span><text:span text:style-name="CharStyle15"><text:span text:style-name="T1">re</text:span></text:span><text:span text:style-name="CharStyle15"><text:span text:style-name="T24">vodí sa nádhera, pýcha, troví sa ďaleko nad pomery príjmov, tak sa robia p</text:span></text:span><text:span text:style-name="CharStyle15"><text:span text:style-name="T13">o</text:span></text:span><text:span text:style-name="CharStyle15"><text:span text:style-name="T24">žičky. Tým upadne rodina tak, že nevládze úroky zplácať a v krátkom čase ide majetok na bubon, manžel a otec do — Ameriky. Takýto človek ale potom nemá v práci zaľúbenie, nie vy­trvalosť, trpel</text:span></text:span><text:span text:style-name="CharStyle15"><text:span text:style-name="T1">iv</text:span></text:span><text:span text:style-name="CharStyle15"><text:span text:style-name="T24">osť, jeho práca, stav, povolanie, re­meslo stávajú sa mu odpornými, nesnesiteľnými a jediná myšlienka jeho je — Amerik</text:span></text:span><text:span text:style-name="CharStyle15"><text:span text:style-name="T1">a!</text:span></text:span></text:p>
        <text:p text:style-name="P18"><text:span text:style-name="CharStyle15"><text:span text:style-name="T24">Sem patrí bez</text:span></text:span><text:span text:style-name="CharStyle15"><text:span text:style-name="T1">ot</text:span></text:span><text:span text:style-name="CharStyle15"><text:span text:style-name="T24">ázne i ľahkomyseľné, tvrdoš</text:span></text:span><text:span text:style-name="CharStyle15"><text:span text:style-name="T1">i</text:span></text:span><text:span text:style-name="CharStyle15"><text:span text:style-name="T24">jne prav</text:span></text:span><text:span text:style-name="CharStyle15"><text:span text:style-name="T1">ote</text:span></text:span><text:span text:style-name="CharStyle15"><text:span text:style-name="T24">nie sa za každú cenu s heslo</text:span></text:span><text:span text:style-name="CharStyle15"><text:span text:style-name="T1">m</text:span></text:span><text:span text:style-name="CharStyle15"><text:span text:style-name="T24">: A čo o po­slední halier prídem nepopustím! Nuž a obyčajne i jeden i druhý aj utratí zväčša všetko a zostane mu pútnická palička — do Ameriky. Ale ďaleká to cesta, kde červ na svedomí hlodá a oheň neuhasite</text:span></text:span><text:span text:style-name="CharStyle15"><text:span text:style-name="T1">ľ</text:span></text:span><text:span text:style-name="CharStyle15"><text:span text:style-name="T24">ný srdce páli, v povedomí a v pocite: Vlastný hriech, vlastná vina. (Viď a prečítaj si Žalm: 139)</text:span></text:span><text:span text:style-name="CharStyle31"><text:span text:style-name="T1"> </text:span></text:span><text:span text:style-name="CharStyle15"><text:span text:style-name="T24">Tak i z obci N. kedysi </text:span></text:span><text:span text:style-name="CharStyle15"><text:span text:style-name="T1">kv</text:span></text:span><text:span text:style-name="CharStyle15"><text:span text:style-name="T24">etúcej najviac týchto dvoje hriechov: pijanstvo a pravotenie sa bez konca a kraja, vyhnalo kedysi šťastných obyvateľov. A ako vieme a žiaľno zkusujeme aj u nás týchto dvoje hriechov — vyprázdňujú i tak dosť málo a povrchne napl­nené naše vrecká. Nadáme si tak s hlbín srdca, po­vieme si pravdu, by sme skoro riekli, lenže nie v láske kresťanskej, ale v zlosti pohanskej; potom ale už zapomenúc, že v </text:span></text:span><text:span text:style-name="CharStyle15"><text:span text:style-name="T1">O</text:span></text:span><text:span text:style-name="CharStyle15"><text:span text:style-name="T24">tčenáši tam stojí i kási prosba: A odpusť nám at</text:span></text:span><text:span text:style-name="CharStyle15"><text:span text:style-name="T1">ď</text:span></text:span><text:span text:style-name="CharStyle15"><text:span text:style-name="T24"> bežíme pred súd ža­lujeme sa, staviame tam bez citu a bôľu, studu a hanby na odiv našu veľmi nízku mravnú úroveň — súd posúdi nás asi po 40 </text:span></text:span><text:span text:style-name="CharStyle15"><text:span text:style-name="T1">—</text:span></text:span><text:span text:style-name="CharStyle15"><text:span text:style-name="T24"> 60 alebo i viac ko­rún, a tam sme kde sme boli! Hrozný nesmyseľ a bláznivé vyhadzovanie krvopotne zarobených halie­rov pre ve</text:span></text:span><text:span text:style-name="CharStyle15"><text:span text:style-name="T38">ľ</text:span></text:span><text:span text:style-name="CharStyle15"><text:span text:style-name="T24">ké podrezanie toho neskrotitedlného zlé­ho — totiž príliš ohebného jazýčka. (Viď a prečítaj si Jakuba 3. k.)</text:span></text:span></text:p>
        <text:p text:style-name="P18"><text:span text:style-name="CharStyle15"><text:span text:style-name="T24">K príčinám a k pohnutkám ženúcim mnohých do Ameriky patrí tiež zvlášte u naš</text:span></text:span><text:span text:style-name="CharStyle15"><text:span text:style-name="T1">i</text:span></text:span><text:span text:style-name="CharStyle15"><text:span text:style-name="T24">ch remeselníkov prinízk</text:span></text:span><text:span text:style-name="CharStyle15"><text:span text:style-name="T14">a</text:span></text:span><text:span text:style-name="CharStyle15"><text:span text:style-name="T24"> úroveň vzdelania v obore svojho remesla, tak že nikam závodi</text:span></text:span><text:span text:style-name="CharStyle15"><text:span text:style-name="T1">ť</text:span></text:span><text:span text:style-name="CharStyle15"><text:span text:style-name="T24">, konkurrovať s inými nedo­vedú. V tom zase sú </text:span></text:span><text:span text:style-name="CharStyle15"><text:span text:style-name="T14">n</text:span></text:span><text:span text:style-name="CharStyle15"><text:span text:style-name="T24">a príčine ľahkomyseľne ztrávené roky učňovstva a tovaryšenia, nam</text:span></text:span><text:span text:style-name="CharStyle15"><text:span text:style-name="T1">ys</text:span></text:span><text:span text:style-name="CharStyle15"><text:span text:style-name="T24">lenosť, ak rok dva vandroval, že je už dokonalý reme­selník, nechuť k ďalšiemu vzdelávaniu sa — tak na pr. naša mládež prídúc do čítacieho spolku za 5—</text:span></text:span><text:span text:style-name="CharStyle15"><text:span text:style-name="T1">1</text:span></text:span><text:span text:style-name="CharStyle15"><text:span text:style-name="T24">0 minút poprekladá všetky noviny a quasi re bene gesta tj. vykonanej povinnosti, sadne ku kartám; preto ja hľa, ač na teraz predseda spolku, nerád a zriedka chodím tam, že vera Bože prekaziť to nemohúc, na to dívať sa ľahostajne, nikam sa mi nesladí ale čože, keď tu sa to </text:span></text:span><text:soft-page-break/><text:span text:style-name="CharStyle15"><text:span text:style-name="T24">aspoň mierne, pre zábavu robí, ale po krčmách už pre zisk a výhru. A čože začať oproti tomu, keď to vraj aj páni robia. — Privčasné začatie remesla na svoju ruku a to i u takých, čo ím rodičia nič do začiatku dať nemôžu, a potom už i privčasné oženenie! Keď to všetko začína sa na dlžobu — je obyčajne v týchto ťažkých dňoch, nešťastie hotové t. j. mnohý za celý život z dlžôb nevybredne! Žiaden tedy mladík ne­mal by remeslo, obchod, k</text:span></text:span><text:span text:style-name="CharStyle15"><text:span text:style-name="T1">up</text:span></text:span><text:span text:style-name="CharStyle15"><text:span text:style-name="T24">e</text:span></text:span><text:span text:style-name="CharStyle15"><text:span text:style-name="T1">ctv</text:span></text:span><text:span text:style-name="CharStyle15"><text:span text:style-name="T24">o začínať, otvárať, na svoju ruku počínať viesť, kým dokonale v obore svojom nie </text:span></text:span><text:span text:style-name="CharStyle15"><text:span text:style-name="T1">je</text:span></text:span><text:span text:style-name="CharStyle15"><text:span text:style-name="T24"> vzdelaný a potrebný groš do začiatku nem</text:span></text:span><text:span text:style-name="CharStyle15"><text:span text:style-name="T14">á</text:span></text:span><text:span text:style-name="CharStyle15"><text:span text:style-name="T24"> I pri ženbe nie len cit a dôjmy srdca, ale i úsudok rozumu, mal by byť do ohľadu braný. Keď aj nie na toľko na ten biedny mam</text:span></text:span><text:span text:style-name="CharStyle15"><text:span text:style-name="T14">o</text:span></text:span><text:span text:style-name="CharStyle15"><text:span text:style-name="T24">n, tak na spôsobnosť, vzdelanosť, zručnosť a možnos</text:span></text:span><text:span text:style-name="CharStyle15"><text:span text:style-name="T1">ť</text:span></text:span><text:span text:style-name="CharStyle15"><text:span text:style-name="T24"> príspôsobilosti sa k stavu ženícha, malo by sa vždy h</text:span></text:span><text:span text:style-name="CharStyle15"><text:span text:style-name="T1">ľ</text:span></text:span><text:span text:style-name="CharStyle15"><text:span text:style-name="T24">ade</text:span></text:span><text:span text:style-name="CharStyle15"><text:span text:style-name="T38">ť</text:span></text:span><text:span text:style-name="CharStyle15"><text:span text:style-name="T24">. Nuž hľa, tieto a iné mnohé sú príčiny, čo mnohým vždy hudú, hučia, zvučia do</text:span></text:span><text:span text:style-name="CharStyle15"><text:span text:style-name="T1"> </text:span></text:span><text:span text:style-name="CharStyle15"><text:span text:style-name="T24">uší: Amerika, Amerika! Kto bude tak šťastný tieto príčiny môc</text:span></text:span><text:span text:style-name="CharStyle15"><text:span text:style-name="T38">t</text:span></text:span><text:span text:style-name="CharStyle15"><text:span text:style-name="T24"> odstraňovať ten iste bude aj najvýdatnejšie môcť sťahovanie sa ob- a zamedzovať!</text:span></text:span></text:p>
        <text:p text:style-name="P18"><text:span text:style-name="CharStyle15"><text:span text:style-name="T24">My tedy z týchto a mnohých iných príčin v zásade sťahovania sa odsúdiť nemôžeme, ba prípadne máme ho za oprávnené, potrebné, ba skoro by sme riekli chvalitebné. Bo, keď ľubozvučným spevákom nebeským ptáctvu totiž volné a slobodné je hľadať na podzim teplé podnebie: čiby to človeku rozum­nému, nemalo byť dovolené, by, v zime a mraze v biede a psote, v nedostatku a chudobe, mohol svoj</text:span></text:span><text:span text:style-name="CharStyle15"><text:span text:style-name="T38">e </text:span></text:span><text:span text:style-name="CharStyle15"><text:span text:style-name="T24">pre</text:span></text:span><text:span text:style-name="CharStyle15"><text:span text:style-name="T38">mil</text:span></text:span><text:span text:style-name="CharStyle15"><text:span text:style-name="T24">ené, každému šľachetnému srdcu nevýslovne drahé rodište, vlasť a domovinu opustiť a zameniť, aspoň za dočasné b</text:span></text:span><text:span text:style-name="CharStyle15"><text:span text:style-name="T1">yd</text:span></text:span><text:span text:style-name="CharStyle15"><text:span text:style-name="T24">li</text:span></text:span><text:span text:style-name="CharStyle15"><text:span text:style-name="T1">šte</text:span></text:span><text:span text:style-name="CharStyle15"><text:span text:style-name="T24">, zem a krajinu, kde ho spomenuté biedy, aspoň v menšej miere tlačiť budú. Ach áno, to je, to musí byť voľno, s</text:span></text:span><text:span text:style-name="CharStyle15"><text:span text:style-name="T1">l</text:span></text:span><text:span text:style-name="CharStyle15"><text:span text:style-name="T24">obodno kaž­dému. To naše prirodzené, božsko-ľudské právo. A ako sväté </text:span></text:span><text:span text:style-name="CharStyle15"><text:span text:style-name="T1">rt</text:span></text:span><text:span text:style-name="CharStyle15"><text:span text:style-name="T24">y Bohočl</text:span></text:span><text:span text:style-name="CharStyle15"><text:span text:style-name="T1">ov</text:span></text:span><text:span text:style-name="CharStyle15"><text:span text:style-name="T24">eka hovoria: Zdaliž není život více, nežli pokrm a t</text:span></text:span><text:span text:style-name="CharStyle15"><text:span text:style-name="T38">ě</text:span></text:span><text:span text:style-name="CharStyle15"><text:span text:style-name="T24">lo, nežli od</text:span></text:span><text:span text:style-name="CharStyle15"><text:span text:style-name="T38">ě</text:span></text:span><text:span text:style-name="CharStyle15"><text:span text:style-name="T24">v? (Mat. 7. v. 25.) tak iste, aj naši, poľutovania hodní — áno, bo smutné a bôľne to, ke</text:span></text:span><text:span text:style-name="CharStyle15"><text:span text:style-name="T1">ď</text:span></text:span><text:span text:style-name="CharStyle15"><text:span text:style-name="T24"> nás vlastná drahá mať vychovať, chleba nám dať nevládze, nemôže, a my, čo ju celým posvätným plameňom lásky mi­lujeme, predsa v najkrajnejšej potrebe opúšťať ju musíme, ač nám srdce b</text:span></text:span><text:span text:style-name="CharStyle15"><text:span text:style-name="T38">ô</text:span></text:span><text:span text:style-name="CharStyle15"><text:span text:style-name="T24">ľom puká, bo tu žiť, tu časom svojim sen smrti spať sme si žiadali — ho­vorím, tak i naši, poľutovania hodní vysťahovalci majú právo hovoriť s Pánom a pýtať sa: A či nie je život viac, ako rodina, dom, manželka, dietky, vlasť, národ a všetky, všetky tie drahé sväzky šľa­chetnej lásky, poklady, okrasy n</text:span></text:span><text:span text:style-name="CharStyle15"><text:span text:style-name="T1">á</text:span></text:span><text:span text:style-name="CharStyle15"><text:span text:style-name="T24">šho žitia? Bo veď krásno-dojemne to zneje, zvučí po básnicky: Itt élned — halnod kell — tu žiť i mrieť musíš — ale ťažko, nemožno to previesť, kde sme podmienky žitia cele utratili. Lebo utratímeli v zápase žitia pre</text:span></text:span><text:span text:style-name="CharStyle15"><text:span text:style-name="T1">ť</text:span></text:span><text:span text:style-name="CharStyle15"><text:span text:style-name="T24">ažkom i vlastný život: čože prospejeme i </text:span></text:span><text:soft-page-break/><text:span text:style-name="CharStyle15"><text:span text:style-name="T24">manželke, dietkam, vlasti, rodine atď. Ba povedzme si otvorene, v tomto najkrajnejšom páde, je sťahovanie len cele oprávnené, miestne, občasné, ale môže sa stať nut­nosťou, potrebou, požehnaním. Veď keby to tak bolo v milenej vlasti našej, ako si to bol žiadal š</text:span></text:span><text:span text:style-name="CharStyle15"><text:span text:style-name="T14">ľ</text:span></text:span><text:span text:style-name="CharStyle15"><text:span text:style-name="T24">achetný kráľ francúzsky Henrik IV. a chcel tak do rozkvetu</text:span></text:span><text:span text:style-name="CharStyle31"><text:span text:style-name="T1"> </text:span></text:span><text:span text:style-name="CharStyle15"><text:span text:style-name="T24">doviesť svoju vlasť a národ jemu poddaný, aby každý, ešte aj ten najchudobnejší každonede</text:span></text:span><text:span text:style-name="CharStyle15"><text:span text:style-name="T1">ľ</text:span></text:span><text:span text:style-name="CharStyle15"><text:span text:style-name="T24">ne mal svoju sliepočku v h</text:span></text:span><text:span text:style-name="CharStyle15"><text:span text:style-name="T1">r</text:span></text:span><text:span text:style-name="CharStyle15"><text:span text:style-name="T24">nčoku, na rajníčke tj. aby dobro a blahobyt v ľude sa rozmáhal a stá</text:span></text:span><text:span text:style-name="CharStyle15"><text:span text:style-name="T1">ly</text:span></text:span><text:span text:style-name="CharStyle15"><text:span text:style-name="T24"> bol; tak </text:span></text:span><text:span text:style-name="CharStyle15"><text:span text:style-name="T1">kt</text:span></text:span><text:span text:style-name="CharStyle15"><text:span text:style-name="T24">ožeby, kto bral hôl pútnickú do svojej ruky s ra­dosťou, by domovinu opúšťal? Ba nie len žeby málo bolo tých čoby šli, ale i keby prenasledovaní boli, i tu by si až do možnej krajnosti otčinu svoju bránili, ako hrdinskí Búri. Ťažko zaiste, nevýslovne ťažko citnému srdcu opúšťať zem drahú otcov svo­j</text:span></text:span><text:span text:style-name="CharStyle15"><text:span text:style-name="T1">i</text:span></text:span><text:span text:style-name="CharStyle15"><text:span text:style-name="T24">ch, manželku</text:span></text:span><text:span text:style-name="CharStyle15"><text:span text:style-name="T1">,</text:span></text:span><text:span text:style-name="CharStyle15"><text:span text:style-name="T24"> rodičov, dietky, priateľov spôsob ži­vota, ťažko spriateliť sa i len s myšlienkou: Nebude tam stáť koliebka hrobu tvojho v podvečer žitia, kde stála kolíska života tvojho, keď si pozdravil tento biedny sve</text:span></text:span><text:span text:style-name="CharStyle15"><text:span text:style-name="T1">t</text:span></text:span><text:span text:style-name="CharStyle15"><text:span text:style-name="T24">! Bo veď tu každý kus, kút zeme</text:span></text:span><text:span text:style-name="CharStyle15"><text:span text:style-name="T1">,</text:span></text:span><text:span text:style-name="CharStyle15"><text:span text:style-name="T24"> každá stráň a záhon, každý háj a les, každé údolie a pohorie, každý pohorský pramienok a potôčik tak drahý milý nám. (Na pr. akože náš opravdový Pukančan zapomenie svoju: špitálku, budačku, svoj Lub atď.) Preto hľa hovorí sa o Švaj</text:span></text:span><text:span text:style-name="CharStyle15"><text:span text:style-name="T1">č</text:span></text:span><text:span text:style-name="CharStyle15"><text:span text:style-name="T24">iaroch, ač vlasť </text:span></text:span><text:span text:style-name="CharStyle15"><text:span text:style-name="T1">i</text:span></text:span><text:span text:style-name="CharStyle15"><text:span text:style-name="T24">ch na mnohých miestach ďaleko neúrodnejšia, ako naše kraje, ale predsa u ľudu dobrobyt panuje a má podmienky živobytia, že túžbou za vlasťou, v boľasti zomre (Honvágy. Heimveh</text:span></text:span><text:span text:style-name="CharStyle15"><text:span text:style-name="T1">l</text:span></text:span><text:span text:style-name="CharStyle15"><text:span text:style-name="T24">), nemáli nádeju zpät sa navrátiť. A kto viac rokov bol preč z do­mova a svojeti vzdialený, ten to snáď vie: čo je to túžba, horúca túžba po domove?</text:span></text:span><text:span text:style-name="CharStyle15"><text:span text:style-name="T1">!</text:span></text:span></text:p>
        <text:p text:style-name="P27"><text:span text:style-name="CharStyle15"><text:span text:style-name="T24">Kto tedy máš v hlbinách svojho srdca hlboko zakorenený tento šľachetný cit lásky a túžby po vlasti, až to od času na čas v bôľ a chorobu pre­chádza; človeče Boží, vystríham, prosím ťa, nechoď</text:span></text:span><text:span text:style-name="CharStyle31"><text:span text:style-name="T24"> </text:span></text:span><text:span text:style-name="CharStyle15"><text:span text:style-name="T24">do Ameriky, bo, v skutku, čo bys tam zlato, striebro, drahokamy na površí zeme shraboval, spokojný a tak šťastný nebudeš. Veru i tu nemaliby sme zapomínať na slovo drahé Božie a </text:span></text:span><text:span text:style-name="CharStyle15"><text:span text:style-name="T1">r</text:span></text:span><text:span text:style-name="CharStyle15"><text:span text:style-name="T24">adšej protivenstvo trpieť s ľudom svojim, Božím, než hľadať pohodlie časné a hriešne u cudzích a medzi cudzími. (Žid. 11. v. 25.) (Snáď si priatelia moji vysokoctení a milí pomyslí z vás niekto: Aha, len, čiby si ty tak urobil, radšej niesol protivenstvo, kríž</text:span></text:span><text:span text:style-name="CharStyle15"><text:span text:style-name="T1">,</text:span></text:span><text:span text:style-name="CharStyle15"><text:span text:style-name="T24"> biedy, než volil pohodlie, poklady sveta, slobodu a poko</text:span></text:span><text:span text:style-name="CharStyle15"><text:span text:style-name="T1">j</text:span></text:span><text:span text:style-name="CharStyle15"><text:span text:style-name="T24">!</text:span></text:span><text:span text:style-name="CharStyle15"><text:span text:style-name="T1">? </text:span></text:span><text:span text:style-name="CharStyle15"><text:span text:style-name="T24">Nuž </text:span></text:span><text:span text:style-name="CharStyle15"><text:span text:style-name="T45">—</text:span></text:span><text:span text:style-name="CharStyle15"><text:span text:style-name="T24"> vyznávam vám, že ja v skutku tak som urobil — t. j. volil s vámi ľudom mojím protiven­stvo a nebažil po pohodlí a ve</text:span></text:span><text:span text:style-name="CharStyle15"><text:span text:style-name="T1">ľ</text:span></text:span><text:span text:style-name="CharStyle15"><text:span text:style-name="T24">kých odmenách v cudzine! </text:span></text:span><text:span text:style-name="CharStyle15"><text:span text:style-name="T1">D</text:span></text:span><text:span text:style-name="CharStyle15"><text:span text:style-name="T24">v</text:span></text:span><text:span text:style-name="CharStyle15"><text:span text:style-name="T1">ar</text:span></text:span><text:span text:style-name="CharStyle15"><text:span text:style-name="T24">áz v svojom živote, bol som namlúvaný, prehováraný, ba raz s ve</text:span></text:span><text:span text:style-name="CharStyle15"><text:span text:style-name="T1">lk</text:span></text:span><text:span text:style-name="CharStyle15"><text:span text:style-name="T24">ým úsilím a sľubami dotierané na mňa, maľovaná utešená, slavná </text:span></text:span><text:soft-page-break/><text:span text:style-name="CharStyle15"><text:span text:style-name="T24">budúcnosť, aby som sa vysťahoval. Vedel som vraj dač récky a latinský — veľa toho iste nebolo, ale v svedoctve tak stálo, a už to som sa nemohol nikdy sťa</text:span></text:span><text:span text:style-name="CharStyle15"><text:span text:style-name="T1">žo</text:span></text:span><text:span text:style-name="CharStyle15"><text:span text:style-name="T24">vať, žeby mi professori boli príliš stranu chytali — bola mi tedy vo výhlad stavaná professúra, keď to budem ďalej študovať. Tedy pre mla­dého študenta najvyššia túžba a snaha! I najlepší priatelia ma prehovárali, do bláznov mi nadávali</text:span></text:span><text:span text:style-name="CharStyle15"><text:span text:style-name="T1"> </text:span></text:span><text:span text:style-name="CharStyle15"><text:span text:style-name="T24">— no mňa presvedčiť nemohli, aby akže, mi Boh môj jednu malú hriv</text:span></text:span><text:span text:style-name="CharStyle15"><text:span text:style-name="T14">ň</text:span></text:span><text:span text:style-name="CharStyle15"><text:span text:style-name="T24">u hrivničku dal, tú neobracal som v prospech môjho vr</text:span></text:span><text:span text:style-name="CharStyle15"><text:span text:style-name="T1">e</text:span></text:span><text:span text:style-name="CharStyle15"><text:span text:style-name="T24">lomilovaného ľudu! A to isté bolo i keď som v Baseli — v Švaj</text:span></text:span><text:span text:style-name="CharStyle15"><text:span text:style-name="T1">č</text:span></text:span><text:span text:style-name="CharStyle15"><text:span text:style-name="T24">iarsku — štu­doval, odkiaľ ma jeden rodom Šva</text:span></text:span><text:span text:style-name="CharStyle15"><text:span text:style-name="T1">jč</text:span></text:span><text:span text:style-name="CharStyle15"><text:span text:style-name="T24">iar, ale v Novom Yorku akýsi ústav riadiaci, prišedši sa ženiť do B. veľmi vábil a nahováral, plat, skvelé postavenie sľuboval. I tomuto znela moja odpoveď: Z</text:span></text:span><text:span text:style-name="CharStyle15"><text:span text:style-name="T22">ů</text:span></text:span><text:span text:style-name="CharStyle15"><text:span text:style-name="T24">staň (pre­bývaj</text:span></text:span><text:span text:style-name="CharStyle15"><text:span text:style-name="T1">)</text:span></text:span><text:span text:style-name="CharStyle15"><text:span text:style-name="T24"> v zemi a živ se spravedliv</text:span></text:span><text:span text:style-name="CharStyle15"><text:span text:style-name="T39">ě</text:span></text:span><text:span text:style-name="CharStyle15"><text:span text:style-name="T24">. Žalm 37. v. 3. A ja i vrátil som sa k </text:span></text:span><text:span text:style-name="CharStyle15"><text:span text:style-name="T1">ľ</text:span></text:span><text:span text:style-name="CharStyle15"><text:span text:style-name="T15">u</text:span></text:span><text:span text:style-name="CharStyle15"><text:span text:style-name="T24">du svojmu a Boh ma za moju lásku a vernosť prehojne a milostiv</text:span></text:span><text:span text:style-name="CharStyle15"><text:span text:style-name="T15">e</text:span></text:span><text:span text:style-name="CharStyle15"><text:span text:style-name="T24"> požehnal. Bo ač z tých triatrica</text:span></text:span><text:span text:style-name="CharStyle15"><text:span text:style-name="T1">ť</text:span></text:span><text:span text:style-name="CharStyle15"><text:span text:style-name="T24"> rokov, čo medzi vámi pra­cu</text:span></text:span><text:span text:style-name="CharStyle15"><text:span text:style-name="T1">je</text:span></text:span><text:span text:style-name="CharStyle15"><text:span text:style-name="T24">m, boly ako viete, mnohé zlé, ach Boh sám vie, ve</text:span></text:span><text:span text:style-name="CharStyle15"><text:span text:style-name="T39">ľ</text:span></text:span><text:span text:style-name="CharStyle15"><text:span text:style-name="T24">mi zlé roky — predsa ani raz, ani na okamih nepovstala </text:span></text:span><text:span text:style-name="CharStyle15"><text:span text:style-name="T15">u</text:span></text:span><text:span text:style-name="CharStyle15"><text:span text:style-name="T24"> mňa tá myšlienka, že som zle urobil, keď som tak krásne nabýdky neprijal a sa nevys</text:span></text:span><text:span text:style-name="CharStyle15"><text:span text:style-name="T1">ť</text:span></text:span><text:span text:style-name="CharStyle15"><text:span text:style-name="T24">ahoval v mladosti môjho života. A tak kojím sa nádejou v drahú B. milosť, že ani, keď poslední úder srdca môjho odbíjať bude, nebudem mať príčiny želi</text:span></text:span><text:span text:style-name="CharStyle15"><text:span text:style-name="T1">e</text:span></text:span><text:span text:style-name="CharStyle15"><text:span text:style-name="T24">ť, že som tak urobil. A nač to tu také osobné veci pripomínam? Na to, abych ukiazal, že ako iným kážem, či prednášam; tak som ja v skutku kedysi urobil, tedy i príklad dal vám, aby, kto chce ma nasledoval.) —</text:span></text:span></text:p>
        <text:p text:style-name="P18"><text:span text:style-name="CharStyle15"><text:span text:style-name="T24">Radím tedy každému, aby, ač sťahovanie sa za cele oprávnené považujem, po ňom, len v najkraj­nejšej nutnosti a potrebe, keď už tomu nijak, ale nijak vyhnúť nemožno, siahnul a ho nikdy nie čo cieľ, ale ako dočasný prostriedok použil.</text:span></text:span></text:p>
        <text:p text:style-name="P8"><text:span text:style-name="CharStyle15"><text:span text:style-name="T24"/></text:span></text:p>
        <text:p text:style-name="P10"><text:span text:style-name="CharStyle15"><text:span text:style-name="T24">IV.</text:span></text:span></text:p>
        <text:p text:style-name="P7"><text:span text:style-name="CharStyle33"><text:span text:style-name="T24">Túžby a žiadosti, nádeje a výhľady so s</text:span></text:span><text:span text:style-name="CharStyle33"><text:span text:style-name="T15">ť</text:span></text:span><text:span text:style-name="CharStyle33"><text:span text:style-name="T24">ahovan</text:span></text:span><text:span text:style-name="CharStyle33"><text:span text:style-name="T39">í</text:span></text:span><text:span text:style-name="CharStyle33"><text:span text:style-name="T24">m spojené.</text:span></text:span></text:p>
        <text:p text:style-name="P18"><text:span text:style-name="CharStyle15"><text:span text:style-name="T24"/></text:span></text:p>
        <text:p text:style-name="P29"><text:span text:style-name="CharStyle15"><text:span text:style-name="T24">Ktože by vyzkúma</text:span></text:span><text:span text:style-name="CharStyle15"><text:span text:style-name="T1">ť</text:span></text:span><text:span text:style-name="CharStyle15"><text:span text:style-name="T24"> mohol a vypočítať tie túžby a žiadosti, ktoré nútia mnohých drahej vlasti a rodu</text:span></text:span><text:span text:style-name="CharStyle31"><text:span text:style-name="T24"> </text:span></text:span><text:span text:style-name="CharStyle15"><text:span text:style-name="T24">a miláčkom svojim bô</text:span></text:span><text:span text:style-name="CharStyle15"><text:span text:style-name="T39">ľ</text:span></text:span><text:span text:style-name="CharStyle15"><text:span text:style-name="T24">né s Bohom! privolať? Idú za tým, čo tu nemajú, h</text:span></text:span><text:span text:style-name="CharStyle15"><text:span text:style-name="T1">ľ</text:span></text:span><text:span text:style-name="CharStyle15"><text:span text:style-name="T24">adajú to, čo tu postrádaj</text:span></text:span><text:span text:style-name="CharStyle15"><text:span text:style-name="T1">ú</text:span></text:span><text:span text:style-name="CharStyle15"><text:span text:style-name="T24">. Dal by Boh, by žiadneho nádeja nesklamala. Bo ná­deje zvädlé, soschlé, ktoré tak celé srdce, myseľ, dušu opanovaly, ráj, nebo nám predstavovaly, keď predsa nad </text:span></text:span><text:span text:style-name="CharStyle15"><text:span text:style-name="T1">i</text:span></text:span><text:span text:style-name="CharStyle15"><text:span text:style-name="T24">ch rakvou a hrobom stojíme — smelí ľudia malej viery a veľkej žízne po pôžitkoch teles­ných — postavia nás na pokraj zúfalstva i tu medzi svojimi, v milej domovine, a čo tam v ďalekej</text:span></text:span><text:span text:style-name="CharStyle15"><text:span text:style-name="T1">,</text:span></text:span><text:span text:style-name="CharStyle15"><text:span text:style-name="T24"> úmornej cudzine? Beda </text:span></text:span><text:soft-page-break/><text:span text:style-name="CharStyle15"><text:span text:style-name="T24">nám tam desaťnásobná nad hrobom nádejí naš</text:span></text:span><text:span text:style-name="CharStyle15"><text:span text:style-name="T16">í</text:span></text:span><text:span text:style-name="CharStyle15"><text:span text:style-name="T24">ch.</text:span></text:span></text:p>
        <text:p text:style-name="P18"><text:span text:style-name="CharStyle15"><text:span text:style-name="T24">Túžby tedy a žiadosti, čo tam mnohých vedú s</text:span></text:span><text:span text:style-name="CharStyle15"><text:span text:style-name="T1">ú</text:span></text:span><text:span text:style-name="CharStyle15"><text:span text:style-name="T24">: šťastie a blaho, pôžitky a rozkoše nájsť, alebo aspoň biede odpomôcť, dlžôbky si vyplatiť, zemičku u žida založenú vymeniť a ešte bolo-li by možno malý základ k istému blahobytu položiť. A k nádejám, že sa to v skutku aj stane, oprávňujú tie mnohé tisíce dollárov z tade k nám doposielaných. Tie skutočne hovoria, ako trúby </text:span></text:span><text:span text:style-name="CharStyle15"><text:span text:style-name="T1">Je</text:span></text:span><text:span text:style-name="CharStyle15"><text:span text:style-name="T24">richa — a naše výstrahy, napomínania, prosby boria sa v rumy a z</text:span></text:span><text:span text:style-name="CharStyle15"><text:span text:style-name="T16">b</text:span></text:span><text:span text:style-name="CharStyle15"><text:span text:style-name="T24">oreniny. Tajiť sa to nedá — to je pravda makavá. Stojí, že tam práca, pravda často ťažká, sily prevyšujúca, moriaca, ale spôsobná, svedomitá je snáď troj- ba i päťnásobne odmenená ako u nás. Ale, či v tom všetko šťastie a blaho? Neverím — tajím. </text:span></text:span><text:span text:style-name="CharStyle15"><text:span text:style-name="T16">Ľ</text:span></text:span><text:span text:style-name="CharStyle15"><text:span text:style-name="T24">a</text:span></text:span><text:span text:style-name="CharStyle15"><text:span text:style-name="T40">ľ</text:span></text:span><text:span text:style-name="CharStyle15"><text:span text:style-name="T24">a, veď len nedávno vyčitovaly nám noviny všetkých amerikánskych millionárov, dodávajúc, že každý má svojho moriaka ani jeden z n</text:span></text:span><text:span text:style-name="CharStyle15"><text:span text:style-name="T1">i</text:span></text:span><text:span text:style-name="CharStyle15"><text:span text:style-name="T24">ch ne­cíti sa šťastným. Ver áno, šťastie musí byť v nás, u nás — tak, ako kráľovstvo Božie. Sháňanie sa za peniazom a dosiahnutie mamony, ešte nikoho stál</text:span></text:span><text:span text:style-name="CharStyle15"><text:span text:style-name="T40">e </text:span></text:span><text:span text:style-name="CharStyle15"><text:span text:style-name="T24">a opravdove šťastným neurobilo, a zvlá</text:span></text:span><text:span text:style-name="CharStyle15"><text:span text:style-name="T1">š</text:span></text:span><text:span text:style-name="CharStyle15"><text:span text:style-name="T24">ť tam, kde ono spojené je so zanedbaním povinností vzneše­nejších. Šťastie je v srdci čistom Bohu oddanom, v duši zbožnej, v konaní vernom naš</text:span></text:span><text:span text:style-name="CharStyle15"><text:span text:style-name="T1">i</text:span></text:span><text:span text:style-name="CharStyle15"><text:span text:style-name="T24">ch povinností. Kto ale z malicherných príči</text:span></text:span><text:span text:style-name="CharStyle15"><text:span text:style-name="T1">n</text:span></text:span><text:span text:style-name="CharStyle15"><text:span text:style-name="T24">: manželku, dietky opúšťa, vlasť a rod zanecháv</text:span></text:span><text:span text:style-name="CharStyle15"><text:span text:style-name="T1">a</text:span></text:span><text:span text:style-name="CharStyle15"><text:span text:style-name="T24">; zapiera sväté po­vinnosti, šťastia opravdu nedôjde</text:span></text:span><text:span text:style-name="CharStyle15"><text:span text:style-name="T1">!</text:span></text:span><text:span text:style-name="CharStyle15"><text:span text:style-name="T24"> Ten studený peniaz sám za seba srdce nerozohre</text:span></text:span><text:span text:style-name="CharStyle15"><text:span text:style-name="T1">je</text:span></text:span><text:span text:style-name="CharStyle15"><text:span text:style-name="T24">, svedomie neutíši, dušu neoblaží, nespasí. Veď viďte i naš</text:span></text:span><text:span text:style-name="CharStyle15"><text:span text:style-name="T1">i</text:span></text:span><text:span text:style-name="CharStyle15"><text:span text:style-name="T24">ch mamonárov, otrokov peňazí, sú-li opravdu šťastní? Ani jeden. I oni si snáď budú môcť kázať, na svoj náhrobník napísať, ako jedon zdanliv</text:span></text:span><text:span text:style-name="CharStyle15"><text:span text:style-name="T16">e</text:span></text:span><text:span text:style-name="CharStyle15"><text:span text:style-name="T24"> šťastný, slá­vený </text:span></text:span><text:span text:style-name="CharStyle15"><text:span text:style-name="T1">i v</text:span></text:span><text:span text:style-name="CharStyle15"><text:span text:style-name="T24">e</text:span></text:span><text:span text:style-name="CharStyle15"><text:span text:style-name="T16">ľ</text:span></text:span><text:span text:style-name="CharStyle15"><text:span text:style-name="T24">ké príjmy majúci muž: Mal som mnoho a veľk</text:span></text:span><text:span text:style-name="CharStyle15"><text:span text:style-name="T16">é</text:span></text:span><text:span text:style-name="CharStyle15"><text:span text:style-name="T24"> šťastie v živote, ale opravdu šťastným som nikdy nebo</text:span></text:span><text:span text:style-name="CharStyle15"><text:span text:style-name="T16">l</text:span></text:span><text:span text:style-name="CharStyle15"><text:span text:style-name="T24">.</text:span></text:span></text:p>
        <text:p text:style-name="P18"><text:span text:style-name="CharStyle15"><text:span text:style-name="T24">Pravda, ako spomenuté už, tajiť sa nedá, že komu tam šťastie sa usmeje, pekný groš vyrobí, ale i to nie každý. Mnohý, akže na tamejšie pomery nemôže navyknúť, k ťažkej práci, ktorá sa mu na­skytá nie je spôsobný, alebo začne tam chorlavieť — dosť a dosť sa nabiedi. Veru, veru, nie všetko zlato, čo sa blyští. Je to drahý, predrahý slzou citného srdca zmáčaný chlieb. (Prichádza mi tu na pamäť jedna výpoveď nekdajšieho nášho, všetkými obľúbeného mestského lekára, tak šľachetného a tak veľmi nešťastného Dr. H., môjho priateľa dôver­ného, keď som raz z príležitosti jednej, až s divom hraničiacie operácie presláveného </text:span></text:span><text:span text:style-name="CharStyle15"><text:span text:style-name="T1">D</text:span></text:span><text:span text:style-name="CharStyle15"><text:span text:style-name="T24">r. Billroth-a </text:span></text:span><text:span text:style-name="CharStyle15"><text:span text:style-name="T1">(</text:span></text:span><text:span text:style-name="CharStyle15"><text:span text:style-name="T24">vyňal vraj žalúdok, vymyl vyčistil a zas nazpät osadil) vyslovil moje podivenie nad tak veľkým po­krokom vedy lekárskej, a zvlášť nad </text:span></text:span><text:span text:style-name="CharStyle15"><text:span text:style-name="T1">z</text:span></text:span><text:span text:style-name="CharStyle15"><text:span text:style-name="T24">d</text:span></text:span><text:span text:style-name="CharStyle15"><text:span text:style-name="T40">ar</text:span></text:span><text:span text:style-name="CharStyle15"><text:span text:style-name="T24">ením sa</text:span></text:span><text:span text:style-name="CharStyle31"><text:span text:style-name="T24"> </text:span></text:span><text:span text:style-name="CharStyle15"><text:span text:style-name="T24">tak ťažkých operácii — tu sa on vyslovil asi v ten smysel: pravda tajiť nemožno, že mnohé operácie sa </text:span></text:span><text:soft-page-break/><text:span text:style-name="CharStyle15"><text:span text:style-name="T24">vydaria, ale je to vieš tak, o tých, čo sa vy­daria rozpíšu sa všetky noviny, ale ko</text:span></text:span><text:span text:style-name="CharStyle15"><text:span text:style-name="T1">ľ</text:span></text:span><text:span text:style-name="CharStyle15"><text:span text:style-name="T24">ko za obeť padne pýtevnému nožu, ktorý pod ním zomrú, o tom sa velemúdre — mlčí. Tak je to najviac i s tými amerikánskymi zárobky.) Ale mnoh</text:span></text:span><text:span text:style-name="CharStyle15"><text:span text:style-name="T1">o</text:span></text:span><text:span text:style-name="CharStyle15"><text:span text:style-name="T24">, primnoho sa vyc</text:span></text:span><text:span text:style-name="CharStyle15"><text:span text:style-name="T1">hv</text:span></text:span><text:span text:style-name="CharStyle15"><text:span text:style-name="T24">al</text:span></text:span><text:span text:style-name="CharStyle15"><text:span text:style-name="T1">uje</text:span></text:span><text:span text:style-name="CharStyle15"><text:span text:style-name="T24">, hovorí o tých, čo poslali. A to vábi, ani keď chlapci </text:span></text:span><text:span text:style-name="CharStyle15"><text:span text:style-name="T16">u</text:span></text:span><text:span text:style-name="CharStyle15"><text:span text:style-name="T24">bohé vtáčatko čížatko za vábnika po­užijú a to chúďa svojím smutným čvirikaním vábi iné na lep. Kto sa opálil — ten i jeho príbuzní, obyčajne mlčia. Nechcem tu pripomínať poviedku o tých hudcoch cigáňoch, čo sa </text:span></text:span><text:span text:style-name="CharStyle15"><text:span text:style-name="T1">je</text:span></text:span><text:span text:style-name="CharStyle15"><text:span text:style-name="T24">don za druhým šuvichsu napili, ráčte si radšej predstaviť tých troch bratov horúcou polievkou ústa si popálivších. (Prvý začrúc do horúcej polievky, striasol a pohliadnuc k nebu, hovorí: Ach či je to nebo nekonečne vy­soko; druhý popáliac sa tiež mlčí, ale obdivuje svet vraviac: Ale </text:span></text:span><text:span text:style-name="CharStyle15"><text:span text:style-name="T40">j</text:span></text:span><text:span text:style-name="CharStyle15"><text:span text:style-name="T24">e ten svet už len náramne </text:span></text:span><text:span text:style-name="CharStyle15"><text:span text:style-name="T40">ve</text:span></text:span><text:span text:style-name="CharStyle15"><text:span text:style-name="T24">liký. Ten tretí zkúsiac to isté hovorí: </text:span></text:span><text:span text:style-name="CharStyle15"><text:span text:style-name="T40">á</text:span></text:span><text:span text:style-name="CharStyle15"><text:span text:style-name="T24">no to nebo je v skutku veľmi vysoko a ten svet je ne­konečne veliký, ale pod tým vysokým nebom a v tom širokom, velikom svete, niet takých dvoch darebákov</text:span></text:span><text:span text:style-name="CharStyle15"><text:span text:style-name="T1">,</text:span></text:span><text:span text:style-name="CharStyle15"><text:span text:style-name="T24"> falošných oplanov </text:span></text:span><text:span text:style-name="CharStyle15"><text:span text:style-name="T1">a h...</text:span></text:span><text:span text:style-name="CharStyle15"><text:span text:style-name="T24"> ako ste vy dva). Kto sa — popáli mlč</text:span></text:span><text:span text:style-name="CharStyle15"><text:span text:style-name="T1">í</text:span></text:span><text:span text:style-name="CharStyle15"><text:span text:style-name="T24">; komu sa pošťastí — kričí. Platí tedy i tu: Nejm</text:span></text:span><text:span text:style-name="CharStyle15"><text:span text:style-name="T16">il</text:span></text:span><text:span text:style-name="CharStyle15"><text:span text:style-name="T24">ejší né každému duchu verte atď. (</text:span></text:span><text:span text:style-name="CharStyle15"><text:span text:style-name="T40">I</text:span></text:span><text:span text:style-name="CharStyle15"><text:span text:style-name="T24">. Jána 4. 1.). Že ale zvlášť bezcitným agentom, ktorým to hojný groš donáša, veriť sa nemá — to by toľko rozsúdku už každý len mal mať. A čože už teraz, keď zo samej Ameriky ne­vediac si s vysťahovalci radi posielajú do všetkých</text:span></text:span><text:span text:style-name="CharStyle31"><text:span text:style-name="T24"> </text:span></text:span><text:span text:style-name="CharStyle15"><text:span text:style-name="T24">krajín agentov, aby vystríhali ľud pred sťahovaním sa tam. Kom</text:span></text:span><text:span text:style-name="CharStyle15"><text:span text:style-name="T1">u</text:span></text:span><text:span text:style-name="CharStyle15"><text:span text:style-name="T24">že už veriť teraz? Tým, čo tam vábia, či tým</text:span></text:span><text:span text:style-name="CharStyle15"><text:span text:style-name="T1"> </text:span></text:span><text:span text:style-name="CharStyle15"><text:span text:style-name="T24">čo volajú: Nechoďte tam! Tedy ziskuchtivým agentom neverte — ani tomu všetkému, čo sa v li­stoch z tade popíše. (Aj s tými dollármi, to tiež treba vec rozsudzova</text:span></text:span><text:span text:style-name="CharStyle15"><text:span text:style-name="T1">ť</text:span></text:span><text:span text:style-name="CharStyle15"><text:span text:style-name="T24"> a prizrieť sa tomu bližšie. Na pr. jeden vysťahovalec pošle za </text:span></text:span><text:span text:style-name="CharStyle15"><text:span text:style-name="T41">1/4 </text:span></text:span><text:span text:style-name="CharStyle15"><text:span text:style-name="T24">lebo pol roka: 100, prípadne 200 K. On bezotázne má tam mzdu lepšiu za prácu, ako doma; lenže zväčša práca pre</text:span></text:span><text:span text:style-name="CharStyle15"><text:span text:style-name="T1">ť</text:span></text:span><text:span text:style-name="CharStyle15"><text:span text:style-name="T24">ažká, nebezpečná. A akože zúbožil tých 50 lebo 100 K. Žije snáď biedne, utiahne si, a čo na váhu padá: je sám a sám. Mimo stravy a hospody nedá, neplatí na nič. Doma ale vydržuje zo zárobku svojho celý dom a rodinu, nesie všetky ťarchy a poplatky. Keďby tedy i doma, čo hneď toľko zarobil, ako tam — pôjde z toho veľa na bežné potreby a vý­davky, ktoré tam nemá, a tak nie div, že ľahšie dač usporí. No niekedy už potom doma ženičky, detičky tento tam krvopotne zarobený groš nie veľmi šetria a nebodaj, keď sa — akže sa, kedy otecko z Ameriky vráti, nebude veľký kapitál. Skoro nám príde si len pripomenúť to naše príslovie: Kto sa na krajciar narodil — na groš nepríde a: Ak si biedny, choď i do Viedni a zostaneš len biedny). Vôbec nebo, raj na zemi človeče nenaješ — ak nie v tvojom Spasiteľovi a skrze neho v tvojom </text:span></text:span><text:soft-page-break/><text:span text:style-name="CharStyle15"><text:span text:style-name="T24">jemu oddanom srdci. Nechceme na dôkaz toho, ako mno­hých nádeje zklamú dovádzať to, koľko vysťaho­valcov zahynie už na ceste, na mori — ako i teraz píšu noviny, že anglický parník Hudders</text:span></text:span><text:span text:style-name="CharStyle15"><text:span text:style-name="T1">f</text:span></text:span><text:span text:style-name="CharStyle15"><text:span text:style-name="T24">ield utonul </text:span></text:span><text:span text:style-name="CharStyle15"><text:span text:style-name="T17">a</text:span></text:span><text:span text:style-name="CharStyle15"><text:span text:style-name="T24"> na ňom dvadsaťdva vysťahovalcov práve z Rakúska — lebo veď by nám sa mohlo odpovedať, že nešťastie nás aj za pecou stihnúť môže, al</text:span></text:span><text:span text:style-name="CharStyle15"><text:span text:style-name="T1">e</text:span></text:span><text:span text:style-name="CharStyle15"><text:span text:style-name="T17">b</text:span></text:span><text:span text:style-name="CharStyle15"><text:span text:style-name="T24">o: Čo komu súdené, ver ho to neminie — ale chceme tu podať niekoľko výrokov z listov z Ameriky doposlaných, ako ich uverejnil výborný ev. c</text:span></text:span><text:span text:style-name="CharStyle15"><text:span text:style-name="T1">i</text:span></text:span><text:span text:style-name="CharStyle15"><text:span text:style-name="T24">rk. časopis maďarský Evang. Egyházi Szemle v 2. toho­ročnom čísle. (Vel. p. redaktor tvrdí, že sú to vý­strižky z listov jeho, vyvandrovaných cirkevníkov). </text:span></text:span><text:span text:style-name="CharStyle15"><text:span text:style-name="T1">P</text:span></text:span><text:span text:style-name="CharStyle15"><text:span text:style-name="T24">rvý píše: Ej ver je to milá vec. keď jeden deln</text:span></text:span><text:span text:style-name="CharStyle15"><text:span text:style-name="T1">ík </text:span></text:span><text:span text:style-name="CharStyle15"><text:span text:style-name="T24">s dvoma rukama vyhľadá za štyri týždne štyristo korún. K nášmu stolu mohol by si </text:span></text:span><text:span text:style-name="CharStyle15"><text:span text:style-name="T1">v</text:span></text:span><text:span text:style-name="CharStyle15"><text:span text:style-name="T24">eru aj podžupan sadnúť. Mäsa je hojnosť na každý deň. </text:span></text:span><text:span text:style-name="CharStyle15"><text:span text:style-name="T1">(Pri </text:span></text:span><text:span text:style-name="CharStyle15"><text:span text:style-name="T24">tomto by si človek skoro spomnel židov na púšti plačúcich za plnými hrnci mäsa v Egypte. Zdá sa, že tento človek má tam kus brucha, kde druhý človek kus srdca, ducha a rozum) Druhý píše: Ľúby strýčko! Škoda mne len bolo z domu sa pohýňať. Radšej by som ja pretrpel ten poldruha­ročný žalár, na ktorý som odsúdený, zaplatil by všetko čím som pokutovaný, len keby som sem nebol prišiel. Mne je tu na zahynutia (to je tak od slova do slova po slovensky i v Sz.) Len keby som dačo peňazí mohol sosbiera</text:span></text:span><text:span text:style-name="CharStyle15"><text:span text:style-name="T1">ť</text:span></text:span><text:span text:style-name="CharStyle15"><text:span text:style-name="T24">, razom by som išiel domo</text:span></text:span><text:span text:style-name="CharStyle15"><text:span text:style-name="T1">v!</text:span></text:span><text:span text:style-name="CharStyle15"><text:span text:style-name="T24"> Tretí: Náš zemko — ženičky, matičky naše drahé pozor, pozor</text:span></text:span><text:span text:style-name="CharStyle15"><text:span text:style-name="T1">!!</text:span></text:span><text:span text:style-name="CharStyle15"><text:span text:style-name="T24"> — zabudol cele na svoju dobrú doma opustenú manželk</text:span></text:span><text:span text:style-name="CharStyle15"><text:span text:style-name="T1">u!</text:span></text:span></text:p>
        <text:p text:style-name="P18"><text:span text:style-name="CharStyle15"><text:span text:style-name="T24">Tu sa klamn</text:span></text:span><text:span text:style-name="CharStyle15"><text:span text:style-name="T17">e</text:span></text:span><text:span text:style-name="CharStyle15"><text:span text:style-name="T24"> za mládenca vydáva, a spojil sa tu s jednou ničemnou ženštinou, ktorá má niekoľko sto dollár</text:span></text:span><text:span text:style-name="CharStyle15"><text:span text:style-name="T1">ov</text:span></text:span><text:span text:style-name="CharStyle15"><text:span text:style-name="T24"> a ktorej on manželstvo sľubuje. Na pa­n</text:span></text:span><text:span text:style-name="CharStyle15"><text:span text:style-name="T17">í</text:span></text:span><text:span text:style-name="CharStyle15"><text:span text:style-name="T24">ka si tu zahráva bez práce. A jeho dobrá ženička nechže nečaká od neho ani list, ani peni</text:span></text:span><text:span text:style-name="CharStyle15"><text:span text:style-name="T1">a</text:span></text:span><text:span text:style-name="CharStyle15"><text:span text:style-name="T24">ze, dokiaľ</text:span></text:span><text:span text:style-name="CharStyle31"><text:span text:style-name="T24"> </text:span></text:span><text:span text:style-name="CharStyle15"><text:span text:style-name="T24">sa spomenuté dolláre neminú! Štvrtý píše: Písal mi ktosi z domu, že ty žena moja veľmi zle hospo­dáriš s peniazom, čo som ti odtiaľto už pekným súčtom poslal. Ja robím ako to h…. a ty ľahko­myseľne žiješ. Ak mi nebudeš zna</text:span></text:span><text:span text:style-name="CharStyle15"><text:span text:style-name="T1">ť</text:span></text:span><text:span text:style-name="CharStyle15"><text:span text:style-name="T24"> z každého kr. vývod da</text:span></text:span><text:span text:style-name="CharStyle15"><text:span text:style-name="T17">ť</text:span></text:span><text:span text:style-name="CharStyle15"><text:span text:style-name="T24">, vtedy že ma nečakaj domov. Piaty: Tedy ja už nemám syna; pochovali mi ho teraz pred dvoma týždni a neuvidím si ho viac. </text:span></text:span><text:span text:style-name="CharStyle15"><text:span text:style-name="T41">Č</text:span></text:span><text:span text:style-name="CharStyle15"><text:span text:style-name="T24">o je mne lepší stav, väčšia mzda, keď utratil som to, čo mi najmilšie bolo. Nie to je nie pre mňa život tu. Pokrm mi nechutná, sna nemám, domov, domov idem! Potiaľto szemle.) Ja dodávam k tomu tiež úryvok z listu </text:span></text:span><text:span text:style-name="CharStyle15"><text:span text:style-name="T1">je</text:span></text:span><text:span text:style-name="CharStyle15"><text:span text:style-name="T24">dnoho z vysťahovalcov z okolitých obcí: Ja dvadsať rokov som sa doma toľko nenadrhol, ako tu, za ten krátky čas čo som tu. Ach keby ja len radšej nikdy nebol počul o Amerike, alebo čím skôr domov dostať sa mohol, atď. Nuž o</text:span></text:span><text:span text:style-name="CharStyle15"><text:span text:style-name="T17">p</text:span></text:span><text:span text:style-name="CharStyle15"><text:span text:style-name="T24">ravdu veľmi vhodná je poznámka p. redaktora Szemly na tieto listy: </text:span></text:span><text:span text:style-name="CharStyle15"><text:span text:style-name="T1">V</text:span></text:span><text:span text:style-name="CharStyle15"><text:span text:style-name="T24">skutku </text:span></text:span><text:soft-page-break/><text:span text:style-name="CharStyle15"><text:span text:style-name="T24">veľmi zaujímavé sú tieto listy a z n</text:span></text:span><text:span text:style-name="CharStyle15"><text:span text:style-name="T1">e</text:span></text:span><text:span text:style-name="CharStyle15"><text:span text:style-name="T24">jedneho z n</text:span></text:span><text:span text:style-name="CharStyle15"><text:span text:style-name="T1">i</text:span></text:span><text:span text:style-name="CharStyle15"><text:span text:style-name="T24">ch vidíme, že aj v Amerike nebýva smotana až do spodku mliečnika. Len to je žiaľno, že sa takéto výstražné hlasy, čo svedkovia nenaplnených </text:span></text:span><text:span text:style-name="CharStyle15"><text:span text:style-name="T17">t</text:span></text:span><text:span text:style-name="CharStyle15"><text:span text:style-name="T24">úžeb a žiadostí a stro­skotaných nádejí, preslyšia. Nuž vraj: komu niet rady, niet mu ani pomoci.</text:span></text:span></text:p>
        <text:p text:style-name="P6"><text:span text:style-name="CharStyle31"><text:span text:style-name="T1"/></text:span></text:p>
        <text:p text:style-name="P8"><text:span text:style-name="CharStyle15"><text:span text:style-name="T24">V.</text:span></text:span></text:p>
        <text:p text:style-name="P7"><text:span text:style-name="CharStyle33"><text:span text:style-name="T24"/></text:span></text:p>
        <text:p text:style-name="P12"><text:span text:style-name="CharStyle33"><text:span text:style-name="T24">Mravno-nábož</text:span></text:span><text:span text:style-name="CharStyle33"><text:span text:style-name="T41">e</text:span></text:span><text:span text:style-name="CharStyle33"><text:span text:style-name="T24">nské a vôbec záhubn</text:span></text:span><text:span text:style-name="CharStyle33"><text:span text:style-name="T1">é</text:span></text:span><text:span text:style-name="CharStyle33"><text:span text:style-name="T24">, škodné následky sťahovania sa.</text:span></text:span></text:p>
        <text:p text:style-name="P18"><text:span text:style-name="CharStyle15"><text:span text:style-name="T24"/></text:span></text:p>
        <text:p text:style-name="P29"><text:span text:style-name="CharStyle15"><text:span text:style-name="T24">Jak vo výbornej reči krajinského vyslanca veľk. p. Veselovského, tak i vo výstrižkách časopisu Sz. máte illustrácie, podobizne, dôkazy nemravných ná­sledkov sťahovania sa. Manželia, rodičia a dietky, priatelia, spolubojovníci sa rozídu každý svojou pošiel stranou — hnaný žitia nevoľou! V osamelých sa havranov — meni kŕdel sokolov!</text:span></text:span><text:span text:style-name="CharStyle15"><text:span text:style-name="T1"> </text:span></text:span><text:span text:style-name="CharStyle15"><text:span text:style-name="T24">Tak ústydá láska, zabúda sa vernosť, a sväté povinnosti. Zisk h</text:span></text:span><text:span text:style-name="CharStyle15"><text:span text:style-name="T1">m</text:span></text:span><text:span text:style-name="CharStyle15"><text:span text:style-name="T24">otný — nemoce d</text:span></text:span><text:span text:style-name="CharStyle15"><text:span text:style-name="T1">uš</text:span></text:span><text:span text:style-name="CharStyle15"><text:span text:style-name="T24">evnomravné. Osoh krátky, časný — škoda duševná, večná.</text:span></text:span></text:p>
        <text:p text:style-name="P18"><text:span text:style-name="CharStyle15"><text:span text:style-name="T24">St</text:span></text:span><text:span text:style-name="CharStyle15"><text:span text:style-name="T17">a</text:span></text:span><text:span text:style-name="CharStyle15"><text:span text:style-name="T24">ly sa pády, že muž vrátiac sa n</text:span></text:span><text:span text:style-name="CharStyle15"><text:span text:style-name="T1">e</text:span></text:span><text:span text:style-name="CharStyle15"><text:span text:style-name="T24">opovedane domov — našiel ženu mravne padlú, na prísahu zabudlú, dietky sp</text:span></text:span><text:span text:style-name="CharStyle15"><text:span text:style-name="T1">u</text:span></text:span><text:span text:style-name="CharStyle15"><text:span text:style-name="T24">stlé. A po akých cestách on tam kráčal — on snáď potom tvrdý neúprosný sudca úbohej ženy — to len sám Boh vidí a vie. Z toho povstane rozpadnutie, svady, snáď rozídenie sa a dom rozdvojený padá, rodina </text:span></text:span><text:span text:style-name="CharStyle15"><text:span text:style-name="T1">ro</text:span></text:span><text:span text:style-name="CharStyle15"><text:span text:style-name="T24">zrúznená hynie. Veď manželia vari nie preto si pr</text:span></text:span><text:span text:style-name="CharStyle15"><text:span text:style-name="T1">i</text:span></text:span><text:span text:style-name="CharStyle15"><text:span text:style-name="T24">sahajú vernosť v šťastí i v nešťastí, až do smrti, aby sa na roky a roky opúšťali. Pomyslite si manželov, rodičov pekne, kre­sťansky chovaných dietok, čo svorne, príkladne, laskave žili, pravda pri veľmi skromnom kuse chleba, ba snáď péči a chudobe ale poctive</text:span></text:span><text:span text:style-name="CharStyle15"><text:span text:style-name="T1">j</text:span></text:span><text:span text:style-name="CharStyle15"><text:span text:style-name="T24">; tu muža otca napadne neuhasiteľná žížeň po lepších zárobkoch. Myšlienka sťahovať sa viac mu pokoja nedá. Práca sa mu viac nesladí, k dietkam je lah</text:span></text:span><text:span text:style-name="CharStyle15"><text:span text:style-name="T17">o</text:span></text:span><text:span text:style-name="CharStyle15"><text:span text:style-name="T24">stajný, na ženu nahnevaný, omrzlý. Manželka plače, prosí, ruky zalamuje, na sľubovanú vernosť na prísahu sa odvo­láva. Nič neplatí. On predsa len ide v nádeji a so sľubom, že však o pár rokov príde. Ona samotná, opustená dlho plakáva, žaluje, nešťastná sa cíti. Nemá dňom-nocou pokoja. Nič ju neteší neblaží. Rozmýšľa: prečo ona musí byť tak nešťastná? A čo tu snáď diabol, pokušiteľ nie v podobe hada, ale snáď dakedajšieho priateľa, milenca, ktorému lásku a manželstvo sľubovala a potom predsa inému ruku podala, sbližuje sa jej pod zámienkou sústrasti, cieľom potešo</text:span></text:span><text:span text:style-name="CharStyle15"><text:span text:style-name="T17">v</text:span></text:span><text:span text:style-name="CharStyle15"><text:span text:style-name="T24">ania. A po krátkom čase: mravný pád, zru­šená prísaha, zlomená vernosť. A tak podobne to môžb</text:span></text:span><text:span text:style-name="CharStyle15"><text:span text:style-name="T1">yť</text:span></text:span><text:span text:style-name="CharStyle15"><text:span text:style-name="T24"> i s </text:span></text:span><text:soft-page-break/><text:span text:style-name="CharStyle15"><text:span text:style-name="T24">mládenci a pannami, že sa tajne daný sľub naruší a tak nádeje a radosť života u tej strany, čo to úprimne mienila, navždy sa p</text:span></text:span><text:span text:style-name="CharStyle15"><text:span text:style-name="T17">o</text:span></text:span><text:span text:style-name="CharStyle15"><text:span text:style-name="T24">chovajú. Srdce zklam</text:span></text:span><text:span text:style-name="CharStyle15"><text:span text:style-name="T1">a</text:span></text:span><text:span text:style-name="CharStyle15"><text:span text:style-name="T24">né zan</text:span></text:span><text:span text:style-name="CharStyle15"><text:span text:style-name="T1">evre</text:span></text:span><text:span text:style-name="CharStyle15"><text:span text:style-name="T24"> na život</text:span></text:span><text:span text:style-name="CharStyle15"><text:span text:style-name="T1">y</text:span></text:span><text:span text:style-name="CharStyle15"><text:span text:style-name="T24"> boľastí, krváca. No tu sa aspoň prísaha neruší. Áno boly a sú prípady, kde manžel s radosťou nemôže sa vrátiť zpät, a žena manžela možný návrat len s hrúzou a obavou si pripomína. A ač jeden i druhý nevýslovne ne­šťastní sú, predsa radšej pod ťarchou svedomia hynúť volia, než aby si sh</text:span></text:span><text:span text:style-name="CharStyle15"><text:span text:style-name="T41">ľa</text:span></text:span><text:span text:style-name="CharStyle15"><text:span text:style-name="T24">danie sa žiadali. Asnáď — ó nedávaj že to Bože, ak sa žena dočíta (Výborné Povážske Noviny majú skoro stálu rubriku o vy­sťahovalcoch: Zabitý t. j. v bani, vo fabrikách, okaličený, zavraždený, zomrelý atď.), že jej niekdy vrelomilovaného muža pri nebezpečnej práci snáď poh</text:span></text:span><text:span text:style-name="CharStyle15"><text:span text:style-name="T1">ro</text:span></text:span><text:span text:style-name="CharStyle15"><text:span text:style-name="T24">bilo; poškvrnené svedomie a ustrašené srdce obľahčene si vydýchnu, ale predsa s hrozným žiaľom, ani nie natoľko nad ztratou manžela, ako radšej navždy pochovaného šťastia. Tu potom srdcolomn</text:span></text:span><text:span text:style-name="CharStyle15"><text:span text:style-name="T41">e </text:span></text:span><text:span text:style-name="CharStyle15"><text:span text:style-name="T24">ozýva sa. Ó nešťastná, prenešťastná Amerika, ó preneš</text:span></text:span><text:span text:style-name="CharStyle15"><text:span text:style-name="T1">t</text:span></text:span><text:span text:style-name="CharStyle15"><text:span text:style-name="T24">astné sťahovanie sa! Bárby sme nikdy o vás ne­boli slýchali. Či tieto a takéto slzy zotre</text:span></text:span><text:span text:style-name="CharStyle15"><text:span text:style-name="T1">l</text:span></text:span><text:span text:style-name="CharStyle15"><text:span text:style-name="T24">, takéto rany obviazať, takéto ztraty nahradiť v stave sú tie poslané dolláre. Nikdy — ale nikdy. Preto, akže kto protimluvi</text:span></text:span><text:span text:style-name="CharStyle15"><text:span text:style-name="T1">ť</text:span></text:span><text:span text:style-name="CharStyle15"><text:span text:style-name="T24">, spierať sa má, bojovať proti sťahovaniu sa: tak to máte vy verné, zbožné, príkladné, ženy naše, manželky, matky a prípadne aj panny naše. Ale snáď vy si dôverujete i v seba i v manželoch svojich, že nemožno, aby ste vy, lebo oni padli! No dobre! Ó by tak bolo. Ale stojí písané: Kdo se domnívá, že stojí, hlediž aby nepadl. (I. Kor. 10, 12.) A preto dokiaľ len možno, dokiaľ len ne­premožiteľná príčina nenúti k sťahovaniu sa; až dotiaľ verná, poctivá žena, dobrá matka nikdy nedá privolenie k sťahovaniu sa svojmu manželovi, ho­voriac: Nie a nie a nie, čoby mi Šalamúnove, Kr</text:span></text:span><text:span text:style-name="CharStyle15"><text:span text:style-name="T50">ő</text:span></text:span><text:span text:style-name="CharStyle15"><text:span text:style-name="T24">susove — teraz vari už Rothschildove — pok</text:span></text:span><text:span text:style-name="CharStyle15"><text:span text:style-name="T41">l</text:span></text:span><text:span text:style-name="CharStyle15"><text:span text:style-name="T24">ady od</text:span></text:span><text:span text:style-name="CharStyle15"><text:span text:style-name="T41">ti</text:span></text:span><text:span text:style-name="CharStyle15"><text:span text:style-name="T24">a</text:span></text:span><text:span text:style-name="CharStyle15"><text:span text:style-name="T17">ľ</text:span></text:span><text:span text:style-name="CharStyle15"><text:span text:style-name="T24"> posielal, s mojím súhlasom tam nikdy nepôjdeš. Radšej kus tvrdej kôrky chleba tu, ako tam plné hrnce mäsa. Tak tedy ženy, manželky naše, ako proti pijanstvu, tak aj proti sťahovaniu sa, vo vás nepremožiteľných spolubojovníkov vidím, hľadám. Stojte tedy na stráži kým je čas. Riaďte si svojich manželov svojim príkladným životom k sebe pri­pútať, seba pre n</text:span></text:span><text:span text:style-name="CharStyle15"><text:span text:style-name="T17">í</text:span></text:span><text:span text:style-name="CharStyle15"><text:span text:style-name="T24">ch nenahraditeľnými urobiť, život ím v ťažkých bojoch žitia spríjemňovať — a sťahovanie na rozmeroch iste utratí. Dajž to P</text:span></text:span><text:span text:style-name="CharStyle15"><text:span text:style-name="T1">án! U</text:span></text:span><text:span text:style-name="CharStyle15"><text:span text:style-name="T24">ž ale akže musí byť sťahovanie sa: choďte, putujte </text:span></text:span><text:span text:style-name="CharStyle15"><text:span text:style-name="T41">s</text:span></text:span><text:span text:style-name="CharStyle15"><text:span text:style-name="T1">p</text:span></text:span><text:span text:style-name="CharStyle15"><text:span text:style-name="T17">o</text:span></text:span><text:span text:style-name="CharStyle15"><text:span text:style-name="T1">l</text:span></text:span><text:span text:style-name="CharStyle15"><text:span text:style-name="T24">u: manželia i dietky! Zvlášť ak máte už tam známych, čo vám popredku prácu zaopatria. Lebo</text:span></text:span><text:span text:style-name="CharStyle15"><text:span text:style-name="T1">: </text:span></text:span><text:span text:style-name="CharStyle15"><text:span text:style-name="T24">Čo Boh spojil — Amerika nerozlučuj! A ako záhubné je sťahovanie sa v mravnom ohľade, tak iste i v náboženskom ohľade. Tu budú cirkve naše ná­božensky, mravne a aj hmotne upádať; tam ale jednotlivci, ktorí </text:span></text:span><text:soft-page-break/><text:span text:style-name="CharStyle15"><text:span text:style-name="T24">neprídu v kraje, kde sa k cirkvi svojej pridať môžu</text:span></text:span><text:span text:style-name="CharStyle15"><text:span text:style-name="T1">,</text:span></text:span><text:span text:style-name="CharStyle15"><text:span text:style-name="T24"> lebo náboženským citom, viere, pravde a láske Božej cele od</text:span></text:span><text:span text:style-name="CharStyle15"><text:span text:style-name="T42">o</text:span></text:span><text:span text:style-name="CharStyle15"><text:span text:style-name="T24">mrú, alebo padnú za korisť nesčíselných v Amerike veľmi pohyblivých sekt. Preto šťastný ten vysťahovalec v tomto ohľade, ktorý nielen medzi rodných bratov ale i k cirkvi, jejž synom verným bol a zostať chce, sa dostane.</text:span></text:span></text:p>
        <text:p text:style-name="P18"><text:span text:style-name="CharStyle15"><text:span text:style-name="T24">(Pravda, čítame aj o krásnych dôkazoch lásky, v skutkoch obet</text:span></text:span><text:span text:style-name="CharStyle15"><text:span text:style-name="T1">iv</text:span></text:span><text:span text:style-name="CharStyle15"><text:span text:style-name="T24">osti sa dosvedčujúcej, niektorých vysťahovalcov, čo na svoju rodnú cirkev viac obe­tujú, ako, ke</text:span></text:span><text:span text:style-name="CharStyle15"><text:span text:style-name="T42">ď</text:span></text:span><text:span text:style-name="CharStyle15"><text:span text:style-name="T24">by doma boli. Tak na pr. čítali sme, že pribylinskí vysťahovalci v Liptove do nového chrámu kúpili krásny obraz, myslím, neviem sa roz­pamätať za 400, či za 600 zl. Aké veľké súčty po­sielajú sa na dobročinné, šľachetné a národné ciele tiež často s obdivom a radosťou vítame. Z naš</text:span></text:span><text:span text:style-name="CharStyle15"><text:span text:style-name="T18">í</text:span></text:span><text:span text:style-name="CharStyle15"><text:span text:style-name="T24">ch poslal dosiaľ jeden, totiž p. Ján Ivanovič 10 kor. na cirk. ciele.)</text:span></text:span></text:p>
        <text:p text:style-name="P18"><text:span text:style-name="CharStyle15"><text:span text:style-name="T24">Mimo týchto mravnonáboženských záhubných následkov, má sťahovanie sa aj iné nebezpečné a škodné následky zvlášť poťahom na tých, čo vlasť a rodnú zem nechcú navždy opustiť, ale po krátkych rokoch zpät navrátiť sa obmýšľajú.</text:span></text:span></text:p>
        <text:p text:style-name="P28"><text:span text:style-name="CharStyle15"><text:span text:style-name="T24">Dajme tomu, je tam niekto viac rokov. Či on za ten čas skromnému spôsobu nášho života neodvykne cele; ba odvykne i práci remeslu, obchodu,</text:span></text:span><text:span text:style-name="CharStyle31"><text:span text:style-name="T24"> </text:span></text:span><text:span text:style-name="CharStyle15"><text:span text:style-name="T24">hospodárstvu, ztratí v tom zručnosť, spôsobnosť, ak tam inou prácou bol zamestknaný. Príduc domov, čo aj má istý kapitálik krvopotne nadobudnutý, z hotového sa mu predsa žiť nedá. Ba snáď i žena zabudnúc doma, ako krvopotne jej muž groš za­rába, nie veľmi príkladne šafárila, a čo si on tam úzkostliv</text:span></text:span><text:span text:style-name="CharStyle15"><text:span text:style-name="T18">e</text:span></text:span><text:span text:style-name="CharStyle15"><text:span text:style-name="T24"> odoprel, to si ona slobodomyslne dožičila. Chce sa chytať do bývalej práce jeho povo­lania — no, akosi to nejde! Rozmrzený sa viac dobre doma necíti. Necíti viac lá</text:span></text:span><text:span text:style-name="CharStyle15"><text:span text:style-name="T1">s</text:span></text:span><text:span text:style-name="CharStyle15"><text:span text:style-name="T24">ku k svojej rodnej zemi. Nevoľno — clivo mu tu! I povstane myšlienka — túžba: Nazpät. Lenže ako najnovšie, idú zvesti, tých, čo už tam boli a domov sa vrá­tili, keď zase tam id</text:span></text:span><text:span text:style-name="CharStyle15"><text:span text:style-name="T1">ú</text:span></text:span><text:span text:style-name="CharStyle15"><text:span text:style-name="T24">, viac ich pripustiť nechcú, akže ich poznajú. I zostane môj človek visieť, ako Mahomedova truhla, medzi nebom a zemou, totiž medzi Amerikou a jeho rodnou zemou. Má dve vlasti a predsa ani jedna jeho za svojho, on ani jednu za svoju neuznáva. Tam ešte cele neudomácnený, tu už viac-menej odcudzený — nemá opravdivého domova. Nuž človeče Boží, nemusíš-li, nechoď dobrovoľne v tak nebezpečné položenie!</text:span></text:span></text:p>
        <text:p text:style-name="P8"><text:span text:style-name="CharStyle15"><text:span text:style-name="T24"/></text:span></text:p>
        <text:p text:style-name="P10"><text:span text:style-name="CharStyle15"><text:span text:style-name="T24"/></text:span></text:p>
        <text:p text:style-name="P10"><text:span text:style-name="CharStyle15"><text:span text:style-name="T24">VI.</text:span></text:span></text:p>
        <text:p text:style-name="P7"><text:span text:style-name="CharStyle33"><text:span text:style-name="T1"/></text:span></text:p>
        <text:p text:style-name="P12"><text:soft-page-break/><text:span text:style-name="CharStyle33"><text:span text:style-name="T1">Č</text:span></text:span><text:span text:style-name="CharStyle33"><text:span text:style-name="T24">as, pomery a spôs</text:span></text:span><text:span text:style-name="CharStyle33"><text:span text:style-name="T42">o</text:span></text:span><text:span text:style-name="CharStyle33"><text:span text:style-name="T1">b</text:span></text:span><text:span text:style-name="CharStyle33"><text:span text:style-name="T24"> sťahovania sa.</text:span></text:span></text:p>
        <text:p text:style-name="P18"><text:span text:style-name="CharStyle15"><text:span text:style-name="T24"/></text:span></text:p>
        <text:p text:style-name="P29"><text:span text:style-name="CharStyle15"><text:span text:style-name="T24">Keď už všetky nádeje a očakávania ťa sklamaly, keď si sa verne, čestne, zo všetkých síl po­kúsil sjednať si podmienky života a predsa nevi</text:span></text:span><text:span text:style-name="CharStyle15"><text:span text:style-name="T18">d</text:span></text:span><text:span text:style-name="CharStyle15"><text:span text:style-name="T24">íš rady a raty, stojíš, a nie vlastným hriechom a vinou nad priepasťou; keď k slzám, k plaču tvojmu matka-vlas</text:span></text:span><text:span text:style-name="CharStyle15"><text:span text:style-name="T1">ť</text:span></text:span><text:span text:style-name="CharStyle15"><text:span text:style-name="T24">, rodná tvoja zem neozve sa, aby hy­núcemu dieťaťu mlieko pŕs svojich v láske podala, pre</text:span></text:span><text:span text:style-name="CharStyle15"><text:span text:style-name="T43">d</text:span></text:span><text:span text:style-name="CharStyle15"><text:span text:style-name="T24"> hladovou smrťou ho zachránila: v ten čas, ach, ó, bys ho nikdy dožiť, vidieť nemusel, vtedy, ale vtedy len slzavým okom ohliadaj sa po holi pút­nickej a ber</text:span></text:span><text:span text:style-name="CharStyle15"><text:span text:style-name="T1"> </text:span></text:span><text:span text:style-name="CharStyle15"><text:span text:style-name="T24">ju, no, chvejúcou a trasúcou pravicou. Tu čas, aby si šiel, šiel hľadať matku zem, čo ťa v</text:span></text:span><text:span text:style-name="CharStyle15"><text:span text:style-name="T1">yž</text:span></text:span><text:span text:style-name="CharStyle15"><text:span text:style-name="T24">iv</text:span></text:span><text:span text:style-name="CharStyle15"><text:span text:style-name="T19">í</text:span></text:span><text:span text:style-name="CharStyle15"><text:span text:style-name="T24">. (Na pr. u nás niektoré remeslá pred tým kvetúce cele vymizely, tak: kušnierstvo, klobučn</text:span></text:span><text:span text:style-name="CharStyle15"><text:span text:style-name="T1">í</text:span></text:span><text:span text:style-name="CharStyle15"><text:span text:style-name="T24">ctvo, hrubé krajčírstvo atď. Z garbiarov, ktorých pred tým bolo 50 </text:span></text:span><text:span text:style-name="CharStyle15"><text:span text:style-name="T1">— </text:span></text:span><text:span text:style-name="CharStyle15"><text:span text:style-name="T24">70 alebo i viac, sotva 20 vedie remeslo. I tým ťažko zápasiť proti fabrikám. Č</text:span></text:span><text:span text:style-name="CharStyle15"><text:span text:style-name="T1">o </text:span></text:span><text:span text:style-name="CharStyle15"><text:span text:style-name="T24">tedy začať tomu, kto sa už raz tomu remeslu vy­učil? Keď už tu má nádeníčiť, konať prácu, ktorej nezvykol, ide radšej do A., kde aspoň slušnú mzdu dostane. A kto mu zazl</text:span></text:span><text:span text:style-name="CharStyle15"><text:span text:style-name="T1">í</text:span></text:span><text:span text:style-name="CharStyle15"><text:span text:style-name="T24">, kto ho odsúdi? Len ten by mal právo k tomu, kto by mu ukázal iný prameň výživy.) Tu choď, chod bratre, sestro, choď v pevnej dôvere, v blahej nádeji, že Pán i hlbinami mora, i neistými cestami púšte prevedie ťa. Cho</text:span></text:span><text:span text:style-name="CharStyle15"><text:span text:style-name="T43">ď</text:span></text:span><text:span text:style-name="CharStyle15"><text:span text:style-name="T24"> ale i tu s láskou k svo</text:span></text:span><text:span text:style-name="CharStyle15"><text:span text:style-name="T1">je</text:span></text:span><text:span text:style-name="CharStyle15"><text:span text:style-name="T24">ti, k rodnej zemi so slzou, s bôľom, že ju opustiť musíš. Choď, veď zem všade je Pánova. A ač ľudia nie sú všade Pánovi, bude-li pevný tvoj úmysel aj tam v zámorí vynájsť ľud jeho, jemu verným zostať, budeš</text:span></text:span><text:span text:style-name="CharStyle15"><text:span text:style-name="T1"> </text:span></text:span><text:span text:style-name="CharStyle15"><text:span text:style-name="T24">li i tu chceť v po­predí hľadať kráľovstvo Božie, </text:span></text:span><text:span text:style-name="CharStyle15"><text:span text:style-name="T1">ve</text:span></text:span><text:span text:style-name="CharStyle15"><text:span text:style-name="T24">r, ver len — On ti k tomu dopomôže. On služby a prosby milujú­ceho srdca iste naplní. Choď! Boh s tebou i tam v tej studenej, mrazivej cudz</text:span></text:span><text:span text:style-name="CharStyle15"><text:span text:style-name="T19">in</text:span></text:span><text:span text:style-name="CharStyle15"><text:span text:style-name="T24">e</text:span></text:span><text:span text:style-name="CharStyle15"><text:span text:style-name="T1">!</text:span></text:span><text:span text:style-name="CharStyle15"><text:span text:style-name="T24"> Poc</text:span></text:span><text:span text:style-name="CharStyle15"><text:span text:style-name="T19">íť</text:span></text:span><text:span text:style-name="CharStyle15"><text:span text:style-name="T24"> i tam teplo lásky a milosti jeho, keď už v tej milovanej otčine</text:span></text:span><text:span text:style-name="CharStyle31"><text:span text:style-name="T24"> </text:span></text:span><text:span text:style-name="CharStyle15"><text:span text:style-name="T24">bolo úžasne mrazivo a m</text:span></text:span><text:span text:style-name="CharStyle15"><text:span text:style-name="T1">ŕ</text:span></text:span><text:span text:style-name="CharStyle15"><text:span text:style-name="T24">tvo! Po</text:span></text:span><text:span text:style-name="CharStyle15"><text:span text:style-name="T43">ť</text:span></text:span><text:span text:style-name="CharStyle15"><text:span text:style-name="T24">ahom na čas a pomery hľaď sa, lebo z listov priateľských, lebo už z novín presvedčiť, aké práve v ten čas, keď chceš ísť pomery panujú. </text:span></text:span><text:span text:style-name="CharStyle15"><text:span text:style-name="T1">Č</text:span></text:span><text:span text:style-name="CharStyle15"><text:span text:style-name="T24">i snáď neni stávka práce, či je poptávka po pracovných silách, či nezasekly ob­chody, fabriky neprepúšťajú delníkov atď. Bo tak bys vo veľmi zlý č</text:span></text:span><text:span text:style-name="CharStyle15"><text:span text:style-name="T1">a</text:span></text:span><text:span text:style-name="CharStyle15"><text:span text:style-name="T24">s prišiel a mohol by si sa do chuti nahladovať.</text:span></text:span></text:p>
        <text:p text:style-name="P18"><text:span text:style-name="CharStyle15"><text:span text:style-name="T24">P</text:span></text:span><text:span text:style-name="CharStyle15"><text:span text:style-name="T43">o</text:span></text:span><text:span text:style-name="CharStyle15"><text:span text:style-name="T24">ťahom na teba choď len v ten čas, keď si zdravý, nie obstarný, každej aj najťažšej práce schopný, ob</text:span></text:span><text:span text:style-name="CharStyle15"><text:span text:style-name="T1">ť</text:span></text:span><text:span text:style-name="CharStyle15"><text:span text:style-name="T24">aže ďalekej cesty, a zvlášť pomorskej, ktorá </text:span></text:span><text:span text:style-name="CharStyle15"><text:span text:style-name="T44">ť</text:span></text:span><text:span text:style-name="CharStyle15"><text:span text:style-name="T24">a veľmi soslabi</text:span></text:span><text:span text:style-name="CharStyle15"><text:span text:style-name="T20">ť</text:span></text:span><text:span text:style-name="CharStyle15"><text:span text:style-name="T24"> mô</text:span></text:span><text:span text:style-name="CharStyle15"><text:span text:style-name="T1">ž</text:span></text:span><text:span text:style-name="CharStyle15"><text:span text:style-name="T24">e, preniesť sp</text:span></text:span><text:span text:style-name="CharStyle15"><text:span text:style-name="T1">ô</text:span></text:span><text:span text:style-name="CharStyle15"><text:span text:style-name="T24">sobný. Bo braček zlatý, Amerika je nie na záhumní, a miesto, kde ty vysadnúc na pobrežie prácu dostaneš, tiež nie. Nechoď ale na žiaden pád, akže pečať jedu pálenčeného vyrazená ti je na očach, tvári</text:span></text:span><text:span text:style-name="CharStyle15"><text:span text:style-name="T1">,</text:span></text:span><text:span text:style-name="CharStyle15"><text:span text:style-name="T24"> čele, nose — bo, </text:span></text:span><text:soft-page-break/><text:span text:style-name="CharStyle15"><text:span text:style-name="T24">ač ako sme už spomenuli takýchto ka­marátov diablových, by ja čo planý tovar najradšej všetkých tam poslal, tam takýto tovar nechcú. Tak bys tvoj cestovný peniaz darmo vyhodil. Nechoď ani bez cestovného listu, či passu. Urob za dosť požiadavkám zákona. Bo ťa niekde ešte tu v hra­niciach Uhorska zastavia a budeš mať omrzlosť. A tiež darmo zmárniš drahý čas, utratíš peniaz. Nechoď tam bez potrebného súčtu peňazí, bo ťa nevypustia na pobrežie, a ak áno a nedostaneš hneď prácu a mzdu, nabiediš sa. Tedy i tu platí: Vykupuj čas, prispôsob sa času a pomerou.</text:span></text:span></text:p>
        <text:p text:style-name="P18"><text:span text:style-name="CharStyle15"><text:span text:style-name="T24">Na mnohosľubné reči agentov nič nedaj. Pla­tení sú oni dobre za to, čo ťa na loď naložia — ale tam sa viac o teba neobzrú. Zväčša to zradná</text:span></text:span><text:span text:style-name="CharStyle31"><text:span text:style-name="T1"> </text:span></text:span><text:span text:style-name="CharStyle15"><text:span text:style-name="T24">necitná čeliadka. Jedni od spoločností plavebných platení a druhí zas rozumie sa všetko židia, ktorí najviac posielaním ľudu do A. chcú za pol ceny alebo odpoly darmo </text:span></text:span><text:span text:style-name="CharStyle15"><text:span text:style-name="T1">i</text:span></text:span><text:span text:style-name="CharStyle15"><text:span text:style-name="T24">ch pozostalé a p</text:span></text:span><text:span text:style-name="CharStyle15"><text:span text:style-name="T20">o</text:span></text:span><text:span text:style-name="CharStyle15"><text:span text:style-name="T24">z</text:span></text:span><text:span text:style-name="CharStyle15"><text:span text:style-name="T20">e</text:span></text:span><text:span text:style-name="CharStyle15"><text:span text:style-name="T24">mky do svojich rúk dostať. Ako čítame i teraz i z jedných i z druhých mnohých pochytali a pokutovali. No, žiaľ, nie dosť dľa zásluhy a viny. Choď, musíš-li ísť z vlastnej potreby, a tak z vlastného presvedčenia. Choď v mene drahom Kristovom, bo: Ve jménu Krista</text:span></text:span><text:span text:style-name="CharStyle15"><text:span text:style-name="T1">;</text:span></text:span><text:span text:style-name="CharStyle15"><text:span text:style-name="T24"> Pána, budeť tvá práce — (i tvoja cesta) zdarná Choď nie ako dáky úskok, behúň, tulák, ale ako človek čestný, vážny, kresťanský, ktorý konáš krok vážny, snáď pre celý život v budúcnosti rozhodný, konáš ho len z potreby pod ťarchou nesnesiteľných pomerov, ktoré odstrániť, lebo aspoň zmeniť nestálo nijak v moci tvojej. Choď, odober sa citne a srdečne od tvojich milých, Bohom ti daných, od priateľov, susedov, dobrodincov, rieknuc ku kaž­dému s prosbou: Modli, modlite sa za mňa! Bo ver, že mnoho môže modlitba spravedlivého opravdivá, srdečná. Si-li človek ev. vyznania, v</text:span></text:span><text:span text:style-name="CharStyle15"><text:span text:style-name="T20">e</text:span></text:span><text:span text:style-name="CharStyle15"><text:span text:style-name="T24">zmi si so sebou tv</text:span></text:span><text:span text:style-name="CharStyle15"><text:span text:style-name="T1">o</text:span></text:span><text:span text:style-name="CharStyle15"><text:span text:style-name="T24">ju Bibliu, alebo Nový Zákon, Tranoscius, lebo Zp</text:span></text:span><text:span text:style-name="CharStyle15"><text:span text:style-name="T44">ě</text:span></text:span><text:span text:style-name="CharStyle15"><text:span text:style-name="T24">vník. (A nemôžeš toľko kníh sebou brať, tak aspoň Nový Zákon a modliacu knižku, Ducho</text:span></text:span><text:span text:style-name="CharStyle15"><text:span text:style-name="T1">vn</text:span></text:span><text:span text:style-name="CharStyle15"><text:span text:style-name="T24">í Života Studnice od Eliáše Mlynárových — tu spolu máš i výber nábožných piesní. Za to je najvhod­nejšia. Dostať u Salva &amp; Herle v Ružomberku.) Pozri si, nemôžeš-li ho s sebou vziať svoj pamä</text:span></text:span><text:span text:style-name="CharStyle15"><text:span text:style-name="T20">t</text:span></text:span><text:span text:style-name="CharStyle15"><text:span text:style-name="T24">ný kon</text:span></text:span><text:span text:style-name="CharStyle15"><text:span text:style-name="T1">f</text:span></text:span><text:span text:style-name="CharStyle15"><text:span text:style-name="T24">irmačný lístok, napíš si na tabuli srdca vý­poveď, ktorú ti tvoj kňaz a duchovný otec bol vy­značil. Nezapomni na ňu, by si verný zostal: Kristu</text:span></text:span><text:span text:style-name="CharStyle31"><text:span text:style-name="T24"> </text:span></text:span><text:span text:style-name="CharStyle15"><text:span text:style-name="T24">a cirkvi</text:span></text:span><text:span text:style-name="CharStyle15"><text:span text:style-name="T1">,</text:span></text:span><text:span text:style-name="CharStyle15"><text:span text:style-name="T24"> rodu a vlasti. Akže si človek katolík, lebo staroverec, máš, a lepšie znáš ako ja, dobré knihy, spisy nábožné, modlitebné — nezapomni si </text:span></text:span><text:span text:style-name="CharStyle15"><text:span text:style-name="T1">i</text:span></text:span><text:span text:style-name="CharStyle15"><text:span text:style-name="T24">ch vziať. Veď pravda to všetko, snáď dostaneš i v Ame­rike, ak sa dostaneš do mesta a okolia kde sú tvoji rodní bratia a tvoja cirkev, ale keď to snáď napred nevieš kam sa dostaneš. Nebudeš-li tu sám a sám — a potom, ako prídeš k </text:span></text:span><text:soft-page-break/><text:span text:style-name="CharStyle15"><text:span text:style-name="T24">prameňom kre­sťanského vzdelania? V Bremách, v Hamburgu i v Novom-Yorku, hlás sa u missijných vysťahova­leckých kňazov — myslím sú i kat. — tí ti bez­platne poslúža radou, úpravou, pripradne potrebnou pomocou. Doma z brán chrámu Hospodinovho nastúp ťažkú, neistú, snáď nebezpečnú cestu. Pokľakni u podnožia stolu Pánovho, požívaj hod tela a krve jeho, so všetkými svoj</text:span></text:span><text:span text:style-name="CharStyle15"><text:span text:style-name="T1">i</text:span></text:span><text:span text:style-name="CharStyle15"><text:span text:style-name="T24">mi milými, prípadne so všet­kými čo sa razom s tebou sťahujú. Neodídi, abys nešiel k svojmu, duchovnému otcovi, kňazovi, abys ho o požehnanie a úpravu požiadal. To požehnanie môže ti byť mocnou ohradou v hodin</text:span></text:span><text:span text:style-name="CharStyle15"><text:span text:style-name="T1">á</text:span></text:span><text:span text:style-name="CharStyle15"><text:span text:style-name="T24">ch nebezpečia a zkúšenia. Tak hľa, urobili susední p.-skí vysťahovatelia. Išli všetci spolu do chrámu a dali si tu svätý hod Kristov prislúžiť, požívajúc ho v prúde sĺz Naši dosavádni, všetci ušli tajne, ako by sa za svoj krok stydeli. (Aké milé a potešiteľné to bolo i mne, čo kňazovi, len susednej cirkve, keď síduc sa s troma s</text:span></text:span><text:span text:style-name="CharStyle15"><text:span text:style-name="T20">ť</text:span></text:span><text:span text:style-name="CharStyle15"><text:span text:style-name="T24">ahovalci z P. a zpytujúc sa ich bô</text:span></text:span><text:span text:style-name="CharStyle15"><text:span text:style-name="T1">ľ</text:span></text:span><text:span text:style-name="CharStyle15"><text:span text:style-name="T24">nym citom: Tak už i vy ľudkovia moji ste na ceste do A. Oni s bôľnym srdcom a slzou v oku odpovedali srdečne: Dosť, ach dosť, ba veľmi smutne, že tak byť musí! Ale nemožno už, nemožno nám ináč. Odíduc z tunajšej</text:span></text:span><text:span text:style-name="CharStyle31"><text:span text:style-name="T1"> </text:span></text:span><text:span text:style-name="CharStyle15"><text:span text:style-name="T24">banky prv, ako ja, dočkali ma na ulici i so svojimi ženami a tu až do tretieho razu, po dlhej shovorke a danej </text:span></text:span><text:span text:style-name="CharStyle15"><text:span text:style-name="T44">í</text:span></text:span><text:span text:style-name="CharStyle15"><text:span text:style-name="T24">m úprave, stískajúc mi pravicu, slzavým okom hovorili ku mne: P. farár, duchovný otče, ráčte nám udeliť svoje ot</text:span></text:span><text:span text:style-name="CharStyle15"><text:span text:style-name="T1">c</text:span></text:span><text:span text:style-name="CharStyle15"><text:span text:style-name="T24">ovské požehnanie a po­rúčajte nás nešťastných na modlitbách ochrane a milosti Božej, otcovskej! Na tento srdce rozrýva</text:span></text:span><text:span text:style-name="CharStyle15"><text:span text:style-name="T1">jú</text:span></text:span><text:span text:style-name="CharStyle15"><text:span text:style-name="T24">ci ale vznešený výjav nikdy nezabudnem. Z moj</text:span></text:span><text:span text:style-name="CharStyle15"><text:span text:style-name="T1">i</text:span></text:span><text:span text:style-name="CharStyle15"><text:span text:style-name="T24">ch, dosaváď sa vys</text:span></text:span><text:span text:style-name="CharStyle15"><text:span text:style-name="T1">ť</text:span></text:span><text:span text:style-name="CharStyle15"><text:span text:style-name="T24">ahovavších bývalých cirkevníkov, prišiel sa jeden idúci do Sl</text:span></text:span><text:span text:style-name="CharStyle15"><text:span text:style-name="T20">a</text:span></text:span><text:span text:style-name="CharStyle15"><text:span text:style-name="T24">v</text:span></text:span><text:span text:style-name="CharStyle15"><text:span text:style-name="T20">o</text:span></text:span><text:span text:style-name="CharStyle15"><text:span text:style-name="T24">nie s plačom a vďakou odobrať. Ako milo to padlo srdcu môjmu, ktorý snáď snažil som sa z milosti Božej dokázať, že ľud môj a</text:span></text:span><text:span text:style-name="CharStyle15"><text:span text:style-name="T1"> </text:span></text:span><text:span text:style-name="CharStyle15"><text:span text:style-name="T24">jeho blaho na srdci nosím; tak bô</text:span></text:span><text:span text:style-name="CharStyle15"><text:span text:style-name="T1">ľ</text:span></text:span><text:span text:style-name="CharStyle15"><text:span text:style-name="T24">ne sa ma dotklo, že našli sa moji býva</text:span></text:span><text:span text:style-name="CharStyle15"><text:span text:style-name="T1">lí</text:span></text:span><text:span text:style-name="CharStyle15"><text:span text:style-name="T24"> cirkevníci, čo si ma ani len nespomneli. Nuž veď oni vedeli, prečo to robia.) Takto pripravený už potom choď pútniče Boží v dobrej nádeji na ďalekú zámorskú cestu.</text:span></text:span></text:p>
        <text:p text:style-name="P18"><text:span text:style-name="CharStyle15"><text:span text:style-name="T24">Tam v Amerike budeli ti len možno vyhľadaj svojich bratov dľa vlasti a otčiny, reči a rodu, ale zvlášť ci</text:span></text:span><text:span text:style-name="CharStyle15"><text:span text:style-name="T1">rkv</text:span></text:span><text:span text:style-name="CharStyle15"><text:span text:style-name="T24">e a náboženstva. I v práci, čo hneď pri menšej mzde, namáhaj sa dostať medzi svojich Áno radšej menšia mzda, ale teplejšie srdcia, dôvernejšia spoločnosť. Synovia jednej vlasti, dietky jedneho rodu, údovia jednej cirkve. Hľaď tedy abys od svo­jich cele od</text:span></text:span><text:span text:style-name="CharStyle15"><text:span text:style-name="T20">l</text:span></text:span><text:span text:style-name="CharStyle15"><text:span text:style-name="T24">účený nebol, čo ratolesť od pňa odťatá neuschol, bo i tu, a zvlášť tu plat</text:span></text:span><text:span text:style-name="CharStyle15"><text:span text:style-name="T1">í</text:span></text:span><text:span text:style-name="CharStyle15"><text:span text:style-name="T24">: Svoj ku svoj­mu a vždy dľa pravdy a ja bych dodal: d</text:span></text:span><text:span text:style-name="CharStyle15"><text:span text:style-name="T1">ľa </text:span></text:span><text:span text:style-name="CharStyle15"><text:span text:style-name="T24">lásky a v láske!</text:span></text:span></text:p>
        <text:p text:style-name="P18"><text:span text:style-name="CharStyle15"><text:span text:style-name="T24">Čo do spôsobu sťahovania už sme spomenuli nesverova</text:span></text:span><text:span text:style-name="CharStyle15"><text:span text:style-name="T1">ť</text:span></text:span><text:span text:style-name="CharStyle15"><text:span text:style-name="T24"> sa na agentov. Sú oni </text:span></text:span><text:soft-page-break/><text:span text:style-name="CharStyle15"><text:span text:style-name="T24">zväčša židia bez­citní, zisku bažní. Vyssajú, čo pijavice krv, peniaze</text:span></text:span><text:span text:style-name="CharStyle31"><text:span text:style-name="T1"> </text:span></text:span><text:span text:style-name="CharStyle15"><text:span text:style-name="T24">tvoje a nechajú ťa tak zoslabeného na seba. Pravda, oni až do vysadenia na pobrežie Ameriky — vlastne len po vysadenie na loď istou rukou sprevodia vysťahovalcov, ktorí by sa nevediac žiadnu reč, mimo </text:span></text:span><text:span text:style-name="CharStyle15"><text:span text:style-name="T1">ľ</text:span></text:span><text:span text:style-name="CharStyle15"><text:span text:style-name="T24">úbej materčiny nevedeli vynájsť; ale tam v Amerike viac sa o nich neohliadnu. Preto kto bez sprievodu agentov cestuješ, ešte raz ti dôrazne odporúčam spomenutých vysťahovaleckých kňazov. (Títo s</text:span></text:span><text:span text:style-name="CharStyle15"><text:span text:style-name="T1">ú</text:span></text:span><text:span text:style-name="CharStyle15"><text:span text:style-name="T24">: v Hamburgu Paul M</text:span></text:span><text:span text:style-name="CharStyle15"><text:span text:style-name="T23">ü</text:span></text:span><text:span text:style-name="CharStyle15"><text:span text:style-name="T24">l</text:span></text:span><text:span text:style-name="CharStyle15"><text:span text:style-name="T1">l</text:span></text:span><text:span text:style-name="CharStyle15"><text:span text:style-name="T24">er, Amsinkstrasse Nro 15, v Bremách P. B</text:span></text:span><text:span text:style-name="CharStyle15"><text:span text:style-name="T23">ü</text:span></text:span><text:span text:style-name="CharStyle15"><text:span text:style-name="T24">ttner, Olberstrasse 38, v Nov. Yorku B. Berkemayer a P. Keyl, State str. 26.) Z plavebných spoločností zvlášť dve v Bremách sa odpor</text:span></text:span><text:span text:style-name="CharStyle15"><text:span text:style-name="T1">ú</text:span></text:span><text:span text:style-name="CharStyle15"><text:span text:style-name="T24">čajú: F. </text:span></text:span><text:span text:style-name="CharStyle15"><text:span text:style-name="T1">M</text:span></text:span><text:span text:style-name="CharStyle15"><text:span text:style-name="T24">isler a Kareš a </text:span></text:span><text:span text:style-name="CharStyle15"><text:span text:style-name="T44">S</text:span></text:span><text:span text:style-name="CharStyle15"><text:span text:style-name="T24">to</text:span></text:span><text:span text:style-name="CharStyle15"><text:span text:style-name="T20">c</text:span></text:span><text:span text:style-name="CharStyle15"><text:span text:style-name="T24">ky. Čo sme o Mislerovi počuli — jeli pravda — zdá sa byť i človek dôveru zasluhujúci, nábožný kresťan. Jestli je tak, krivdy iste svojim sverencom neurobí. Druhá firm</text:span></text:span><text:span text:style-name="CharStyle15"><text:span text:style-name="T1">a</text:span></text:span><text:span text:style-name="CharStyle15"><text:span text:style-name="T24">: Kareš a </text:span></text:span><text:span text:style-name="CharStyle15"><text:span text:style-name="T20">S</text:span></text:span><text:span text:style-name="CharStyle15"><text:span text:style-name="T24">to</text:span></text:span><text:span text:style-name="CharStyle15"><text:span text:style-name="T20">c</text:span></text:span><text:span text:style-name="CharStyle15"><text:span text:style-name="T24">ky, Bremen Bahnhofstr. 29, sa v Salvovom kalendári takto odporúča: 1. dorozumieva sa s cestovateľmi v ich materinskej reči; 2. preplavuje cestovateľov iba po najlepších paroloďach; 3. je oboznámená so všetkými okolnosťa­mi a môže každému dať dôkladné vysvetlenie; 4. pozná zákony americké a poučiť môže cestovateľov, ako sa majú chovať aby svojho cieľu v Amerike bez prekážok došli a aby svoje groše na cestu márne nevydávali. Píšte, tedy o poučenie len nám, ktoré dáme vám darmo. Kareš a </text:span></text:span><text:span text:style-name="CharStyle15"><text:span text:style-name="T20">S</text:span></text:span><text:span text:style-name="CharStyle15"><text:span text:style-name="T24">to</text:span></text:span><text:span text:style-name="CharStyle15"><text:span text:style-name="T20">c</text:span></text:span><text:span text:style-name="CharStyle15"><text:span text:style-name="T24">ky</text:span></text:span></text:p>
        <text:p text:style-name="P18"><text:span text:style-name="CharStyle15"><text:span text:style-name="T24">Nuž to zne</text:span></text:span><text:span text:style-name="CharStyle15"><text:span text:style-name="T1">je</text:span></text:span><text:span text:style-name="CharStyle15"><text:span text:style-name="T24"> op</text:span></text:span><text:span text:style-name="CharStyle15"><text:span text:style-name="T1">rav</text:span></text:span><text:span text:style-name="CharStyle15"><text:span text:style-name="T24">du pekne. Dľa toho by táto firma pre našich slovenských cestovateľov zaslúžila odporúčania. Sú ešte i mnohé iné firmy, ktorým aganti cestovateľov nadháňajú — no bude snáď dobre opatrným by</text:span></text:span><text:span text:style-name="CharStyle15"><text:span text:style-name="T36">ť</text:span></text:span><text:span text:style-name="CharStyle15"><text:span text:style-name="T24"> a z týchto dvoch j</text:span></text:span><text:span text:style-name="CharStyle15"><text:span text:style-name="T1">e</text:span></text:span><text:span text:style-name="CharStyle15"><text:span text:style-name="T24">dnu si voliť.</text:span></text:span></text:p>
        <text:p text:style-name="P18"><text:span text:style-name="CharStyle15"><text:span text:style-name="T24">Keďže už isť na tú neistú, ďalekú cestu bude snáď i to radno, aby nie jednotliv</text:span></text:span><text:span text:style-name="CharStyle15"><text:span text:style-name="T12">e</text:span></text:span><text:span text:style-name="CharStyle15"><text:span text:style-name="T24">, ale z jednoho mesta, či obce všetci, čo sa chcú vysťahovať, spolu cestovali; by si ťažkosť lúčenia priateľským rozho­vorom, budením nádeje, výrazom súcitu, obľahčova</text:span></text:span><text:span text:style-name="CharStyle15"><text:span text:style-name="T1">l</text:span></text:span><text:span text:style-name="CharStyle15"><text:span text:style-name="T24">i; v páde potreby nemoce</text:span></text:span><text:span text:style-name="CharStyle15"><text:span text:style-name="T1">,</text:span></text:span><text:span text:style-name="CharStyle15"><text:span text:style-name="T24"> nehody, alebo nespôsobnosti niektorého jeden druhému v bratskej láske k pomoci prispeli.</text:span></text:span></text:p>
        <text:p text:style-name="P18"><text:span text:style-name="CharStyle15"><text:span text:style-name="T24">Blaženejšou nádejou, v zdar kroku svojho, môže sa kochať ten, čo tam má už známych a priateľov; tí ho už tam čakajú, priateľsky pozdra­via, úpravu dajú, prácu zaopatria. Kto ide len tak, ako sa hovorí voslep, nevie čo ho čaká, ka</text:span></text:span><text:span text:style-name="CharStyle15"><text:span text:style-name="T1">m </text:span></text:span><text:span text:style-name="CharStyle15"><text:span text:style-name="T24">sa dostane, akú prácu podujať musí, čo za úde</text:span></text:span><text:span text:style-name="CharStyle15"><text:span text:style-name="T36">ľ</text:span></text:span><text:span text:style-name="CharStyle15"><text:span text:style-name="T1"> </text:span></text:span><text:span text:style-name="CharStyle15"><text:span text:style-name="T24">mu pripadne, či nie smutnejší ako doma? Môže snáď naisť prácu a mdzu ale srdce krvácať a duša po svojeti žížniť nepres</text:span></text:span><text:span text:style-name="CharStyle15"><text:span text:style-name="T1">t</text:span></text:span><text:span text:style-name="CharStyle15"><text:span text:style-name="T24">ane!</text:span></text:span></text:p>
        <text:p text:style-name="P7"><text:span text:style-name="CharStyle33"><text:span text:style-name="T24"/></text:span></text:p>
        <text:p text:style-name="P12"><text:soft-page-break/><text:span text:style-name="CharStyle33"><text:span text:style-name="T24"/></text:span></text:p>
        <text:p text:style-name="P12"><text:span text:style-name="CharStyle33"><text:span text:style-name="T24">V</text:span></text:span><text:span text:style-name="CharStyle33"><text:span text:style-name="T1">I</text:span></text:span><text:span text:style-name="CharStyle33"><text:span text:style-name="T48">I.</text:span></text:span></text:p>
        <text:p text:style-name="P17"><text:span text:style-name="CharStyle33"><text:span text:style-name="T24">Keď už sťahovať sa — kam predsa isť?</text:span></text:span></text:p>
        <text:p text:style-name="P18"><text:span text:style-name="CharStyle15"><text:span text:style-name="T24"/></text:span></text:p>
        <text:p text:style-name="P29"><text:span text:style-name="CharStyle15"><text:span text:style-name="T24">Mnohí v okolí a u nás snívajú o sťahovaní sa medzi hrdinských Búrov. Nuž lásky, úcty, súcitu, dôvery ba obdivu iste hodný to ľud a národ Medzi taký ľud isť, tam byť, žiť iste dôstojné túžob kaž­dého šľachetného kresťana! Ale tam po bratrovražedlnej, hroznej trojročnej vojne, sú ešte neutálené pomery; š</text:span></text:span><text:span text:style-name="CharStyle15"><text:span text:style-name="T36">ľ</text:span></text:span><text:span text:style-name="CharStyle15"><text:span text:style-name="T1">a</text:span></text:span><text:span text:style-name="CharStyle15"><text:span text:style-name="T24">ch</text:span></text:span><text:span text:style-name="CharStyle15"><text:span text:style-name="T1">et</text:span></text:span><text:span text:style-name="CharStyle15"><text:span text:style-name="T24">ní Búri, čo ako nepremožiteľní lev</text:span></text:span><text:span text:style-name="CharStyle15"><text:span text:style-name="T12">i </text:span></text:span><text:span text:style-name="CharStyle15"><text:span text:style-name="T24">proti desať i viacnásobnej presile víťazne bojovali, ešte z vlastných rán krvácajú. Tie treba hojiť, viazať. Tam tedy isť na teraz radno by nebolo. Hrozné a strašné zprávy idú o zúfalom l</text:span></text:span><text:span text:style-name="CharStyle15"><text:span text:style-name="T12">o</text:span></text:span><text:span text:style-name="CharStyle15"><text:span text:style-name="T24">se vysťa­hovalcov z Brasílie a z Argentíny — sem by vari židov dopraviť chceli, ale tí k tomu majú neveľa chuti, aby sa z Kánanu, zvlášť pre nich, totiž z na­šej drahej vlasti sťahovali. A ta, zvlášť do Brasilie hľadajú vysťahovalcov. Pozor tedy, aby ťa dáky ne­svedomitý agent tam nezviedol, lebo budeš otrokom až biedne zahynieš a rodisko svoje a tvár milých svojich nikdy viac </text:span></text:span><text:span text:style-name="CharStyle15"><text:span text:style-name="T1">n</text:span></text:span><text:span text:style-name="CharStyle15"><text:span text:style-name="T24">espatríš. Mnohí, zvlášť Nemci sťahujú sa do Austrálie a Afriky, kde majú svoje kolonie, osady, ich rozširujú a nové zakladajú. Ty, ani tam nechoď, drahí ľudu môj!</text:span></text:span></text:p>
        <text:p text:style-name="P18"><text:span text:style-name="CharStyle15"><text:span text:style-name="T24">Musíš-li ale už len isť, tedy len putuj v mene Božom do slobodných štátov Ameriky, snáď tu za velikú ztratu, malú náhradu nájdeš.</text:span></text:span></text:p>
        <text:p text:style-name="P18"><text:span text:style-name="CharStyle15"><text:span text:style-name="T24">O, bár bys ju našiel!</text:span></text:span></text:p>
        <text:p text:style-name="P8"><text:span text:style-name="CharStyle15"><text:span text:style-name="T24"/></text:span></text:p>
        <text:p text:style-name="P10"><text:span text:style-name="CharStyle15"><text:span text:style-name="T24"/></text:span></text:p>
        <text:p text:style-name="P10"><text:span text:style-name="CharStyle15"><text:span text:style-name="T24">VIII.</text:span></text:span></text:p>
        <text:p text:style-name="P7"><text:span text:style-name="CharStyle33"><text:span text:style-name="T24">Akú prácu poduja</text:span></text:span><text:span text:style-name="CharStyle33"><text:span text:style-name="T36">ť</text:span></text:span><text:span text:style-name="CharStyle33"><text:span text:style-name="T24">?</text:span></text:span></text:p>
        <text:p text:style-name="P18"><text:span text:style-name="CharStyle15"><text:span text:style-name="T24"/></text:span></text:p>
        <text:p text:style-name="P29"><text:span text:style-name="CharStyle15"><text:span text:style-name="T24">Nenie zvyšná a zbytočná ani táto otázka! Pravda tu sa odpovedať musí: Nuž aká sa vysky­tne, trafí. Musí človek to bra</text:span></text:span><text:span text:style-name="CharStyle15"><text:span text:style-name="T36">ť</text:span></text:span><text:span text:style-name="CharStyle15"><text:span text:style-name="T24">, čo má a nie čoby si žiadal, chcel mať</text:span></text:span></text:p>
        <text:p text:style-name="P18"><text:span text:style-name="CharStyle15"><text:span text:style-name="T24">Tedy otázka táto je len tam platná, ak by prišiel človek v tak prajné okolnosti, žeby ši voliť mohol, Najlepšie by bolo i tam svojho povolania</text:span></text:span><text:span text:style-name="CharStyle31"><text:span text:style-name="T24"> </text:span></text:span><text:span text:style-name="CharStyle15"><text:span text:style-name="T24">a remesla sa držať — keď by bolo možno. Nemož</text:span></text:span><text:span text:style-name="CharStyle15"><text:span text:style-name="T1">no</text:span></text:span><text:span text:style-name="CharStyle15"><text:span text:style-name="T24">-li to, výhodné postavenie je v hostincoch, ka­viarňach, pri mäsiarstve, z</text:span></text:span><text:span text:style-name="CharStyle15"><text:span text:style-name="T36">a</text:span></text:span><text:span text:style-name="CharStyle15"><text:span text:style-name="T24">hradníctve a podobných. Nebezpečná — keď i nie veľmi namáhavá — je práca vo veľkých továr</text:span></text:span><text:span text:style-name="CharStyle15"><text:span text:style-name="T12">n</text:span></text:span><text:span text:style-name="CharStyle15"><text:span text:style-name="T24">ach (fabrikách), kde pri najmenšej </text:span></text:span><text:soft-page-break/><text:span text:style-name="CharStyle15"><text:span text:style-name="T24">nepozornosti stroj človek</text:span></text:span><text:span text:style-name="CharStyle15"><text:span text:style-name="T12">a</text:span></text:span><text:span text:style-name="CharStyle15"><text:span text:style-name="T24"> okaliči</text:span></text:span><text:span text:style-name="CharStyle15"><text:span text:style-name="T1">ť</text:span></text:span><text:span text:style-name="CharStyle15"><text:span text:style-name="T24">, ožobrá­čiť, o zdravé údy, ba aj o život, pripraviť môže. K tomu tu človek, konajúc vždy a vždy tú istú prácu bez premeny, stáva sa sám akoby strojom, automatom, bez srdca a ducha, bez citu a rozsúdku. Práca to iste srdce i ducha umorujúca, keď jedna-druhá pre telo, snáď i obtížnejšia byť môže. Ale komu by sa taká práca vyskytla, predsa nech ju radšej podujme, ako prácu v uhelných baň</text:span></text:span><text:span text:style-name="CharStyle15"><text:span text:style-name="T36">a</text:span></text:span><text:span text:style-name="CharStyle15"><text:span text:style-name="T24">ch. To je práca, ač dobre odmeňovaná ale nanajvýš obťažná a nebezpečná Daj Boh každému n</text:span></text:span><text:span text:style-name="CharStyle15"><text:span text:style-name="T12">a</text:span></text:span><text:span text:style-name="CharStyle15"><text:span text:style-name="T24">jsť prácu a zemestknanie, ktoré mu najlepšie zodpo­vedá, v ktorom bude mať radosť a zaľúbenie a nie len hojnú mzdu. O ktorú sa predsa vysťahovalcom najviac jedná! Ale prospeje ten peniaz, keď srdce, telo i duša škodu utrpia?!</text:span></text:span></text:p>
        <text:p text:style-name="P8"><text:span text:style-name="CharStyle15"><text:span text:style-name="T24"/></text:span></text:p>
        <text:p text:style-name="P10"><text:span text:style-name="CharStyle15"><text:span text:style-name="T24"/></text:span></text:p>
        <text:p text:style-name="P10"><text:span text:style-name="CharStyle15"><text:span text:style-name="T24">XI.</text:span></text:span></text:p>
        <text:p text:style-name="P7"><text:span text:style-name="CharStyle33"><text:span text:style-name="T24"/></text:span></text:p>
        <text:p text:style-name="P12"><text:span text:style-name="CharStyle33"><text:span text:style-name="T24">Návrat v drahú vlas</text:span></text:span><text:span text:style-name="CharStyle33"><text:span text:style-name="T36">ť</text:span></text:span><text:span text:style-name="CharStyle33"><text:span text:style-name="T24"> a domovinu, v milý svoj dom a rodinu.</text:span></text:span></text:p>
        <text:p text:style-name="P18"><text:span text:style-name="CharStyle15"><text:span text:style-name="T24"/></text:span></text:p>
        <text:p text:style-name="P29"><text:span text:style-name="CharStyle15"><text:span text:style-name="T24">Vysťahovalci naši idú n</text:span></text:span><text:span text:style-name="CharStyle15"><text:span text:style-name="T36">aj</text:span></text:span><text:span text:style-name="CharStyle15"><text:span text:style-name="T1">v</text:span></text:span><text:span text:style-name="CharStyle15"><text:span text:style-name="T24">iac v tom predpo­kladaní a v tej blahej nádeji v ďaleké zámorie, že zarobiac si tam peniaz, povyplácajúc si dlžoby, povymieňajúc si doma, najviac židovi pozakladané, lúčky, zemičky a ešte dačo zhospodária — vrátia sa nazpäť k svojim manželkám, dietkam, rodičom v svoje premilé, nezapomenute</text:span></text:span><text:span text:style-name="CharStyle15"><text:span text:style-name="T1">ľ</text:span></text:span><text:span text:style-name="CharStyle15"><text:span text:style-name="T24">né rodište, ktoré mnohý nikdy, nikdy tam nezapomnel, po ňom túžil bo</text:span></text:span><text:span text:style-name="CharStyle15"><text:span text:style-name="T36">ľ</text:span></text:span><text:span text:style-name="CharStyle15"><text:span text:style-name="T24">astil, ako Židia u tichých riek v zajatí Babilona. </text:span></text:span><text:span text:style-name="CharStyle15"><text:span text:style-name="T12">(</text:span></text:span><text:span text:style-name="CharStyle15"><text:span text:style-name="T24">Viď Žalm 137, 1—6.) Ale, akže kde, tu platí: Človek mieni, Pán Boh mení. Veľká, veľmi veľká čiastka n</text:span></text:span><text:span text:style-name="CharStyle15"><text:span text:style-name="T12">a</text:span></text:span><text:span text:style-name="CharStyle15"><text:span text:style-name="T24">jde svoj hrob tam v ďalekej cudzine, alebo idúc tam už na mori. Myslíme tu len tých poľutovania hodných pútnikov, čo vždy mysleli na návrát v sladkú domovinu, a nie tých, čo necitným srdcom hneď s tým zámerom šli, že sa nikdy ne­navrátia. A keď by jeden-druhý pod ochranou pra­vice Božej, aj po dlhých rokoch vrátil zpät; čo? koho, nájde doma? Snáď manželka, dietky smútkom zmorené spia dávno posledný svoj sen. A on nemá, kto by ho privítal, pozdravil, pritúlil. A jestli nie to, je ešte horšie, ak je jeden lebo druhý mravne, duševne padlý, m</text:span></text:span><text:span text:style-name="CharStyle15"><text:span text:style-name="T36">r</text:span></text:span><text:span text:style-name="CharStyle15"><text:span text:style-name="T24">tv</text:span></text:span><text:span text:style-name="CharStyle15"><text:span text:style-name="T36">ý</text:span></text:span><text:span text:style-name="CharStyle15"><text:span text:style-name="T1">.</text:span></text:span><text:span text:style-name="CharStyle15"><text:span text:style-name="T24"> K</text:span></text:span><text:span text:style-name="CharStyle15"><text:span text:style-name="T36">d</text:span></text:span><text:span text:style-name="CharStyle15"><text:span text:style-name="T24">e je tu čistá radosť sh</text:span></text:span><text:span text:style-name="CharStyle15"><text:span text:style-name="T36">l</text:span></text:span><text:span text:style-name="CharStyle15"><text:span text:style-name="T24">adania sa? Srdce navždy radosti, svedomie po­koja zbavené. Len bázeň a strach naplňuje dušu, že mýlny, hriešny krok, pád prezradené budú. A to ztrpč</text:span></text:span><text:span text:style-name="CharStyle15"><text:span text:style-name="T1">uje</text:span></text:span><text:span text:style-name="CharStyle15"><text:span text:style-name="T24"> život. A ak to nie, tedy Amerikánčan už privykol na tamejší spôsob života. Tu je mu všetko malicherné, </text:span></text:span><text:soft-page-break/><text:span text:style-name="CharStyle15"><text:span text:style-name="T24">biedne, chudobné Chybí mu tamejšia voľnosť a sloboda; hnevajú, zlostia ho naše úzkoprsé, neslobodné, pomery. Je ako vták v klietke, ryba z vody na breh v</text:span></text:span><text:span text:style-name="CharStyle15"><text:span text:style-name="T1">yh</text:span></text:span><text:span text:style-name="CharStyle15"><text:span text:style-name="T24">odená, ako väzeň zputnaný. I tá pred tým mu milá, drahá postať jeho práce, je mu odporná, protivná, odhliadnuc i</text:span></text:span><text:span text:style-name="CharStyle38"><text:span text:style-name="T1"> </text:span></text:span><text:span text:style-name="CharStyle15"><text:span text:style-name="T24">od nepomerne menšej mzdy. Vôbec nič ho neteší. Amerika a len Amerika je alfa i omega, počiatok i koniec, ba i stredobod jeho túžob a žiadostí, ná­dejí a výhľadov. Ešte raz tam sa vrátiť a potom už ani pomysle</text:span></text:span><text:span text:style-name="CharStyle15"><text:span text:style-name="T8">ť</text:span></text:span><text:span text:style-name="CharStyle15"><text:span text:style-name="T24"> viac, aby rodnú svoju zem ešte, kedy oko jeho videlo!</text:span></text:span></text:p>
        <text:p text:style-name="P8"><text:span text:style-name="CharStyle15"><text:span text:style-name="T24"/></text:span></text:p>
        <text:p text:style-name="P10"><text:span text:style-name="CharStyle15"><text:span text:style-name="T24">X.</text:span></text:span></text:p>
        <text:p text:style-name="P7"><text:span text:style-name="CharStyle33"><text:span text:style-name="T24">Ešte niečo ako doslov, či závierok.</text:span></text:span></text:p>
        <text:p text:style-name="P18"><text:span text:style-name="CharStyle15"><text:span text:style-name="T24"/></text:span></text:p>
        <text:p text:style-name="P29"><text:span text:style-name="CharStyle15"><text:span text:style-name="T24">Predstavme si ešte v krátkom obsahu to, čo sme si v dlhých prednáškach povedali, alebo ako sa hovorí reasumujme súčtujme to.</text:span></text:span></text:p>
        <text:p text:style-name="P19"><text:span text:style-name="CharStyle15"><text:span text:style-name="T24">1. Je najvyššia, najsúrn</text:span></text:span><text:span text:style-name="CharStyle15"><text:span text:style-name="T8">e</text:span></text:span><text:span text:style-name="CharStyle15"><text:span text:style-name="T24">jšia potreba, nútnos</text:span></text:span><text:span text:style-name="CharStyle15"><text:span text:style-name="T32">ť</text:span></text:span><text:span text:style-name="CharStyle15"><text:span text:style-name="T24">, povinnosť každého ľudomila a v popredí kňazov, o zjave a stave sťahovania sa, v módu a chorobu prechádzajúcom, vážne rozmýšľať, písať, prednášať, ľud poučovať, vystríhať pred každým prenáhleným krokom.</text:span></text:span></text:p>
        <text:p text:style-name="P20"><text:span text:style-name="CharStyle15"><text:span text:style-name="T24">2. Mnohé naše vlastné hriechy, ako pijanstvo, kartárstvo, nespôsobnosť v povolaní, pýcha a leniv</text:span></text:span><text:span text:style-name="CharStyle15"><text:span text:style-name="T1">osť</text:span></text:span><text:span text:style-name="CharStyle15"><text:span text:style-name="T24"> a mnohé iné výdatne napomáhajú sťahovanie sa. Odstr</text:span></text:span><text:span text:style-name="CharStyle15"><text:span text:style-name="T8">a</text:span></text:span><text:span text:style-name="CharStyle15"><text:span text:style-name="T24">ňme tie hriešne príčiny a odpadne i smutný následok — sťahovanie sa.</text:span></text:span></text:p>
        <text:p text:style-name="P19"><text:span text:style-name="CharStyle15"><text:span text:style-name="T24">3. Sťahovanie sa v mnohých prípadoch môže byť cele oprávnené, smutnými pomerami hmotnými </text:span></text:span><text:span text:style-name="CharStyle15"><text:span text:style-name="T1">i</text:span></text:span><text:span text:style-name="CharStyle15"><text:span text:style-name="T24"> dušev</text:span></text:span><text:span text:style-name="CharStyle15"><text:span text:style-name="T1">n</text:span></text:span><text:span text:style-name="CharStyle15"><text:span text:style-name="T24">o-mravnými vynútené, môže mať svoje ne­odolateľné príčiny a pohnútky i šľachetné ciele a zámery, ale použiť sa má len v najkrajnejšom páde, ba potrebe.</text:span></text:span></text:p>
        <text:p text:style-name="P19"><text:span text:style-name="CharStyle15"><text:span text:style-name="T24">4. Túžby a žiadosti, poťahom na sťahovanie, nie vždy sa uskutočnenia, blah</text:span></text:span><text:span text:style-name="CharStyle15"><text:span text:style-name="T1">é</text:span></text:span><text:span text:style-name="CharStyle15"><text:span text:style-name="T24"> nádeje, nie vždy sa naplnia. Hrozné ale, a zúfalstvu blízke </text:span></text:span><text:span text:style-name="CharStyle15"><text:span text:style-name="T1">j</text:span></text:span><text:span text:style-name="CharStyle15"><text:span text:style-name="T24">e s</text:span></text:span><text:span text:style-name="CharStyle15"><text:span text:style-name="T8">táť</text:span></text:span><text:span text:style-name="CharStyle15"><text:span text:style-name="T24"> nad hrobom svojich blahých nádejí v studenej, úmornej cudzine sám a sám.</text:span></text:span></text:p>
        <text:p text:style-name="P19"><text:span text:style-name="CharStyle15"><text:span text:style-name="T24">5. Keď by sťahovanie sa i malo, ako v skutku tajiť sa nedá, že má výhody mnohé a zisk hmotný, sú s ním spojené mnohé záhubné, mravno-duševné následky. Pre hmotný a časný zisk ale neriadno dušu nebezpečiu a škode vystavovať.</text:span></text:span></text:p>
        <text:p text:style-name="P19"><text:span text:style-name="CharStyle15"><text:span text:style-name="T24">6. Mimo šľachetných ľudomilov, opravdových vlastencov, </text:span></text:span><text:span text:style-name="CharStyle15"><text:span text:style-name="T1">m</text:span></text:span><text:span text:style-name="CharStyle15"><text:span text:style-name="T24">al</text:span></text:span><text:span text:style-name="CharStyle15"><text:span text:style-name="T8">y</text:span></text:span><text:span text:style-name="CharStyle15"><text:span text:style-name="T24"> by manželky a dietky rozhodne v popredí bojovať proti sťahovaniu sa.</text:span></text:span></text:p>
        <text:p text:style-name="P19"><text:span text:style-name="CharStyle15"><text:span text:style-name="T24">7. Kto sa už chceš, musíš sťahovať, choď v ná­deji v Bohu složenej, čo človek </text:span></text:span><text:soft-page-break/><text:span text:style-name="CharStyle15"><text:span text:style-name="T24">citný, </text:span></text:span><text:span text:style-name="CharStyle15"><text:span text:style-name="T1">ro</text:span></text:span><text:span text:style-name="CharStyle15"><text:span text:style-name="T24">z</text:span></text:span><text:span text:style-name="CharStyle15"><text:span text:style-name="T1">s</text:span></text:span><text:span text:style-name="CharStyle15"><text:span text:style-name="T24">údny, kresťanský, ktorý tu vykonal všetky povinnosti, čo manžel, otec, cirkevník, občan atď. Môžeš-li sriaď si dom, ako bys umreť šiel. A potom vol si dobre čas a pomery, spôsob cesty, krajinu a zem tvojho sťa­hovania sa. Tak Božia milosť, ochrana a požehna­nie budú s tebou.</text:span></text:span></text:p>
        <text:p text:style-name="P19"><text:span text:style-name="CharStyle15"><text:span text:style-name="T24">8. Nikdy, nikdy tam nezabudni na svoj dom a rodinu, vlasť a otčinu! Pripoj sa tam k cirkvi svojej, k ľudu svojmu, k rodným svojim bratom!</text:span></text:span></text:p>
        <text:p text:style-name="P19"><text:span text:style-name="CharStyle15"><text:span text:style-name="T24">9. Stoj vždy v tej túžbe a nádeji, že sa z vôle Božej </text:span></text:span><text:span text:style-name="CharStyle15"><text:span text:style-name="T1">i</text:span></text:span><text:span text:style-name="CharStyle15"><text:span text:style-name="T24">st</text:span></text:span><text:span text:style-name="CharStyle15"><text:span text:style-name="T1">e </text:span></text:span><text:span text:style-name="CharStyle15"><text:span text:style-name="T24">domov vrátiš — aspoň vrátiť chceš.</text:span></text:span></text:p>
        <text:p text:style-name="P21"><text:span text:style-name="CharStyle15"><text:span text:style-name="T24">10. Žehná-li ti tam milosť Božia, nezabúdaj na rodnú svoju cirkev a priateľov o</text:span></text:span><text:span text:style-name="CharStyle15"><text:span text:style-name="T8">dk</text:span></text:span><text:span text:style-name="CharStyle15"><text:span text:style-name="T24">ázaných na tvoju pomoc.</text:span></text:span></text:p>
        <text:p text:style-name="P18"><text:span text:style-name="CharStyle15"><text:span text:style-name="T24">Majúc toto všetko a mnohé iné čo je sväté, dobré, šľachetné v pamäti, v srdci, v duši, snadne</text:span></text:span><text:span text:style-name="CharStyle31"><text:span text:style-name="T1"> </text:span></text:span><text:span text:style-name="CharStyle15"><text:span text:style-name="T24">p</text:span></text:span><text:span text:style-name="CharStyle15"><text:span text:style-name="T1">ô</text:span></text:span><text:span text:style-name="CharStyle15"><text:span text:style-name="T24">jdeš šťastne a šťastný sa svojim časom domov na­vrátiš. Spr</text:span></text:span><text:span text:style-name="CharStyle15"><text:span text:style-name="T1">ev</text:span></text:span><text:span text:style-name="CharStyle15"><text:span text:style-name="T24">o</text:span></text:span><text:span text:style-name="CharStyle15"><text:span text:style-name="T1">ď </text:span></text:span><text:span text:style-name="CharStyle15"><text:span text:style-name="T8">ť</text:span></text:span><text:span text:style-name="CharStyle15"><text:span text:style-name="T24">a tam a doveď zpät Boh, otec láskavý!</text:span></text:span></text:p>
        <text:p text:style-name="P18"><text:span text:style-name="CharStyle15"><text:span text:style-name="T24">Vysokoctené shr</text:span></text:span><text:span text:style-name="CharStyle15"><text:span text:style-name="T8">o</text:span></text:span><text:span text:style-name="CharStyle15"><text:span text:style-name="T24">maždenie! Drahí priatelia moji! Raz dopitoval sa jednoho výtečného lekára jeho priateľ, že: ako sa majú uhorky najlepšie pripraviť, aby človeku nezaškodily? Lekár dal obšírnu, zá­kladnú úpravu, počnúc od odtrhnutia v zahrade až po </text:span></text:span><text:span text:style-name="CharStyle15"><text:span text:style-name="T8">í</text:span></text:span><text:span text:style-name="CharStyle15"><text:span text:style-name="T24">ch nastolenie, dodáv</text:span></text:span><text:span text:style-name="CharStyle15"><text:span text:style-name="T32">a</text:span></text:span><text:span text:style-name="CharStyle15"><text:span text:style-name="T1">j</text:span></text:span><text:span text:style-name="CharStyle15"><text:span text:style-name="T24">úc: a keď takto všetko dľa predpisu prísne sa vykonalo, uhorky sa pripravily, nastolily, a už až slinky tečú, tedy vezme sa pekná misa do ruky, otvorí sa oblok a pr</text:span></text:span><text:span text:style-name="CharStyle15"><text:span text:style-name="T8">a</text:span></text:span><text:span text:style-name="CharStyle15"><text:span text:style-name="T24">sk uhorky i s misou vyhodia sa von na ulicu, lebo na dvor. To je bezotázne najlepšií spôsob uhorky požívať. Tak nezaškodia iste žiadnemu, ani človeku slabého žalúdka. Lekár chcel s tým povedať, že uhorky tak, lebo inák pripravené, môžu byť i zdravému žalúdku škodné. Najlepší tedy spôsob vyhodiť ich von oblokom tj. nepožívať ich. Nuž dlhé moje pred­nášky, úpravy, výstrahy, a čím to komu ľúbo bude nazvať, najlepšie by bolo dľa tejto úpravy lekárskej použiť.</text:span></text:span></text:p>
        <text:p text:style-name="P18"><text:span text:style-name="CharStyle15"><text:span text:style-name="T24">Milé mi totiž bude, ak sa kto naučí dačo z tých prednášok o sťahovaní sa do Ameriky, bude vede</text:span></text:span><text:span text:style-name="CharStyle15"><text:span text:style-name="T1">ť </text:span></text:span><text:span text:style-name="CharStyle15"><text:span text:style-name="T24">i cesty a spôsob i čas a miesto atď. a naposled vyhodí to všetko von oblokom, zostane doma! </text:span></text:span><text:span text:style-name="CharStyle15"><text:span text:style-name="T1">Á</text:span></text:span><text:span text:style-name="CharStyle15"><text:span text:style-name="T24">no doma, doma zostaň a nechoď do Ameriky:</text:span></text:span></text:p>
        <text:p text:style-name="P22"><text:span text:style-name="CharStyle15"><text:span text:style-name="T24">1. Kto máš tu doma, čo ako skromný kus chleba. Pri vernej práci a sporivosti, pri dôvere a v nádeji v Boha, on ti ho za tvoju vernosť roz­hojní. Ej veď má on ešte viac, ako rozdal!</text:span></text:span></text:p>
        <text:p text:style-name="P23"><text:span text:style-name="CharStyle44"><text:span text:style-name="T24">2</text:span></text:span><text:span text:style-name="CharStyle44"><text:span text:style-name="T1">. </text:span></text:span><text:span text:style-name="CharStyle15"><text:span text:style-name="T24">Nechoď do Ameriky, pre Boha</text:span></text:span><text:span text:style-name="CharStyle15"><text:span text:style-name="T1">,</text:span></text:span><text:span text:style-name="CharStyle15"><text:span text:style-name="T24"> nechoď tam,</text:span></text:span><text:span text:style-name="CharStyle31"><text:span text:style-name="T24"> </text:span></text:span><text:span text:style-name="CharStyle15"><text:span text:style-name="T24">koho sväzky lásky, dôvery a potreby viažu k do­movu. Nevystavuj seba i svojich ťažkému pokúša­niu, v ktorom </text:span></text:span><text:soft-page-break/><text:span text:style-name="CharStyle15"><text:span text:style-name="T24">nevieš, ktorý prv padnete. Pripomeň si slovo Pána a jeho apoštola. Mat. 16, 26. A už uvedené I. Kor. 10, 12.</text:span></text:span></text:p>
        <text:p text:style-name="P22"><text:span text:style-name="CharStyle15"><text:span text:style-name="T24">3. Nechoď do Ameriky, kto si už bol samo­statným, neodvisl</text:span></text:span><text:span text:style-name="CharStyle15"><text:span text:style-name="T1">ým</text:span></text:span><text:span text:style-name="CharStyle15"><text:span text:style-name="T24">, ako sa hovorí: </text:span></text:span><text:span text:style-name="CharStyle15"><text:span text:style-name="T1">s</text:span></text:span><text:span text:style-name="CharStyle15"><text:span text:style-name="T24">vojim pánom</text:span></text:span><text:span text:style-name="CharStyle15"><text:span text:style-name="T1"> </text:span></text:span><text:span text:style-name="CharStyle15"><text:span text:style-name="T24">ak ti len tvoje povolanie toľko vynáša, že len, čo ako skromne vyžiť môžeš. Ťažko bude poslúchať tomu, čo naučil sa už bol iným rozkazovať. Tu si snáď malým pánom, tam ale môžeš byť veľkým — biednym sluhom, ba otrokom.</text:span></text:span></text:p>
        <text:p text:style-name="P22"><text:span text:style-name="CharStyle15"><text:span text:style-name="T24">4. Nechoď do Ameriky, kto si slabého a po­chybného a premenlivého zdravia. Ťažká práca, iný spôsob života, rozdielne podnebie snáď ti ho celé podkopú a predčasný hrob ti vykopajú</text:span></text:span></text:p>
        <text:p text:style-name="P22"><text:span text:style-name="CharStyle15"><text:span text:style-name="T24">5. Nechoď do Ameriky, kto nemáš dostatočný peniaz, abys cestou potroviac, čo si mal a tam nedostanúc z</text:span></text:span><text:span text:style-name="CharStyle15"><text:span text:style-name="T1">a</text:span></text:span><text:span text:style-name="CharStyle15"><text:span text:style-name="T24"> čas prácu, krajnej biede vystavený nebol. Alebo ak ťa na pobrežie nepustia a zpät isť prinútia, bude darmo zmarený čas a vyhodený peniaz.</text:span></text:span></text:p>
        <text:p text:style-name="P22"><text:span text:style-name="CharStyle15"><text:span text:style-name="T24">6. Nechoď do Ameriky, kto svojich milých: manželku, dietky, priateľov, svoj ľud a rod, reč a mravy, svoje rodisko</text:span></text:span><text:span text:style-name="CharStyle15"><text:span text:style-name="T1">,</text:span></text:span><text:span text:style-name="CharStyle15"><text:span text:style-name="T24"> vlasť a otčinu veľmi, celou láskou svojho srdca miluješ, bo túžba po vlasti, a boľasť sa domovinou (Heim</text:span></text:span><text:span text:style-name="CharStyle15"><text:span text:style-name="T1">w</text:span></text:span><text:span text:style-name="CharStyle15"><text:span text:style-name="T24">eh, honvágy) ne</text:span></text:span><text:span text:style-name="CharStyle15"><text:span text:style-name="T1">š</text:span></text:span><text:span text:style-name="CharStyle15"><text:span text:style-name="T24">ťast­ným ťa urobia.</text:span></text:span></text:p>
        <text:p text:style-name="P18"><text:span text:style-name="CharStyle15"><text:span text:style-name="T24">A ešte zo sto a jednej príčiny nechoď človeče Boží do Ameriky. Ale musíš-li, už opravdu musíš, choď tak, ako ti je v úprimnej láske v týchto</text:span></text:span><text:span text:style-name="CharStyle43"><text:span text:style-name="T24"> </text:span></text:span><text:span text:style-name="CharStyle15"><text:span text:style-name="T24">prednáškach radeno. Choď — pravica všemocná Hospodinova </text:span></text:span><text:span text:style-name="CharStyle15"><text:span text:style-name="T5">ť</text:span></text:span><text:span text:style-name="CharStyle15"><text:span text:style-name="T24">a ochraňuj a sprevádzaj, láska a milosť jeho </text:span></text:span><text:span text:style-name="CharStyle15"><text:span text:style-name="T29">ť</text:span></text:span><text:span text:style-name="CharStyle15"><text:span text:style-name="T24">a žehnaj. Buď šťastný tam, ale šťast­nejší, keď sa po krátkom čase, budeš môcť v drahú domovinu navrátiť.</text:span></text:span></text:p>
        <text:p text:style-name="P18"><text:span text:style-name="CharStyle15"><text:span text:style-name="T24">Končím krás</text:span></text:span><text:span text:style-name="CharStyle15"><text:span text:style-name="T1">n</text:span></text:span><text:span text:style-name="CharStyle15"><text:span text:style-name="T24">ocitnými slovami vehlasného spi­sovateľa slovenského a taktiež vysťahovalca v Am. Gustáva Maršalla, ktoré upravuje na tých, čo si už tam v zámorí bláhajú, ale iste oni platiť budú i tým, čo sa už na ceste tam, alebo v budúcnosti tam sťahovať sa zamýšľajú. V svojej povesti a knihe: Zpät (nazpak) takto primlúva sa k vysťahovalcom amerikánskym: Pozdravujem vás všetkých z úprim­ného, bratského srdca a prajem vám, aby čím skorej navrátili sme sa zpä</text:span></text:span><text:span text:style-name="CharStyle15"><text:span text:style-name="T29">ť</text:span></text:span><text:span text:style-name="CharStyle15"><text:span text:style-name="T24"> tam, odkiaľ nás bieda a ne­šťastie vyhnaly. Vyhnaly nás sem do tejto cudziny, studenej moriacej.</text:span></text:span></text:p>
        <text:p text:style-name="P18"><text:span text:style-name="CharStyle15"><text:span text:style-name="T29">O</text:span></text:span><text:span text:style-name="CharStyle15"><text:span text:style-name="T24">dlomená vetva nepustí koreňov, a peň vy­schne, keď mu vetve oblámeš. Preto: zpät — zpät!</text:span></text:span></text:p>
        <text:p text:style-name="P6"><text:span text:style-name="CharStyle43"><text:span text:style-name="T1"/></text:span></text:p>
        <text:p text:style-name="P7"><text:span text:style-name="CharStyle33"><text:span text:style-name="T24">Pieseň slovenského vysťahovalca.</text:span></text:span></text:p>
        <text:p text:style-name="P8"><text:soft-page-break/><text:span text:style-name="CharStyle15"><text:span text:style-name="T24"/></text:span></text:p>
        <text:p text:style-name="P10"><text:span text:style-name="CharStyle15"><text:span text:style-name="T24">(Môže sa spievať d</text:span></text:span><text:span text:style-name="CharStyle15"><text:span text:style-name="T5">ľ</text:span></text:span><text:span text:style-name="CharStyle15"><text:span text:style-name="T24">a nápevu: Hojže Bože!</text:span></text:span><text:span text:style-name="CharStyle15"><text:span text:style-name="T1"> </text:span></text:span><text:span text:style-name="CharStyle15"><text:span text:style-name="T24">jak to bol</text:span></text:span><text:span text:style-name="CharStyle15"><text:span text:style-name="T1">í!</text:span></text:span><text:span text:style-name="CharStyle15"><text:span text:style-name="T24">)</text:span></text:span></text:p>
        <text:p text:style-name="P14"><text:span text:style-name="CharStyle15"><text:span text:style-name="T24"/></text:span></text:p>
        <text:p text:style-name="P16"><text:span text:style-name="CharStyle15"><text:span text:style-name="T24">S Bohom! drahá domovina,</text:span></text:span></text:p>
        <text:p text:style-name="P16"><text:span text:style-name="CharStyle15"><text:span text:style-name="T24">Milý ty môj rodný kra</text:span></text:span><text:span text:style-name="CharStyle15"><text:span text:style-name="T1">j</text:span></text:span><text:span text:style-name="CharStyle15"><text:span text:style-name="T24">!</text:span></text:span></text:p>
        <text:p text:style-name="P18"><text:span text:style-name="CharStyle15"><text:span text:style-name="T24">Ty prekrásna, ty jediná</text:span></text:span></text:p>
        <text:p text:style-name="P18"><text:span text:style-name="CharStyle15"><text:span text:style-name="T24">Bolas’ mi, čo zemský ra</text:span></text:span><text:span text:style-name="CharStyle15"><text:span text:style-name="T1">j</text:span></text:span><text:span text:style-name="CharStyle15"><text:span text:style-name="T24">;</text:span></text:span></text:p>
        <text:p text:style-name="P18"><text:span text:style-name="CharStyle15"><text:span text:style-name="T24">Bolas’ vždy srdcu premilá</text:span></text:span></text:p>
        <text:p text:style-name="P18"><text:span text:style-name="CharStyle15"><text:span text:style-name="T24">Ty vlasť moja Uhorská:</text:span></text:span></text:p>
        <text:p text:style-name="P15"><text:span text:style-name="CharStyle15"><text:span text:style-name="T24">Tu mliekom lásky kojila</text:span></text:span></text:p>
        <text:p text:style-name="P16"><text:span text:style-name="CharStyle15"><text:span text:style-name="T24">Mňa drahá mať slovensk</text:span></text:span><text:span text:style-name="CharStyle15"><text:span text:style-name="T1">á</text:span></text:span><text:span text:style-name="CharStyle15"><text:span text:style-name="T24">! —</text:span></text:span></text:p>
        <text:p text:style-name="P8"><text:span text:style-name="CharStyle15"><text:span text:style-name="T24"/></text:span></text:p>
        <text:p text:style-name="P11"><text:span text:style-name="CharStyle15"><text:span text:style-name="T24">S Bohom, keď putovať musím</text:span></text:span></text:p>
        <text:p text:style-name="P11"><text:span text:style-name="CharStyle15"><text:span text:style-name="T24">Tam v studené zámorie,</text:span></text:span></text:p>
        <text:p text:style-name="P11"><text:span text:style-name="CharStyle15"><text:span text:style-name="T24">Ač prúdom sĺz oči rosím</text:span></text:span></text:p>
        <text:p text:style-name="P11"><text:span text:style-name="CharStyle15"><text:span text:style-name="T24">Srdce len za tebou mri</text:span></text:span><text:span text:style-name="CharStyle15"><text:span text:style-name="T1">e</text:span></text:span><text:span text:style-name="CharStyle15"><text:span text:style-name="T24">!</text:span></text:span></text:p>
        <text:p text:style-name="P9"><text:span text:style-name="CharStyle15"><text:span text:style-name="T24">Bo </text:span></text:span><text:span text:style-name="CharStyle15"><text:span text:style-name="T1">ľ</text:span></text:span><text:span text:style-name="CharStyle15"><text:span text:style-name="T24">úbiť ťa neprestanem</text:span></text:span></text:p>
        <text:p text:style-name="P11"><text:span text:style-name="CharStyle15"><text:span text:style-name="T24">Nikdy drahá otčina,</text:span></text:span></text:p>
        <text:p text:style-name="P11"><text:span text:style-name="CharStyle15"><text:span text:style-name="T24">Srdcom tu s tebou zostanem</text:span></text:span></text:p>
        <text:p text:style-name="P11"><text:span text:style-name="CharStyle15"><text:span text:style-name="T24">Ľúbezná domovin</text:span></text:span><text:span text:style-name="CharStyle15"><text:span text:style-name="T1">a</text:span></text:span><text:span text:style-name="CharStyle15"><text:span text:style-name="T24">!</text:span></text:span></text:p>
        <text:p text:style-name="P14"><text:span text:style-name="CharStyle15"><text:span text:style-name="T24"/></text:span></text:p>
        <text:p text:style-name="P16"><text:span text:style-name="CharStyle15"><text:span text:style-name="T24">A ty rod môj, drah</text:span></text:span><text:span text:style-name="CharStyle15"><text:span text:style-name="T1">ý</text:span></text:span><text:span text:style-name="CharStyle15"><text:span text:style-name="T24"> moj ľud,</text:span></text:span></text:p>
        <text:p text:style-name="P16"><text:span text:style-name="CharStyle15"><text:span text:style-name="T24">Vy priatelia milení,</text:span></text:span></text:p>
        <text:p text:style-name="P15"><text:span text:style-name="CharStyle15"><text:span text:style-name="T24">Viniem všetkých na svoju hruď</text:span></text:span></text:p>
        <text:p text:style-name="P16"><text:span text:style-name="CharStyle15"><text:span text:style-name="T24">Boľas</text:span></text:span><text:span text:style-name="CharStyle15"><text:span text:style-name="T1">ť</text:span></text:span><text:span text:style-name="CharStyle15"><text:span text:style-name="T24">ou súc zkľúčený.</text:span></text:span></text:p>
        <text:p text:style-name="P15"><text:span text:style-name="CharStyle15"><text:span text:style-name="T24">Bo veď všetko tu nechávam</text:span></text:span></text:p>
        <text:p text:style-name="P16"><text:span text:style-name="CharStyle15"><text:span text:style-name="T24">Čo mi milé bývalo,</text:span></text:span></text:p>
        <text:p text:style-name="P15"><text:span text:style-name="CharStyle15"><text:span text:style-name="T24">S Bohom bô</text:span></text:span><text:span text:style-name="CharStyle15"><text:span text:style-name="T1">ľ</text:span></text:span><text:span text:style-name="CharStyle15"><text:span text:style-name="T24">ne privolávam</text:span></text:span><text:span text:style-name="CharStyle15"><text:span text:style-name="T1">.</text:span></text:span></text:p>
        <text:p text:style-name="P16"><text:span text:style-name="CharStyle15"><text:span text:style-name="T24">Čo ma kdys’ </text:span></text:span><text:span text:style-name="CharStyle15"><text:span text:style-name="T1">te</text:span></text:span><text:span text:style-name="CharStyle15"><text:span text:style-name="T24">š</text:span></text:span><text:span text:style-name="CharStyle15"><text:span text:style-name="T5">i</text:span></text:span><text:span text:style-name="CharStyle15"><text:span text:style-name="T24">evalo!</text:span></text:span></text:p>
        <text:p text:style-name="P6"><text:span text:style-name="CharStyle31"><text:span text:style-name="T1"/></text:span></text:p>
        <text:p text:style-name="P15"><text:span text:style-name="CharStyle15"><text:span text:style-name="T24">Ale nádejou sa kojím,</text:span></text:span></text:p>
        <text:p text:style-name="P16"><text:span text:style-name="CharStyle15"><text:span text:style-name="T24">Že sa ešte vidíme;</text:span></text:span></text:p>
        <text:p text:style-name="P15"><text:span text:style-name="CharStyle15"><text:span text:style-name="T24">Verím, že sa vrátim k svojim</text:span></text:span></text:p>
        <text:p text:style-name="P16"><text:soft-page-break/><text:span text:style-name="CharStyle15"><text:span text:style-name="T24">V láske sa pozdravíme!</text:span></text:span></text:p>
        <text:p text:style-name="P8"><text:span text:style-name="CharStyle15"><text:span text:style-name="T24">A keď by predsa tam hrob môj</text:span></text:span></text:p>
        <text:p text:style-name="P25"><text:span text:style-name="CharStyle15"><text:span text:style-name="T24">Mal stáť, v diaľnej cudzine,</text:span></text:span></text:p>
        <text:p text:style-name="P30"><text:span text:style-name="CharStyle15"><text:span text:style-name="T24">Staň sa Pane! len poh</text:span></text:span><text:span text:style-name="CharStyle15"><text:span text:style-name="T1">ľ</text:span></text:span><text:span text:style-name="CharStyle15"><text:span text:style-name="T24">ad tvoj</text:span></text:span></text:p>
        <text:p text:style-name="P30"><text:span text:style-name="CharStyle15"><text:span text:style-name="T24">Nech tam nad ním spočine.</text:span></text:span></text:p>
        <text:p text:style-name="P14"><text:span text:style-name="CharStyle15"><text:span text:style-name="T24"/></text:span></text:p>
        <text:p text:style-name="P16"><text:span text:style-name="CharStyle15"><text:span text:style-name="T24">Tak daj mi tam, daj ľ</text:span></text:span><text:span text:style-name="CharStyle15"><text:span text:style-name="T1">ú</text:span></text:span><text:span text:style-name="CharStyle15"><text:span text:style-name="T24">by sen,</text:span></text:span></text:p>
        <text:p text:style-name="P16"><text:span text:style-name="CharStyle15"><text:span text:style-name="T24">Tu žehnaj rod milený</text:span></text:span></text:p>
        <text:p text:style-name="P9"><text:span text:style-name="CharStyle15"><text:span text:style-name="T24">Bože</text:span></text:span><text:span text:style-name="CharStyle15"><text:span text:style-name="T1">!</text:span></text:span><text:span text:style-name="CharStyle15"><text:span text:style-name="T24"> až svitne večný deň,</text:span></text:span></text:p>
        <text:p text:style-name="P11"><text:span text:style-name="CharStyle15"><text:span text:style-name="T24">Kde budeme spojený</text:span></text:span><text:span text:style-name="CharStyle15"><text:span text:style-name="T1">!</text:span></text:span></text:p>
        <text:p text:style-name="P15"><text:span text:style-name="CharStyle15"><text:span text:style-name="T24">Tam v nebies slávy otčine,</text:span></text:span></text:p>
        <text:p text:style-name="P16"><text:span text:style-name="CharStyle15"><text:span text:style-name="T24">Kde už niet viac lúčenia —</text:span></text:span></text:p>
        <text:p text:style-name="P15"><text:span text:style-name="CharStyle15"><text:span text:style-name="T24">Tam v pokoja domovine</text:span></text:span></text:p>
        <text:p text:style-name="P16"><text:span text:style-name="CharStyle15"><text:span text:style-name="T24">Daj nám blahé spojeni</text:span></text:span><text:span text:style-name="CharStyle15"><text:span text:style-name="T1">a!</text:span></text:span></text:p>
        <text:p text:style-name="P5"><text:span text:style-name="CharStyle46"><text:span text:style-name="T1"/></text:span></text:p>
        <text:p text:style-name="P3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kladný_20_text_20__28_4_29_" style:display-name="Základný text (4)" style:family="paragraph" style:master-page-name="">
      <loext:graphic-properties draw:fill="none" draw:fill-color="#729fcf"/>
      <style:paragraph-properties fo:text-align="center" style:justify-single-word="false" style:page-number="auto" fo:background-color="transparent"/>
    </style:style>
    <style:style style:name="Iné" style:family="paragraph" style:master-page-name="">
      <loext:graphic-properties draw:fill="none" draw:fill-color="#729fcf"/>
      <style:paragraph-properties style:page-number="auto" fo:background-color="transparent"/>
    </style:style>
    <style:style style:name="Záhlavie_20__23_2" style:display-name="Záhlavie #2"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_20__28_3_29_" style:display-name="Základný text (3)" style:family="paragraph" style:master-page-name="">
      <loext:graphic-properties draw:fill="none" draw:fill-color="#729fcf"/>
      <style:paragraph-properties fo:text-align="center" style:justify-single-word="false" style:page-number="auto" fo:background-color="transparent"/>
    </style:style>
    <style:style style:name="Záhlavie_20__23_3" style:display-name="Záhlavie #3"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 style:display-name="Základný text" style:family="paragraph" style:master-page-name="">
      <loext:graphic-properties draw:fill="none" draw:fill-color="#729fcf"/>
      <style:paragraph-properties style:page-number="auto" fo:background-color="transparent"/>
    </style:style>
    <style:style style:name="Záhlavie_20__23_1" style:display-name="Záhlavie #1" style:family="paragraph" style:list-style-name="" style:master-page-name="">
      <loext:graphic-properties draw:fill="none" draw:fill-color="#729fcf"/>
      <style:paragraph-properties fo:margin-left="3.951cm" fo:margin-right="0cm" fo:text-indent="0cm" style:auto-text-indent="false" style:page-number="auto" fo:background-color="transparent"/>
    </style:style>
    <style:style style:name="Názov_20_obrázka" style:display-name="Názov obrázka" style:family="paragraph" style:master-page-name="">
      <loext:graphic-properties draw:fill="none" draw:fill-color="#729fcf"/>
      <style:paragraph-properties fo:text-align="center" style:justify-single-word="false"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Základný_20_text_20__28_2_29_" style:display-name="Základný text (2)" style:family="paragraph" style:master-page-name="">
      <loext:graphic-properties draw:fill="none" draw:fill-color="#729fcf"/>
      <style:paragraph-properties style:page-number="auto" fo:background-color="transparent"/>
    </style:style>
    <style:style style:name="Základný_20_text_20__28_7_29_" style:display-name="Základný text (7)" style:family="paragraph" style:master-page-name="">
      <loext:graphic-properties draw:fill="none" draw:fill-color="#729fcf"/>
      <style:paragraph-properties fo:text-align="end" style:justify-single-word="false" style:page-number="auto" fo:background-color="transparent"/>
    </style:style>
    <style:style style:name="Základný_20_text_20__28_8_29_" style:display-name="Základný text (8)" style:family="paragraph" style:master-page-name="">
      <loext:graphic-properties draw:fill="none" draw:fill-color="#729fcf"/>
      <style:paragraph-properties style:page-number="auto"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style style:name="CharStyle6" style:family="text" style:parent-style-name="DefaultFontStyle"/>
    <style:style style:name="CharStyle7" style:family="text" style:parent-style-name="CharStyle6">
      <style:text-properties fo:color="#000000" fo:language="sk" fo:country="SK" style:language-asian="sk" style:country-asian="SK" style:language-complex="sk" style:country-complex="SK"/>
    </style:style>
    <style:style style:name="CharStyle9" style:family="text" style:parent-style-name="DefaultFontStyle"/>
    <style:style style:name="CharStyle11" style:family="text" style:parent-style-name="DefaultFontStyle"/>
    <style:style style:name="CharStyle13" style:family="text" style:parent-style-name="DefaultFontStyle"/>
    <style:style style:name="CharStyle15" style:family="text" style:parent-style-name="DefaultFontStyle"/>
    <style:style style:name="CharStyle16" style:family="text" style:parent-style-name="CharStyle6">
      <style:text-properties fo:color="#000000" fo:language="sk" fo:country="SK" style:language-asian="sk" style:country-asian="SK" style:language-complex="sk" style:country-complex="SK"/>
    </style:style>
    <style:style style:name="CharStyle17" style:family="text" style:parent-style-name="CharStyle11">
      <style:text-properties fo:color="#000000" fo:language="sk" fo:country="SK" style:language-asian="sk" style:country-asian="SK" style:language-complex="sk" style:country-complex="SK"/>
    </style:style>
    <style:style style:name="CharStyle18" style:family="text" style:parent-style-name="CharStyle6">
      <style:text-properties fo:color="#000000" fo:language="sk" fo:country="SK" style:language-asian="sk" style:country-asian="SK" style:language-complex="sk" style:country-complex="SK"/>
    </style:style>
    <style:style style:name="CharStyle20" style:family="text" style:parent-style-name="DefaultFontStyle"/>
    <style:style style:name="CharStyle21" style:family="text" style:parent-style-name="CharStyle20">
      <style:text-properties fo:color="#000000" fo:language="sk" fo:country="SK" style:language-asian="sk" style:country-asian="SK" style:language-complex="sk" style:country-complex="SK"/>
    </style:style>
    <style:style style:name="CharStyle22" style:family="text" style:parent-style-name="CharStyle4">
      <style:text-properties fo:color="#000000" fo:language="sk" fo:country="SK" style:language-asian="sk" style:country-asian="SK" style:language-complex="sk" style:country-complex="SK"/>
    </style:style>
    <style:style style:name="CharStyle24" style:family="text" style:parent-style-name="DefaultFontStyle"/>
    <style:style style:name="CharStyle25" style:family="text" style:parent-style-name="CharStyle13">
      <style:text-properties fo:color="#000000" fo:language="sk" fo:country="SK" style:language-asian="sk" style:country-asian="SK" style:language-complex="sk" style:country-complex="SK"/>
    </style:style>
    <style:style style:name="CharStyle26" style:family="text" style:parent-style-name="CharStyle6">
      <style:text-properties fo:color="#000000" fo:language="sk" fo:country="SK" style:language-asian="sk" style:country-asian="SK" style:language-complex="sk" style:country-complex="SK"/>
    </style:style>
    <style:style style:name="CharStyle28" style:family="text" style:parent-style-name="DefaultFontStyle"/>
    <style:style style:name="CharStyle29" style:family="text" style:parent-style-name="CharStyle28">
      <style:text-properties fo:color="#000000" fo:language="sk" fo:country="SK" style:language-asian="sk" style:country-asian="SK" style:language-complex="sk" style:country-complex="SK"/>
    </style:style>
    <style:style style:name="CharStyle31" style:family="text" style:parent-style-name="DefaultFontStyle"/>
    <style:style style:name="CharStyle33" style:family="text" style:parent-style-name="DefaultFontStyle"/>
    <style:style style:name="CharStyle34" style:family="text" style:parent-style-name="CharStyle6">
      <style:text-properties fo:color="#000000" fo:language="sk" fo:country="SK" style:language-asian="sk" style:country-asian="SK" style:language-complex="sk" style:country-complex="SK"/>
    </style:style>
    <style:style style:name="CharStyle35" style:family="text" style:parent-style-name="CharStyle15">
      <style:text-properties fo:color="#000000" fo:language="sk" fo:country="SK" style:language-asian="sk" style:country-asian="SK" style:language-complex="sk" style:country-complex="SK"/>
    </style:style>
    <style:style style:name="CharStyle36" style:family="text" style:parent-style-name="CharStyle11">
      <style:text-properties fo:color="#000000" fo:language="sk" fo:country="SK" style:language-asian="sk" style:country-asian="SK" style:language-complex="sk" style:country-complex="SK"/>
    </style:style>
    <style:style style:name="CharStyle37" style:family="text" style:parent-style-name="CharStyle11">
      <style:text-properties fo:color="#000000" fo:language="sk" fo:country="SK" style:language-asian="sk" style:country-asian="SK" style:language-complex="sk" style:country-complex="SK"/>
    </style:style>
    <style:style style:name="CharStyle38" style:family="text" style:parent-style-name="CharStyle31">
      <style:text-properties fo:color="#000000" fo:language="sk" fo:country="SK" style:language-asian="sk" style:country-asian="SK" style:language-complex="sk" style:country-complex="SK"/>
    </style:style>
    <style:style style:name="CharStyle39" style:family="text" style:parent-style-name="CharStyle15">
      <style:text-properties fo:color="#000000" fo:language="sk" fo:country="SK" style:language-asian="sk" style:country-asian="SK" style:language-complex="sk" style:country-complex="SK"/>
    </style:style>
    <style:style style:name="CharStyle40" style:family="text" style:parent-style-name="CharStyle15">
      <style:text-properties fo:color="#000000" fo:language="sk" fo:country="SK" style:language-asian="sk" style:country-asian="SK" style:language-complex="sk" style:country-complex="SK"/>
    </style:style>
    <style:style style:name="CharStyle42" style:family="text" style:parent-style-name="DefaultFontStyle"/>
    <style:style style:name="CharStyle43" style:family="text" style:parent-style-name="CharStyle31">
      <style:text-properties fo:color="#000000" fo:language="sk" fo:country="SK" style:language-asian="sk" style:country-asian="SK" style:language-complex="sk" style:country-complex="SK"/>
    </style:style>
    <style:style style:name="CharStyle44" style:family="text" style:parent-style-name="CharStyle15">
      <style:text-properties fo:color="#000000" fo:language="sk" fo:country="SK" style:language-asian="sk" style:country-asian="SK" style:language-complex="sk" style:country-complex="SK"/>
    </style:style>
    <style:style style:name="CharStyle45" style:family="text" style:parent-style-name="CharStyle31">
      <style:text-properties fo:color="#000000" fo:language="sk" fo:country="SK" style:language-asian="sk" style:country-asian="SK" style:language-complex="sk" style:country-complex="SK"/>
    </style:style>
    <style:style style:name="CharStyle46" style:family="text" style:parent-style-name="CharStyle24">
      <style:text-properties fo:color="#000000" fo:language="sk" fo:country="SK" style:language-asian="sk" style:country-asian="SK" style:language-complex="sk" style:country-complex="SK"/>
    </style:style>
    <style:style style:name="CharStyle48" style:family="text" style:parent-style-name="DefaultFont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cm"/>
      </style:header-style>
      <style:footer-style>
        <style:header-footer-properties fo:min-height="0.635cm" fo:margin-left="0cm" fo:margin-right="0cm" fo:margin-top="0.635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dc:date>2023-11-06T18:43:08.364000000</dc:date>
    <meta:editing-duration>PT6H18M21S</meta:editing-duration>
    <meta:editing-cycles>18</meta:editing-cycles>
    <meta:generator>LibreOffice/5.4.2.2$Windows_x86 LibreOffice_project/22b09f6418e8c2d508a9eaf86b2399209b0990f4</meta:generator>
    <meta:document-statistic meta:table-count="0" meta:image-count="0" meta:object-count="0" meta:page-count="40" meta:paragraph-count="156" meta:word-count="15838" meta:character-count="94093" meta:non-whitespace-character-count="78266"/>
  </office:meta>
</office:document-meta>
</file>